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6486in"/>
    </style:style>
    <style:style style:name="Table1.B" style:family="table-column">
      <style:table-column-properties style:column-width="2.1764in"/>
    </style:style>
    <style:style style:name="Table1.C" style:family="table-column">
      <style:table-column-properties style:column-width="3.868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451in" table:align="left"/>
    </style:style>
    <style:style style:name="Table2.A" style:family="table-column">
      <style:table-column-properties style:column-width="1.5097in"/>
    </style:style>
    <style:style style:name="Table2.B" style:family="table-column">
      <style:table-column-properties style:column-width="0.7403in"/>
    </style:style>
    <style:style style:name="Table2.C" style:family="table-column">
      <style:table-column-properties style:column-width="0.79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4729in"/>
    </style:style>
    <style:style style:name="Table3.B" style:family="table-column">
      <style:table-column-properties style:column-width="1.5917in"/>
    </style:style>
    <style:style style:name="Table3.C" style:family="table-column">
      <style:table-column-properties style:column-width="0.9972in"/>
    </style:style>
    <style:style style:name="Table3.D" style:family="table-column">
      <style:table-column-properties style:column-width="0.8326in"/>
    </style:style>
    <style:style style:name="Table3.E" style:family="table-column">
      <style:table-column-properties style:column-width="2.79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4729in"/>
    </style:style>
    <style:style style:name="Table4.B" style:family="table-column">
      <style:table-column-properties style:column-width="1.8875in"/>
    </style:style>
    <style:style style:name="Table4.C" style:family="table-column">
      <style:table-column-properties style:column-width="0.9521in"/>
    </style:style>
    <style:style style:name="Table4.D" style:family="table-column">
      <style:table-column-properties style:column-width="0.9722in"/>
    </style:style>
    <style:style style:name="Table4.E" style:family="table-column">
      <style:table-column-properties style:column-width="2.408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4729in"/>
    </style:style>
    <style:style style:name="Table5.B" style:family="table-column">
      <style:table-column-properties style:column-width="1.5403in"/>
    </style:style>
    <style:style style:name="Table5.C" style:family="table-column">
      <style:table-column-properties style:column-width="0.9986in"/>
    </style:style>
    <style:style style:name="Table5.D" style:family="table-column">
      <style:table-column-properties style:column-width="1.0424in"/>
    </style:style>
    <style:style style:name="Table5.E" style:family="table-column">
      <style:table-column-properties style:column-width="2.638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4729in"/>
    </style:style>
    <style:style style:name="Table6.B" style:family="table-column">
      <style:table-column-properties style:column-width="1.7701in"/>
    </style:style>
    <style:style style:name="Table6.C" style:family="table-column">
      <style:table-column-properties style:column-width="1.3604in"/>
    </style:style>
    <style:style style:name="Table6.D" style:family="table-column">
      <style:table-column-properties style:column-width="1.2306in"/>
    </style:style>
    <style:style style:name="Table6.E" style:family="table-column">
      <style:table-column-properties style:column-width="1.85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4729in"/>
    </style:style>
    <style:style style:name="Table7.B" style:family="table-column">
      <style:table-column-properties style:column-width="1.7076in"/>
    </style:style>
    <style:style style:name="Table7.C" style:family="table-column">
      <style:table-column-properties style:column-width="1.2861in"/>
    </style:style>
    <style:style style:name="Table7.D" style:family="table-column">
      <style:table-column-properties style:column-width="1.0618in"/>
    </style:style>
    <style:style style:name="Table7.E" style:family="table-column">
      <style:table-column-properties style:column-width="2.164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5243in" table:align="left"/>
    </style:style>
    <style:style style:name="Table8.A" style:family="table-column">
      <style:table-column-properties style:column-width="0.4729in"/>
    </style:style>
    <style:style style:name="Table8.B" style:family="table-column">
      <style:table-column-properties style:column-width="1.0493in"/>
    </style:style>
    <style:style style:name="Table8.D" style:family="table-column">
      <style:table-column-properties style:column-width="1.952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4083in" table:align="left"/>
    </style:style>
    <style:style style:name="Table9.A" style:family="table-column">
      <style:table-column-properties style:column-width="0.4729in"/>
    </style:style>
    <style:style style:name="Table9.B" style:family="table-column">
      <style:table-column-properties style:column-width="1.3035in"/>
    </style:style>
    <style:style style:name="Table9.D" style:family="table-column">
      <style:table-column-properties style:column-width="2.328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1896in" table:align="left"/>
    </style:style>
    <style:style style:name="Table10.A" style:family="table-column">
      <style:table-column-properties style:column-width="0.4729in"/>
    </style:style>
    <style:style style:name="Table10.B" style:family="table-column">
      <style:table-column-properties style:column-width="1.9764in"/>
    </style:style>
    <style:style style:name="Table10.C" style:family="table-column">
      <style:table-column-properties style:column-width="1.0056in"/>
    </style:style>
    <style:style style:name="Table10.D" style:family="table-column">
      <style:table-column-properties style:column-width="2.734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0111in" table:align="left"/>
    </style:style>
    <style:style style:name="Table11.A" style:family="table-column">
      <style:table-column-properties style:column-width="2.416in"/>
    </style:style>
    <style:style style:name="Table11.B" style:family="table-column">
      <style:table-column-properties style:column-width="1.595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0.4729in"/>
    </style:style>
    <style:style style:name="Table12.B" style:family="table-column">
      <style:table-column-properties style:column-width="1.4361in"/>
    </style:style>
    <style:style style:name="Table12.C" style:family="table-column">
      <style:table-column-properties style:column-width="1.2799in"/>
    </style:style>
    <style:style style:name="Table12.D" style:family="table-column">
      <style:table-column-properties style:column-width="0.8056in"/>
    </style:style>
    <style:style style:name="Table12.E" style:family="table-column">
      <style:table-column-properties style:column-width="2.698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931in" table:align="left"/>
    </style:style>
    <style:style style:name="Table13.A" style:family="table-column">
      <style:table-column-properties style:column-width="1.5306in"/>
    </style:style>
    <style:style style:name="Table13.B" style:family="table-column">
      <style:table-column-properties style:column-width="1.0507in"/>
    </style:style>
    <style:style style:name="Table13.C" style:family="table-column">
      <style:table-column-properties style:column-width="1.7049in"/>
    </style:style>
    <style:style style:name="Table13.D" style:family="table-column">
      <style:table-column-properties style:column-width="2.406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0.2014in" table:align="left"/>
    </style:style>
    <style:style style:name="Table14.A" style:family="table-column">
      <style:table-column-properties style:column-width="0.6486in"/>
    </style:style>
    <style:style style:name="Table14.B" style:family="table-column">
      <style:table-column-properties style:column-width="1.3972in"/>
    </style:style>
    <style:style style:name="Table14.C" style:family="table-column">
      <style:table-column-properties style:column-width="0.9715in"/>
    </style:style>
    <style:style style:name="Table14.D" style:family="table-column">
      <style:table-column-properties style:column-width="1.0181in"/>
    </style:style>
    <style:style style:name="Table14.H" style:family="table-column">
      <style:table-column-properties style:column-width="0.925in"/>
    </style:style>
    <style:style style:name="Table14.J" style:family="table-column">
      <style:table-column-properties style:column-width="1.3549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According to a document from 2026-05-09, আপনার বর্তমান request হলো code নয়, বরং </text:span><text:span text:style-name="Strong_20_Emphasis"><text:span text:style-name="T2">copy-paste-ready architecture blueprint</text:span></text:span><text:span text:style-name="T1">—যাতে regular GPT model দিয়ে পরের ধাপে full notebook/code implementation করানো যায়। Current project evidence অনুযায়ী fixed α=0.5 score fusion এখন strongest practical baseline: NM 99.36%, BG 95.91%, CL 91.91%, Mean 95.73%; skeleton-only এবং silhouette-only দুটোই individually ~83% mean, কিন্তু তাদের complementarity fusion-এ বড় gain দিয়েছে। <text:line-break/>নিচের report-এ আমি কোনো code দিচ্ছি না; শুধু implementation-grade architecture specification দিচ্ছি।</text:span></text:p>
      <text:p text:style-name="Horizontal_20_Line"/>
      <text:h text:style-name="Heading_20_1" text:outline-level="1">SECTION 1 — WHY BACKBONE MODIFICATION IS NEEDED</text:h>
      <text:h text:style-name="Heading_20_2" text:outline-level="2">1.1 Skeleton-only BG/CL দুর্বল কেন</text:h>
      <text:p text:style-name="Text_20_body">বর্তমান skeleton expert GaitTR-style: input <text:span text:style-name="Source_20_Text">10 × 60 × 17</text:span>, feature হলো joint, joint-relative, velocity-1, velocity-2, bone; backbone হলো TCN + Spatial Transformer blocks with channels <text:span text:style-name="Source_20_Text">(64, 64, 128, 256)</text:span>, embedding dim 128, CE+Triplet loss। এই setup validated এবং trained, কিন্তু result: NM≈95.00, BG≈78.64, CL≈74.18। </text:p>
      <text:p text:style-name="Text_20_body">Skeleton BG দুর্বল হওয়ার কারণ:</text:p>
      <text:list text:style-name="L1">
        <text:list-item>
          <text:p text:style-name="P6"><text:span text:style-name="Strong_20_Emphasis">Bag occlusion pose detector-কে confuse করে।</text:span> Bag হাতে/কাঁধে থাকলে wrist, elbow, shoulder, hip keypoint jittery হয়। Current 10-channel feature confidence-aware নয়, তাই low-confidence joint এবং clean joint একইভাবে model-এ যায়। </text:p>
        </text:list-item>
        <text:list-item>
          <text:p text:style-name="P6"><text:span text:style-name="Strong_20_Emphasis">Temporal motion corruption হয়।</text:span> Velocity-1/velocity-2 bag-induced keypoint noise amplify করে। কোনো joint যদি এক frame-এ ভুল detect হয়, velocity channel-এ error দ্বিগুণ দেখা যায়। </text:p>
        </text:list-item>
        <text:list-item>
          <text:p text:style-name="P6"><text:span text:style-name="Strong_20_Emphasis">Current Spatial Transformer শুধু joint relation শেখে, কিন্তু anatomical graph prior + confidence bias নেই।</text:span> ফলে noisy wrist বা shoulder attention-এ অতিরিক্ত প্রভাব ফেলতে পারে। </text:p>
        </text:list-item>
        <text:list-item>
          <text:p text:style-name="P5"><text:span text:style-name="Strong_20_Emphasis">Lower-body gait signal যথেষ্ট আলাদা করা হয়নি।</text:span> BG-তে upper body bag-affected; lower-body dynamics বেশি reliable. Current global average pooling <text:span text:style-name="Source_20_Text">T × V</text:span> সব joint সমানভাবে মিশিয়ে ফেলে। </text:p>
        </text:list-item>
      </text:list>
      <text:p text:style-name="Text_20_body">Skeleton CL দুর্বল হওয়ার কারণ:</text:p>
      <text:list text:style-name="L2">
        <text:list-item>
          <text:p text:style-name="P8">Coat/clothing skeleton detection quality কমায়, especially hip/knee/ankle boundary ambiguity। </text:p>
        </text:list-item>
        <text:list-item>
          <text:p text:style-name="P8">Long clothing lower-body keypoints partially hide করে; ankle/knee displacement ভুল হলে gait rhythm weak হয়। </text:p>
        </text:list-item>
        <text:list-item>
          <text:p text:style-name="P8"><text:soft-page-break/>Current GaitTR-style model single-scale temporal convolution ব্যবহার করে; slow gait cycle, fast limb swing, and noisy short-term motion আলাদা scale-এ capture করার mechanism সীমিত। </text:p>
        </text:list-item>
        <text:list-item>
          <text:p text:style-name="P7">Final global pooling temporal phase information compress করে ফেলে; gait cycle phase mismatch হলে identity embedding weak হয়। </text:p>
        </text:list-item>
      </text:list>
      <text:p text:style-name="Text_20_body">GaitTR paper নিজেও gait recognition-কে carrying, dressing, view variation এবং skeleton/silhouette preprocessing quality-sensitive task হিসেবে describe করেছে। </text:p>
      <text:h text:style-name="Heading_20_2" text:outline-level="2">1.2 Silhouette-only CL দুর্বল কেন</text:h>
      <text:p text:style-name="Text_20_body">বর্তমান silhouette expert GaitGL-style: input <text:span text:style-name="Source_20_Text">60 × 64 × 44</text:span>, 3D CNN + residual 3D blocks + Horizontal Pyramid Pooling, HPP bins <text:span text:style-name="Source_20_Text">(1,2,4,8)</text:span>, embedding 256, CE+Triplet loss। Result: NM≈97.55, BG≈85.45, CL≈65.91। </text:p>
      <text:p text:style-name="Text_20_body">Silhouette CL সবচেয়ে দুর্বল কারণ:</text:p>
      <text:list text:style-name="L3">
        <text:list-item>
          <text:p text:style-name="P10"><text:span text:style-name="Strong_20_Emphasis">Clothing directly silhouette shape বদলায়।</text:span> Coat শরীরের outline, leg separation, arm contour, stride shape সব distort করে। </text:p>
        </text:list-item>
        <text:list-item>
          <text:p text:style-name="P10"><text:span text:style-name="Strong_20_Emphasis">Silhouette appearance identity নয়, condition bias শিখে।</text:span> Same person NM vs CL silhouette অনেক আলাদা; different person same clothing-like shape closer হতে পারে। </text:p>
        </text:list-item>
        <text:list-item>
          <text:p text:style-name="P10"><text:span text:style-name="Strong_20_Emphasis">Current HPP static height bins ব্যবহার করে।</text:span> Clothing distortion upper/lower parts differently affect করে, কিন্তু part reliability dynamic নয়। </text:p>
        </text:list-item>
        <text:list-item>
          <text:p text:style-name="P10"><text:span text:style-name="Strong_20_Emphasis">Motion boundary আলাদা stream নেই।</text:span> CL-এ raw silhouette shape unreliable হলেও motion boundary বা temporal contour change useful হতে পারে। </text:p>
        </text:list-item>
        <text:list-item>
          <text:p text:style-name="P9"><text:span text:style-name="Strong_20_Emphasis">Temporal pooling part-level phase alignment করে না।</text:span> Coat-induced shape noise reduce করতে long-term repeated motion aggregation দরকার। </text:p>
        </text:list-item>
      </text:list>
      <text:h text:style-name="Heading_20_2" text:outline-level="2">1.3 Fixed score fusion এত strong কেন</text:h>
      <text:p text:style-name="Text_20_body">Fixed score fusion:</text:p>
      <text:section text:style-name="Sect1" text:name="code-block-viewer">
        <text:p text:style-name="P2"><text:span text:style-name="Source_20_Text">final_score = 0.5 * skeleton_score + 0.5 * silhouette_score</text:span></text:p>
      </text:section>
      <text:p text:style-name="Text_20_body">বর্তমান best practical result:</text:p>
      <text:section text:style-name="Sect1" text:name="Section1">
        <text:p text:style-name="P3"><text:bookmark text:name="code-block-viewer"/><text:span text:style-name="Source_20_Text">NM = 99.36</text:span></text:p>
        <text:p text:style-name="Preformatted_20_Text"><text:span text:style-name="Source_20_Text">BG = 95.91</text:span></text:p>
        <text:p text:style-name="Preformatted_20_Text"><text:span text:style-name="Source_20_Text">CL = 91.91</text:span></text:p>
        <text:p text:style-name="P1"><text:span text:style-name="Source_20_Text">Mean = 95.73</text:span></text:p>
      </text:section>
      <text:p text:style-name="Text_20_body">Fusion gain skeleton-only থেকে Mean +13.12 pp, BG +17.27 pp, CL +17.73 pp; silhouette-only থেকে Mean +12.76 pp, BG +10.46 pp, CL +26.00 pp। এই gain দেখায় skeleton এবং silhouette errors strongly complementary। </text:p>
      <text:p text:style-name="Text_20_body">এটা strong হওয়ার technical কারণ:</text:p>
      <text:list text:style-name="L4">
        <text:list-item>
          <text:p text:style-name="P12"><text:soft-page-break/><text:span text:style-name="Strong_20_Emphasis">দুই expert আলাদা nuisance দেখে।</text:span> Skeleton clothing shape থেকে relatively free, silhouette pose noise থেকে relatively free. </text:p>
        </text:list-item>
        <text:list-item>
          <text:p text:style-name="P12"><text:span text:style-name="Strong_20_Emphasis">Score-level fusion metric space preserve করে।</text:span> Embedding concatenate করলে metric geometry নষ্ট হতে পারে, কিন্তু score fusion দুই expert-এর already-learned distance space intact রাখে। </text:p>
        </text:list-item>
        <text:list-item>
          <text:p text:style-name="P12"><text:span text:style-name="Strong_20_Emphasis">Equal weight robust prior হিসেবে কাজ করে।</text:span> Overfitting gate না থাকলে train identity-specific bias শেখে না। </text:p>
        </text:list-item>
        <text:list-item>
          <text:p text:style-name="P11"><text:span text:style-name="Strong_20_Emphasis">BG/CL-এ complementary recovery হয়।</text:span> CL-এ skeleton often silhouette failure recover করে; BG-তে silhouette often skeleton failure recover করে। </text:p>
        </text:list-item>
      </text:list>
      <text:h text:style-name="Heading_20_2" text:outline-level="2">1.4 Previous trainable fusion কেন failed</text:h>
      <text:p text:style-name="Text_20_body">Previous trainable methods fixed fusion beat করতে পারেনি:</text:p>
      <text:section text:style-name="Sect1" text:name="Section2">
        <text:p text:style-name="P3"><text:bookmark text:name="code-block-viewer Copy 1"/><text:span text:style-name="Source_20_Text">concat_fusion_baseline mean ≈ 76.48</text:span></text:p>
        <text:p text:style-name="Preformatted_20_Text"><text:span text:style-name="Source_20_Text">adaptive_scalar_gate mean <text:s text:c="2"/>≈ 87.52</text:span></text:p>
        <text:p text:style-name="Preformatted_20_Text"><text:span text:style-name="Source_20_Text">adaptive_vector_gate mean <text:s text:c="2"/>≈ 77.73</text:span></text:p>
        <text:p text:style-name="P1"><text:span text:style-name="Source_20_Text">fixed α=0.5 mean <text:s text:c="11"/>≈ 95.73</text:span></text:p>
      </text:section>
      <text:p text:style-name="Text_20_body">Report অনুযায়ী adaptive scalar gate slight condition behavior শিখেছিল, কিন্তু useful condition-specific fusion strongly learn করতে পারেনি; vector gate প্রায় constant ছিল। </text:p>
      <text:p text:style-name="Text_20_body">Likely failure reasons:</text:p>
      <text:list text:style-name="L5">
        <text:list-item>
          <text:p text:style-name="P14"><text:span text:style-name="Strong_20_Emphasis">Train identities small: 74 subjects.</text:span> Trainable fusion easily identity-specific embedding shortcut শেখে। </text:p>
        </text:list-item>
        <text:list-item>
          <text:p text:style-name="P14"><text:span text:style-name="Strong_20_Emphasis">Embedding spaces heterogeneous.</text:span> Skeleton 128-D এবং silhouette 256-D embeddings independently trained; direct concat metric alignment guarantee করে না। </text:p>
        </text:list-item>
        <text:list-item>
          <text:p text:style-name="P14"><text:span text:style-name="Strong_20_Emphasis">Gate target weak.</text:span> Gate যদি final retrieval correctness indirectly শেখে, supervision sparse and unstable। </text:p>
        </text:list-item>
        <text:list-item>
          <text:p text:style-name="P14"><text:span text:style-name="Strong_20_Emphasis">Score distribution calibration ignored.</text:span> Skeleton/silhouette score scales, margins, entropy, rank gaps আলাদা; raw embedding fusion এই uncertainty বুঝে না। </text:p>
        </text:list-item>
        <text:list-item>
          <text:p text:style-name="P13"><text:span text:style-name="Strong_20_Emphasis">No score-level protection.</text:span> Trainable fusion baseline যদি ভুল করে, fixed fusion fallback নেই। </text:p>
        </text:list-item>
      </text:list>
      <text:h text:style-name="Heading_20_2" text:outline-level="2">1.5 Final embedding-এর ওপর Dense/LSTM/Transformer বসালেই যথেষ্ট নয় কেন</text:h>
      <text:p text:style-name="Text_20_body">Final embedding already heavy compression:</text:p>
      <text:section text:style-name="Sect1" text:name="Section3">
        <text:p text:style-name="P3"><text:bookmark text:name="code-block-viewer Copy 2"/><text:span text:style-name="Source_20_Text">Skeleton: whole 60-frame × 17-joint sequence → 128-D</text:span></text:p>
        <text:p text:style-name="P1"><text:span text:style-name="Source_20_Text">Silhouette: whole 60-frame × 64 × 44 sequence → 256-D</text:span></text:p>
      </text:section>
      <text:p text:style-name="Text_20_body">Final embedding-এ Dense/LSTM/Transformer বসালে সমস্যা:</text:p>
      <text:list text:style-name="L6">
        <text:list-item>
          <text:p text:style-name="P16"><text:soft-page-break/><text:span text:style-name="Strong_20_Emphasis">Lost information recover করা যায় না।</text:span> Joint-level confidence, body-part failure, silhouette part distortion already collapsed. </text:p>
        </text:list-item>
        <text:list-item>
          <text:p text:style-name="P16"><text:span text:style-name="Strong_20_Emphasis">Temporal phase gone.</text:span> Final embedding sequence নয়; temporal dynamics compressed. </text:p>
        </text:list-item>
        <text:list-item>
          <text:p text:style-name="P16"><text:span text:style-name="Strong_20_Emphasis">Part-level reliability নেই।</text:span> কোন joint/part reliable ছিল জানা যায় না। </text:p>
        </text:list-item>
        <text:list-item>
          <text:p text:style-name="P16"><text:span text:style-name="Strong_20_Emphasis">Overfitting risk high।</text:span> Small train identities-এ MLP/Transformer embedding memorization করতে পারে। </text:p>
        </text:list-item>
        <text:list-item>
          <text:p text:style-name="P15"><text:span text:style-name="Strong_20_Emphasis">Baseline already strong।</text:span> Fixed fusion 95.73 mean; ছোট ভুল trainable module-ও performance degrade করতে পারে। </text:p>
        </text:list-item>
      </text:list>
      <text:p text:style-name="Text_20_body">তাই improvement দরকার <text:span text:style-name="Strong_20_Emphasis">backbone/token/score-protected design</text:span>-এ, শুধু final embedding MLP নয়।</text:p>
      <text:h text:style-name="Heading_20_2" text:outline-level="2">1.6 কোন part আগে improve করা উচিত</text:h>
      <text:p text:style-name="Text_20_body">Priorit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iority</text:p>
            </table:table-cell>
            <table:table-cell table:style-name="Table1.A1" office:value-type="string">
              <text:p text:style-name="Table_20_Heading">Direction</text:p>
            </table:table-cell>
            <table:table-cell table:style-name="Table1.A1" office:value-type="string">
              <text:p text:style-name="Table_20_Heading">কেন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Reliability-protected score fusion</text:p>
          </table:table-cell>
          <table:table-cell table:style-name="Table1.A1" office:value-type="string">
            <text:p text:style-name="Table_20_Contents">fixed fusion preserve করে, low-risk, quick te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ailure/complementarity analysis</text:p>
          </table:table-cell>
          <table:table-cell table:style-name="Table1.A1" office:value-type="string">
            <text:p text:style-name="Table_20_Contents">কোন condition/view/subject fail করছে evidence বের হবে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Clip-level temporal aggregation</text:p>
          </table:table-cell>
          <table:table-cell table:style-name="Table1.A1" office:value-type="string">
            <text:p text:style-name="Table_20_Contents">existing experts reuse করে temporal instability reduce করা যায়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Skeleton backbone v2</text:p>
          </table:table-cell>
          <table:table-cell table:style-name="Table1.A1" office:value-type="string">
            <text:p text:style-name="Table_20_Contents">CL/BG skeleton robustness improve করলে fusion CL বাড়তে পারে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ilhouette backbone v2/v3</text:p>
          </table:table-cell>
          <table:table-cell table:style-name="Table1.A1" office:value-type="string">
            <text:p text:style-name="Table_20_Contents">BG improve likely; CL improve harder but possible with motion-boundary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Cross-modal token fusion</text:p>
          </table:table-cell>
          <table:table-cell table:style-name="Table1.A1" office:value-type="string">
            <text:p text:style-name="Table_20_Contents">highest novelty, but high overfitting risk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Loss/preprocessing</text:p>
          </table:table-cell>
          <table:table-cell table:style-name="Table1.A1" office:value-type="string">
            <text:p text:style-name="Table_20_Contents">expert upgrades-এর সাথে combine করলে useful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Full condition/view disentanglement</text:p>
          </table:table-cell>
          <table:table-cell table:style-name="Table1.A1" office:value-type="string">
            <text:p text:style-name="Table_20_Contents">research novelty আছে, কিন্তু careful validation দরকার</text:p>
          </table:table-cell>
        </table:table-row>
      </table:table>
      <text:p text:style-name="Horizontal_20_Line"/>
      <text:h text:style-name="Heading_20_1" text:outline-level="1">SECTION 2 — PROPOSED FULL ARCHITECTURE BLUEPRINTS</text:h>
      <text:p text:style-name="Text_20_body">আমি 8টি architecture দিচ্ছি। প্রথম 7টি আপনার requested directions cover করে; 8 নম্বরটি extra research-grade direction।</text:p>
      <text:h text:style-name="Heading_20_2" text:outline-level="2"><text:soft-page-break/>Architecture 1 — Skeleton Expert v2: Confidence-Aware Multi-Scale Graph Temporal Transformer</text:h>
      <text:h text:style-name="Heading_20_3" text:outline-level="3">1. Architecture name</text:h>
      <text:p text:style-name="Text_20_body"><text:span text:style-name="Strong_20_Emphasis">CAMS-GTT: Confidence-Aware Multi-Scale Graph Temporal Transformer</text:span></text:p>
      <text:h text:style-name="Heading_20_3" text:outline-level="3">2. Main purpose</text:h>
      <text:p text:style-name="Text_20_body">Current skeleton expert-কে noise-aware, graph-aware, multi-scale temporal robust skeleton backbone-এ upgrade করা।</text:p>
      <text:h text:style-name="Heading_20_3" text:outline-level="3">3. Bottleneck targeted</text:h>
      <text:p text:style-name="Text_20_body">BG, CL, skeleton noise, view variation, temporal instability.</text:p>
      <text:h text:style-name="Heading_20_3" text:outline-level="3">4. Input data</text:h>
      <text:p text:style-name="Text_20_body">Source:</text:p>
      <text:section text:style-name="Sect1" text:name="Section4">
        <text:p text:style-name="P3"><text:bookmark text:name="code-block-viewer Copy 3"/><text:span text:style-name="Source_20_Text">data/fusion_splits/train_LT_fusion.csv</text:span></text:p>
        <text:p text:style-name="P1"><text:span text:style-name="Source_20_Text">pose_path column → pose .npz</text:span></text:p>
      </text:section>
      <text:p text:style-name="Text_20_body">Required pose arrays:</text:p>
      <text:section text:style-name="Sect1" text:name="Section5">
        <text:p text:style-name="P3"><text:bookmark text:name="code-block-viewer Copy 4"/><text:span text:style-name="Source_20_Text">keypoints_norm_filled: T_raw × 17 × 2</text:span></text:p>
        <text:p text:style-name="P1"><text:span text:style-name="Source_20_Text">scores: T_raw × 17</text:span></text:p>
      </text:section>
      <text:p text:style-name="Text_20_body">If <text:span text:style-name="Source_20_Text">scores</text:span> missing, use confidence = 1.0 for all joints.</text:p>
      <text:p text:style-name="Text_20_body">Training clip:</text:p>
      <text:section text:style-name="Sect1" text:name="Section6">
        <text:p text:style-name="P3"><text:bookmark text:name="code-block-viewer Copy 5"/><text:span text:style-name="Source_20_Text">Raw skeleton: T_raw × 17 × 2</text:span></text:p>
        <text:p text:style-name="Preformatted_20_Text"><text:span text:style-name="Source_20_Text">Sampled skeleton: 60 × 17 × 2</text:span></text:p>
        <text:p text:style-name="P1"><text:span text:style-name="Source_20_Text">Final feature tensor: B × 16 × 60 × 17</text:span></text:p>
      </text:section>
      <text:h text:style-name="Heading_20_3" text:outline-level="3">5. Feature construction</text:h>
      <text:p text:style-name="Text_20_body">Use existing 10-channel skeleton feature plus 6 new channel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Channels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joint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nose/root-relative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velocity-1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velocity-2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bone vector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confidence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60×17×1</text:p>
          </table:table-cell>
        </table:table-row>
        <table:table-row>
          <table:table-cell table:style-name="Table2.A1" office:value-type="string">
            <text:p text:style-name="Table_20_Contents">acceleration x,y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bone angle sin, cos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60×17×2</text:p>
          </table:table-cell>
        </table:table-row>
        <table:table-row>
          <table:table-cell table:style-name="Table2.A1" office:value-type="string">
            <text:p text:style-name="Table_20_Contents">limb-length ratio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60×17×1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</text:span></text:p>
          </table:table-cell>
          <table:table-cell table:style-name="Table2.A1" office:value-type="string">
            <text:p text:style-name="Table_20_Contents"><text:span text:style-name="Strong_20_Emphasis">16</text:span></text:p>
          </table:table-cell>
          <table:table-cell table:style-name="Table2.A1" office:value-type="string">
            <text:p text:style-name="Table_20_Contents"><text:span text:style-name="Strong_20_Emphasis">16×60×17</text:span></text:p>
          </table:table-cell>
        </table:table-row>
      </table:table>
      <text:p text:style-name="Text_20_body">Definitions:</text:p>
      <text:section text:style-name="Sect1" text:name="Section7">
        <text:p text:style-name="P3"><text:bookmark text:name="code-block-viewer Copy 6"/><text:soft-page-break/><text:span text:style-name="Source_20_Text">acceleration[t] = X[t+1] - 2X[t] + X[t-1]</text:span></text:p>
        <text:p text:style-name="Preformatted_20_Text"><text:span text:style-name="Source_20_Text">bone_angle = atan2(bone_y, bone_x)</text:span></text:p>
        <text:p text:style-name="Preformatted_20_Text"><text:span text:style-name="Source_20_Text">bone_angle_sin = sin(bone_angle)</text:span></text:p>
        <text:p text:style-name="Preformatted_20_Text"><text:span text:style-name="Source_20_Text">bone_angle_cos = cos(bone_angle)</text:span></text:p>
        <text:p text:style-name="Preformatted_20_Text"><text:span text:style-name="Source_20_Text">limb_length_ratio = ||bone|| / torso_length</text:span></text:p>
        <text:p text:style-name="P1"><text:span text:style-name="Source_20_Text">torso_length = distance(mid_shoulder, mid_hip) + epsilon</text:span></text:p>
      </text:section>
      <text:h text:style-name="Heading_20_3" text:outline-level="3">6. Layer-by-layer architectur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tage</text:p>
            </table:table-cell>
            <table:table-cell table:style-name="Table3.A1" office:value-type="string">
              <text:p text:style-name="Table_20_Heading">Layer/block</text:p>
            </table:table-cell>
            <table:table-cell table:style-name="Table3.A1" office:value-type="string">
              <text:p text:style-name="Table_20_Heading">Input</text:p>
            </table:table-cell>
            <table:table-cell table:style-name="Table3.A1" office:value-type="string">
              <text:p text:style-name="Table_20_Heading">Output</text:p>
            </table:table-cell>
            <table:table-cell table:style-name="Table3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Data BN</text:p>
          </table:table-cell>
          <table:table-cell table:style-name="Table3.A1" office:value-type="string">
            <text:p text:style-name="Table_20_Contents">B×16×60×17</text:p>
          </table:table-cell>
          <table:table-cell table:style-name="Table3.A1" office:value-type="string">
            <text:p text:style-name="Table_20_Contents">B×16×60×17</text:p>
          </table:table-cell>
          <table:table-cell table:style-name="Table3.A1" office:value-type="string">
            <text:p text:style-name="Table_20_Contents">BatchNorm2d over channels</text:p>
          </table:table-cell>
        </table:table-row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Confidence stem</text:p>
          </table:table-cell>
          <table:table-cell table:style-name="Table3.A1" office:value-type="string">
            <text:p text:style-name="Table_20_Contents">B×16×60×17</text:p>
          </table:table-cell>
          <table:table-cell table:style-name="Table3.A1" office:value-type="string">
            <text:p text:style-name="Table_20_Contents">B×64×60×17</text:p>
          </table:table-cell>
          <table:table-cell table:style-name="Table3.A1" office:value-type="string">
            <text:p text:style-name="Table_20_Contents">1×1 Conv2d 16→64, BN, Mish, dropout 0.05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Confidence gate</text:p>
          </table:table-cell>
          <table:table-cell table:style-name="Table3.A1" office:value-type="string">
            <text:p text:style-name="Table_20_Contents">B×64×60×17 + conf</text:p>
          </table:table-cell>
          <table:table-cell table:style-name="Table3.A1" office:value-type="string">
            <text:p text:style-name="Table_20_Contents">B×64×60×17</text:p>
          </table:table-cell>
          <table:table-cell table:style-name="Table3.A1" office:value-type="string">
            <text:p text:style-name="Table_20_Contents">conf map → 1×1 conv → sigmoid gate; residual <text:span text:style-name="Source_20_Text">x + x*gate</text:span>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MS-GTB-1 ×2</text:p>
          </table:table-cell>
          <table:table-cell table:style-name="Table3.A1" office:value-type="string">
            <text:p text:style-name="Table_20_Contents">B×64×60×17</text:p>
          </table:table-cell>
          <table:table-cell table:style-name="Table3.A1" office:value-type="string">
            <text:p text:style-name="Table_20_Contents">B×64×60×17</text:p>
          </table:table-cell>
          <table:table-cell table:style-name="Table3.A1" office:value-type="string">
            <text:p text:style-name="Table_20_Contents">temporal kernels 3/5/9, dilation 1, graph attention heads 4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hannel projection</text:p>
          </table:table-cell>
          <table:table-cell table:style-name="Table3.A1" office:value-type="string">
            <text:p text:style-name="Table_20_Contents">B×64×60×17</text:p>
          </table:table-cell>
          <table:table-cell table:style-name="Table3.A1" office:value-type="string">
            <text:p text:style-name="Table_20_Contents">B×96×60×17</text:p>
          </table:table-cell>
          <table:table-cell table:style-name="Table3.A1" office:value-type="string">
            <text:p text:style-name="Table_20_Contents">1×1 Conv2d 64→96, BN, Mish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MS-GTB-2 ×2</text:p>
          </table:table-cell>
          <table:table-cell table:style-name="Table3.A1" office:value-type="string">
            <text:p text:style-name="Table_20_Contents">B×96×60×17</text:p>
          </table:table-cell>
          <table:table-cell table:style-name="Table3.A1" office:value-type="string">
            <text:p text:style-name="Table_20_Contents">B×96×60×17</text:p>
          </table:table-cell>
          <table:table-cell table:style-name="Table3.A1" office:value-type="string">
            <text:p text:style-name="Table_20_Contents">temporal kernels 3/5/9, dilation 1/2, heads 4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Channel projection</text:p>
          </table:table-cell>
          <table:table-cell table:style-name="Table3.A1" office:value-type="string">
            <text:p text:style-name="Table_20_Contents">B×96×60×17</text:p>
          </table:table-cell>
          <table:table-cell table:style-name="Table3.A1" office:value-type="string">
            <text:p text:style-name="Table_20_Contents">B×128×60×17</text:p>
          </table:table-cell>
          <table:table-cell table:style-name="Table3.A1" office:value-type="string">
            <text:p text:style-name="Table_20_Contents">1×1 Conv2d 96→128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MS-GTB-3 ×2</text:p>
          </table:table-cell>
          <table:table-cell table:style-name="Table3.A1" office:value-type="string">
            <text:p text:style-name="Table_20_Contents">B×128×60×17</text:p>
          </table:table-cell>
          <table:table-cell table:style-name="Table3.A1" office:value-type="string">
            <text:p text:style-name="Table_20_Contents">B×128×60×17</text:p>
          </table:table-cell>
          <table:table-cell table:style-name="Table3.A1" office:value-type="string">
            <text:p text:style-name="Table_20_Contents">temporal kernels 3/5/9/15, dilation 1/2, heads 8</text:p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Channel projection</text:p>
          </table:table-cell>
          <table:table-cell table:style-name="Table3.A1" office:value-type="string">
            <text:p text:style-name="Table_20_Contents">B×128×60×17</text:p>
          </table:table-cell>
          <table:table-cell table:style-name="Table3.A1" office:value-type="string">
            <text:p text:style-name="Table_20_Contents">B×256×60×17</text:p>
          </table:table-cell>
          <table:table-cell table:style-name="Table3.A1" office:value-type="string">
            <text:p text:style-name="Table_20_Contents">1×1 Conv2d 128→256</text:p>
          </table:table-cell>
        </table:table-row>
        <table:table-row>
          <table:table-cell table:style-name="Table3.A1" office:value-type="string">
            <text:p text:style-name="Table_20_Contents">9</text:p>
          </table:table-cell>
          <table:table-cell table:style-name="Table3.A1" office:value-type="string">
            <text:p text:style-name="Table_20_Contents">MS-GTB-4 ×1</text:p>
          </table:table-cell>
          <table:table-cell table:style-name="Table3.A1" office:value-type="string">
            <text:p text:style-name="Table_20_Contents">B×256×60×17</text:p>
          </table:table-cell>
          <table:table-cell table:style-name="Table3.A1" office:value-type="string">
            <text:p text:style-name="Table_20_Contents">B×256×60×17</text:p>
          </table:table-cell>
          <table:table-cell table:style-name="Table3.A1" office:value-type="string">
            <text:p text:style-name="Table_20_Contents">heads 8, FFN 1024</text:p>
          </table:table-cell>
        </table:table-row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Joint attentive pooling</text:p>
          </table:table-cell>
          <table:table-cell table:style-name="Table3.A1" office:value-type="string">
            <text:p text:style-name="Table_20_Contents">B×256×60×17</text:p>
          </table:table-cell>
          <table:table-cell table:style-name="Table3.A1" office:value-type="string">
            <text:p text:style-name="Table_20_Contents">B×60×256</text:p>
          </table:table-cell>
          <table:table-cell table:style-name="Table3.A1" office:value-type="string">
            <text:p text:style-name="Table_20_Contents">learned joint attention per frame</text:p>
          </table:table-cell>
        </table:table-row>
        <table:table-row>
          <table:table-cell table:style-name="Table3.A1" office:value-type="string">
            <text:p text:style-name="Table_20_Contents">11</text:p>
          </table:table-cell>
          <table:table-cell table:style-name="Table3.A1" office:value-type="string">
            <text:p text:style-name="Table_20_Contents">Temporal Transformer ×2</text:p>
          </table:table-cell>
          <table:table-cell table:style-name="Table3.A1" office:value-type="string">
            <text:p text:style-name="Table_20_Contents">B×60×256</text:p>
          </table:table-cell>
          <table:table-cell table:style-name="Table3.A1" office:value-type="string">
            <text:p text:style-name="Table_20_Contents">B×60×256</text:p>
          </table:table-cell>
          <table:table-cell table:style-name="Table3.A1" office:value-type="string">
            <text:p text:style-name="Table_20_Contents">heads 8, FFN 1024, dropout 0.1, pre-LN</text:p>
          </table:table-cell>
        </table:table-row>
        <table:table-row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Temporal attentive stats pooling</text:p>
          </table:table-cell>
          <table:table-cell table:style-name="Table3.A1" office:value-type="string">
            <text:p text:style-name="Table_20_Contents">B×60×256</text:p>
          </table:table-cell>
          <table:table-cell table:style-name="Table3.A1" office:value-type="string">
            <text:p text:style-name="Table_20_Contents">B×512</text:p>
          </table:table-cell>
          <table:table-cell table:style-name="Table3.A1" office:value-type="string">
            <text:p text:style-name="Table_20_Contents">weighted mean + weighted std</text:p>
          </table:table-cell>
        </table:table-row>
        <table:table-row>
          <table:table-cell table:style-name="Table3.A1" office:value-type="string">
            <text:p text:style-name="Table_20_Contents">13</text:p>
          </table:table-cell>
          <table:table-cell table:style-name="Table3.A1" office:value-type="string">
            <text:p text:style-name="Table_20_Contents">Projection head</text:p>
          </table:table-cell>
          <table:table-cell table:style-name="Table3.A1" office:value-type="string">
            <text:p text:style-name="Table_20_Contents">B×512</text:p>
          </table:table-cell>
          <table:table-cell table:style-name="Table3.A1" office:value-type="string">
            <text:p text:style-name="Table_20_Contents">B×256</text:p>
          </table:table-cell>
          <table:table-cell table:style-name="Table3.A1" office:value-type="string">
            <text:p text:style-name="Table_20_Contents">Linear 512→256, BN1d, Mish, dropout 0.1</text:p>
          </table:table-cell>
        </table:table-row>
        <table:table-row>
          <table:table-cell table:style-name="Table3.A1" office:value-type="string">
            <text:p text:style-name="Table_20_Contents">14</text:p>
          </table:table-cell>
          <table:table-cell table:style-name="Table3.A1" office:value-type="string">
            <text:p text:style-name="Table_20_Contents">Embedding head</text:p>
          </table:table-cell>
          <table:table-cell table:style-name="Table3.A1" office:value-type="string">
            <text:p text:style-name="Table_20_Contents">B×256</text:p>
          </table:table-cell>
          <table:table-cell table:style-name="Table3.A1" office:value-type="string">
            <text:p text:style-name="Table_20_Contents">B×256</text:p>
          </table:table-cell>
          <table:table-cell table:style-name="Table3.A1" office:value-type="string">
            <text:p text:style-name="Table_20_Contents">Linear 256→256, L2 normalize</text:p>
          </table:table-cell>
        </table:table-row>
        <table:table-row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Classifier</text:p>
          </table:table-cell>
          <table:table-cell table:style-name="Table3.A1" office:value-type="string">
            <text:p text:style-name="Table_20_Contents">B×256</text:p>
          </table:table-cell>
          <table:table-cell table:style-name="Table3.A1" office:value-type="string">
            <text:p text:style-name="Table_20_Contents">B×74</text:p>
          </table:table-cell>
          <table:table-cell table:style-name="Table3.A1" office:value-type="string">
            <text:p text:style-name="Table_20_Contents">train IDs only</text:p>
          </table:table-cell>
        </table:table-row>
      </table:table>
      <text:p text:style-name="Text_20_body">MS-GTB internal block:</text:p>
      <text:section text:style-name="Sect1" text:name="Section8">
        <text:p text:style-name="P3"><text:bookmark text:name="code-block-viewer Copy 7"/><text:span text:style-name="Source_20_Text">Input: B×C×60×17</text:span></text:p>
        <text:p text:style-name="Preformatted_20_Text"><text:span text:style-name="Source_20_Text">Branch A: depthwise temporal Conv2d kernel (3,1), padding (1,0)</text:span></text:p>
        <text:p text:style-name="Preformatted_20_Text"><text:span text:style-name="Source_20_Text">Branch B: depthwise temporal Conv2d kernel (5,1), padding (2,0)</text:span></text:p>
        <text:p text:style-name="Preformatted_20_Text"><text:span text:style-name="Source_20_Text">Branch C: depthwise temporal Conv2d kernel (9,1), padding (4,0)</text:span></text:p>
        <text:p text:style-name="Preformatted_20_Text"><text:span text:style-name="Source_20_Text">Branch D: depthwise temporal Conv2d kernel (15,1), padding (7,0), only from stage 3</text:span></text:p>
        <text:p text:style-name="Preformatted_20_Text"><text:span text:style-name="Source_20_Text">Concat branches → 1×1 Conv2d → BN → Mish</text:span></text:p>
        <text:p text:style-name="Preformatted_20_Text"><text:span text:style-name="Source_20_Text">Graph attention over 17 joints per frame:</text:span></text:p>
        <text:p text:style-name="Preformatted_20_Text"><text:span text:style-name="Source_20_Text"><text:s text:c="2"/>tokens: (B×T) × 17 × C</text:span></text:p>
        <text:p text:style-name="Preformatted_20_Text"><text:span text:style-name="Source_20_Text"><text:s text:c="2"/>heads: 4 or 8</text:span></text:p>
        <text:p text:style-name="Preformatted_20_Text"><text:soft-page-break/><text:span text:style-name="Source_20_Text"><text:s text:c="2"/>adjacency bias: COCO skeleton edge bias + learnable global bias</text:span></text:p>
        <text:p text:style-name="Preformatted_20_Text"><text:span text:style-name="Source_20_Text"><text:s text:c="2"/>confidence bias: low-confidence joints receive negative attention bias</text:span></text:p>
        <text:p text:style-name="Preformatted_20_Text"><text:span text:style-name="Source_20_Text">FFN: Linear C→4C→C, Mish/GELU, dropout 0.1</text:span></text:p>
        <text:p text:style-name="P1"><text:span text:style-name="Source_20_Text">Residual after temporal block, graph attention, and FFN</text:span></text:p>
      </text:section>
      <text:h text:style-name="Heading_20_3" text:outline-level="3">7. Token design</text:h>
      <text:p text:style-name="Text_20_body">Transformer token:</text:p>
      <text:section text:style-name="Sect1" text:name="Section9">
        <text:p text:style-name="P3"><text:bookmark text:name="code-block-viewer Copy 8"/><text:span text:style-name="Source_20_Text">Temporal Transformer token = one frame-level skeleton token</text:span></text:p>
        <text:p text:style-name="Preformatted_20_Text"><text:span text:style-name="Source_20_Text">Number of tokens = 60</text:span></text:p>
        <text:p text:style-name="P1"><text:span text:style-name="Source_20_Text">Token dimension = 256</text:span></text:p>
      </text:section>
      <text:p text:style-name="Text_20_body">Positional encoding:</text:p>
      <text:section text:style-name="Sect1" text:name="Section10">
        <text:p text:style-name="P2"><text:bookmark text:name="code-block-viewer Copy 9"/><text:span text:style-name="Source_20_Text">learnable temporal position embedding: 60 × 256</text:span></text:p>
      </text:section>
      <text:p text:style-name="Text_20_body">No test condition embedding. No test view embedding. Confidence used as quality signal, not label.</text:p>
      <text:h text:style-name="Heading_20_3" text:outline-level="3">8. Fusion design</text:h>
      <text:p text:style-name="Text_20_body">Single-modality expert. In final comparison, use:</text:p>
      <text:section text:style-name="Sect1" text:name="Section11">
        <text:p text:style-name="P3"><text:bookmark text:name="code-block-viewer Copy 10"/><text:span text:style-name="Source_20_Text">new_skeleton_score + current_silhouette_score</text:span></text:p>
        <text:p text:style-name="Preformatted_20_Text"><text:span text:style-name="Source_20_Text">fixed α=0.5 replacement test:</text:span></text:p>
        <text:p text:style-name="P1"><text:span text:style-name="Source_20_Text">final_score = 0.5 * CAMS-GTT_skeleton_score + 0.5 * old_silhouette_score</text:span></text:p>
      </text:section>
      <text:h text:style-name="Heading_20_3" text:outline-level="3">9. Output</text:h>
      <text:section text:style-name="Sect1" text:name="Section12">
        <text:p text:style-name="P3"><text:bookmark text:name="code-block-viewer Copy 11"/><text:span text:style-name="Source_20_Text">Training classifier: 74 train IDs</text:span></text:p>
        <text:p text:style-name="Preformatted_20_Text"><text:span text:style-name="Source_20_Text">Retrieval embedding: 256-D L2-normalized</text:span></text:p>
        <text:p text:style-name="P1"><text:span text:style-name="Source_20_Text">Score: cosine similarity or negative Euclidean distance</text:span></text:p>
      </text:section>
      <text:h text:style-name="Heading_20_3" text:outline-level="3">10. Loss functions</text:h>
      <text:p text:style-name="Text_20_body">Primary:</text:p>
      <text:section text:style-name="Sect1" text:name="Section13">
        <text:p text:style-name="P3"><text:bookmark text:name="code-block-viewer Copy 12"/><text:span text:style-name="Source_20_Text">L = CE(label_smoothing=0.1)</text:span></text:p>
        <text:p text:style-name="Preformatted_20_Text"><text:span text:style-name="Source_20_Text"><text:s text:c="2"/>+ 0.5 * BatchHardTriplet(margin=0.3)</text:span></text:p>
        <text:p text:style-name="Preformatted_20_Text"><text:span text:style-name="Source_20_Text"><text:s text:c="2"/>+ 0.2 * SupCon(temperature=0.07)</text:span></text:p>
        <text:p text:style-name="P1"><text:span text:style-name="Source_20_Text"><text:s text:c="2"/>+ 0.05 * confidence_consistency</text:span></text:p>
      </text:section>
      <text:p text:style-name="Text_20_body">Optional ablation:</text:p>
      <text:section text:style-name="Sect1" text:name="Section14">
        <text:p text:style-name="P3"><text:bookmark text:name="code-block-viewer Copy 13"/><text:span text:style-name="Source_20_Text">ArcFace head: scale=30, margin=0.3</text:span></text:p>
        <text:p text:style-name="P1"><text:span text:style-name="Source_20_Text">Circle loss: margin=0.25, gamma=32</text:span></text:p>
      </text:section>
      <text:p text:style-name="Text_20_body">Do not use all metric losses at once in first run; start CE+Triplet+SupCon.</text:p>
      <text:h text:style-name="Heading_20_3" text:outline-level="3">11. Training strategy</text:h>
      <text:p text:style-name="Text_20_body">Stage 1:</text:p>
      <text:section text:style-name="Sect1" text:name="Section15">
        <text:p text:style-name="P3"><text:bookmark text:name="code-block-viewer Copy 14"/><text:span text:style-name="Source_20_Text">Train from scratch or initialize first 10 channels from existing GaitTR stem if implementation supports it.</text:span></text:p>
        <text:p text:style-name="Preformatted_20_Text"><text:span text:style-name="Source_20_Text">P=8, K=4, batch=32</text:span></text:p>
        <text:p text:style-name="Preformatted_20_Text"><text:span text:style-name="Source_20_Text">AdamW, lr max 1e-3, weight_decay 1e-4</text:span></text:p>
        <text:p text:style-name="Preformatted_20_Text"><text:span text:style-name="Source_20_Text">OneCycle or cosine schedule</text:span></text:p>
        <text:p text:style-name="P1"><text:span text:style-name="Source_20_Text">30k–50k steps</text:span></text:p>
      </text:section>
      <text:p text:style-name="Text_20_body"><text:soft-page-break/>Stage 2:</text:p>
      <text:section text:style-name="Sect1" text:name="Section16">
        <text:p text:style-name="P3"><text:bookmark text:name="code-block-viewer Copy 15"/><text:span text:style-name="Source_20_Text">Hard-condition fine-tuning using stronger BG/CL augmentation:</text:span></text:p>
        <text:p text:style-name="Preformatted_20_Text"><text:span text:style-name="Source_20_Text">- joint dropout</text:span></text:p>
        <text:p text:style-name="Preformatted_20_Text"><text:span text:style-name="Source_20_Text">- confidence masking</text:span></text:p>
        <text:p text:style-name="Preformatted_20_Text"><text:span text:style-name="Source_20_Text">- temporal jitter</text:span></text:p>
        <text:p text:style-name="Preformatted_20_Text"><text:span text:style-name="Source_20_Text">- small affine skeleton noise</text:span></text:p>
        <text:p text:style-name="Preformatted_20_Text"><text:span text:style-name="Source_20_Text">lr max 2e-4</text:span></text:p>
        <text:p text:style-name="P1"><text:span text:style-name="Source_20_Text">10k–20k steps</text:span></text:p>
      </text:section>
      <text:p text:style-name="Text_20_body">Stage 3:</text:p>
      <text:section text:style-name="Sect1" text:name="Section17">
        <text:p text:style-name="P3"><text:bookmark text:name="code-block-viewer Copy 16"/><text:span text:style-name="Source_20_Text">Export embeddings for gallery/probe.</text:span></text:p>
        <text:p text:style-name="P1"><text:span text:style-name="Source_20_Text">Fuse with current silhouette score using fixed α=0.5.</text:span></text:p>
      </text:section>
      <text:h text:style-name="Heading_20_3" text:outline-level="3">12. Evaluation</text:h>
      <text:p text:style-name="Text_20_body">Same CASIA-B LT:</text:p>
      <text:section text:style-name="Sect1" text:name="Section18">
        <text:p text:style-name="P3"><text:bookmark text:name="code-block-viewer Copy 17"/><text:span text:style-name="Source_20_Text">Train: 001–074</text:span></text:p>
        <text:p text:style-name="Preformatted_20_Text"><text:span text:style-name="Source_20_Text">Test: 075–124</text:span></text:p>
        <text:p text:style-name="Preformatted_20_Text"><text:span text:style-name="Source_20_Text">Gallery: NM#01–04</text:span></text:p>
        <text:p text:style-name="Preformatted_20_Text"><text:span text:style-name="Source_20_Text">Probe: NM#05–06, BG#01–02, CL#01–02</text:span></text:p>
        <text:p text:style-name="Preformatted_20_Text"><text:span text:style-name="Source_20_Text">Identical-view excluded</text:span></text:p>
        <text:p text:style-name="P1"><text:span text:style-name="Source_20_Text">Rank-1/5/10</text:span></text:p>
      </text:section>
      <text:p text:style-name="Text_20_body">Must compare:</text:p>
      <text:section text:style-name="Sect1" text:name="Section19">
        <text:p text:style-name="P3"><text:bookmark text:name="code-block-viewer Copy 18"/><text:span text:style-name="Source_20_Text">old skeleton-only</text:span></text:p>
        <text:p text:style-name="Preformatted_20_Text"><text:span text:style-name="Source_20_Text">CAMS-GTT skeleton-only</text:span></text:p>
        <text:p text:style-name="Preformatted_20_Text"><text:span text:style-name="Source_20_Text">old fixed fusion</text:span></text:p>
        <text:p text:style-name="P1"><text:span text:style-name="Source_20_Text">CAMS-GTT + old silhouette fixed α=0.5</text:span></text:p>
      </text:section>
      <text:h text:style-name="Heading_20_3" text:outline-level="3">13. Expected benefit</text:h>
      <text:p text:style-name="Text_20_body">Expert-only expected:</text:p>
      <text:section text:style-name="Sect1" text:name="Section20">
        <text:p text:style-name="P3"><text:bookmark text:name="code-block-viewer Copy 19"/><text:span text:style-name="Source_20_Text">Skeleton BG: +5 to +10 pp possible</text:span></text:p>
        <text:p text:style-name="P1"><text:span text:style-name="Source_20_Text">Skeleton CL: +5 to +12 pp possible</text:span></text:p>
      </text:section>
      <text:p text:style-name="Text_20_body">Fusion-level expected over fixed α=0.5:</text:p>
      <text:section text:style-name="Sect1" text:name="Section21">
        <text:p text:style-name="P3"><text:bookmark text:name="code-block-viewer Copy 20"/><text:span text:style-name="Source_20_Text">BG: +0.3 to +1.5 pp</text:span></text:p>
        <text:p text:style-name="Preformatted_20_Text"><text:span text:style-name="Source_20_Text">CL: +0.5 to +2.0 pp</text:span></text:p>
        <text:p text:style-name="P1"><text:span text:style-name="Source_20_Text">Mean: +0.3 to +1.2 pp</text:span></text:p>
      </text:section>
      <text:h text:style-name="Heading_20_3" text:outline-level="3">14. Risk</text:h>
      <text:p text:style-name="Text_20_body">Overfitting: medium.<text:line-break/>Implementation risk: medium.<text:line-break/>Computational cost: medium-high.<text:line-break/>NM degradation risk: medium, because noise-aware design may over-regularize clean NM.<text:line-break/>Leakage risk: low if train/test split preserved.</text:p>
      <text:h text:style-name="Heading_20_3" text:outline-level="3">15. Paper value</text:h>
      <text:p text:style-name="Text_20_body">Incremental-to-strong.<text:line-break/>Can become main method only if fixed fusion is beaten.<text:line-break/><text:soft-page-break/>Good ablation value even if not beaten, because it directly tests confidence-aware skeleton robustness.</text:p>
      <text:h text:style-name="Heading_20_3" text:outline-level="3">16. Implementation handoff</text:h>
      <text:p text:style-name="Text_20_body"><text:span text:style-name="Strong_20_Emphasis">Copy-paste-ready instruction for regular GPT:</text:span><text:line-break/>Implement notebook <text:span text:style-name="Source_20_Text">18_skeleton_cams_gtt_v2.ipynb</text:span>. Build a new skeleton dataset that loads pose <text:span text:style-name="Source_20_Text">.npz</text:span>, constructs 16-channel skeleton features, trains CAMS-GTT with confidence-aware multi-scale temporal graph blocks, exports 256-D embeddings, evaluates skeleton-only Rank-1/5/10, then recomputes fixed α=0.5 fusion with the existing silhouette expert. Save outputs to <text:span text:style-name="Source_20_Text">results/skeleton_v2_18/</text:span>. Do not overwrite old checkpoints.</text:p>
      <text:p text:style-name="Horizontal_20_Line"/>
      <text:h text:style-name="Heading_20_2" text:outline-level="2">Architecture 2 — Skeleton Expert v3: GaitTR++ Multi-Scale Temporal Convolution + Joint Graph Attention + Temporal Transformer</text:h>
      <text:h text:style-name="Heading_20_3" text:outline-level="3">1. Architecture name</text:h>
      <text:p text:style-name="Text_20_body"><text:span text:style-name="Strong_20_Emphasis">GaitTR++ MSTC-JGA-TT</text:span></text:p>
      <text:h text:style-name="Heading_20_3" text:outline-level="3">2. Main purpose</text:h>
      <text:p text:style-name="Text_20_body">Current GaitTR-style model-এর faithful upgrade: same 10-channel input রেখে backbone stronger করা।</text:p>
      <text:h text:style-name="Heading_20_3" text:outline-level="3">3. Bottleneck targeted</text:h>
      <text:p text:style-name="Text_20_body">BG, CL, temporal scale mismatch, joint relation weakness, view variation.</text:p>
      <text:h text:style-name="Heading_20_3" text:outline-level="3">4. Input data</text:h>
      <text:p text:style-name="Text_20_body">Same current skeleton feature:</text:p>
      <text:section text:style-name="Sect1" text:name="Section22">
        <text:p text:style-name="P2"><text:bookmark text:name="code-block-viewer Copy 21"/><text:span text:style-name="Source_20_Text">pose .npz → normalized keypoints → B × 10 × 60 × 17</text:span></text:p>
      </text:section>
      <text:p text:style-name="Text_20_body">This keeps compatibility with current pipeline. Existing feature construction already documented and validated: joint, joint-relative, velocity-1, velocity-2, bone → <text:span text:style-name="Source_20_Text">10 × 60 × 17</text:span>। </text:p>
      <text:h text:style-name="Heading_20_3" text:outline-level="3">5. Feature construction</text:h>
      <text:p text:style-name="Text_20_body">Use exactly current 10 channels. Add no new raw channels in first version.</text:p>
      <text:p text:style-name="Text_20_body">Optional ablation only:</text:p>
      <text:section text:style-name="Sect1" text:name="Section23">
        <text:p text:style-name="P2"><text:bookmark text:name="code-block-viewer Copy 22"/><text:span text:style-name="Source_20_Text">+ confidence channel → 11 channels</text:span></text:p>
      </text:section>
      <text:p text:style-name="Text_20_body">But main GaitTR++ should use 10 channels for fair controlled comparison.</text:p>
      <text:h text:style-name="Heading_20_3" text:outline-level="3"><text:soft-page-break/>6. Layer-by-layer architectur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Stage</text:p>
            </table:table-cell>
            <table:table-cell table:style-name="Table4.A1" office:value-type="string">
              <text:p text:style-name="Table_20_Heading">Layer/block</text:p>
            </table:table-cell>
            <table:table-cell table:style-name="Table4.A1" office:value-type="string">
              <text:p text:style-name="Table_20_Heading">Input</text:p>
            </table:table-cell>
            <table:table-cell table:style-name="Table4.A1" office:value-type="string">
              <text:p text:style-name="Table_20_Heading">Output</text:p>
            </table:table-cell>
            <table:table-cell table:style-name="Table4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Data BN</text:p>
          </table:table-cell>
          <table:table-cell table:style-name="Table4.A1" office:value-type="string">
            <text:p text:style-name="Table_20_Contents">B×10×60×17</text:p>
          </table:table-cell>
          <table:table-cell table:style-name="Table4.A1" office:value-type="string">
            <text:p text:style-name="Table_20_Contents">B×10×60×17</text:p>
          </table:table-cell>
          <table:table-cell table:style-name="Table4.A1" office:value-type="string">
            <text:p text:style-name="Table_20_Contents">same as GaitTR</text:p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Stem projection</text:p>
          </table:table-cell>
          <table:table-cell table:style-name="Table4.A1" office:value-type="string">
            <text:p text:style-name="Table_20_Contents">B×10×60×17</text:p>
          </table:table-cell>
          <table:table-cell table:style-name="Table4.A1" office:value-type="string">
            <text:p text:style-name="Table_20_Contents">B×64×60×17</text:p>
          </table:table-cell>
          <table:table-cell table:style-name="Table4.A1" office:value-type="string">
            <text:p text:style-name="Table_20_Contents">1×1 Conv2d, BN, Mish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MSTC-JGA Block ×2</text:p>
          </table:table-cell>
          <table:table-cell table:style-name="Table4.A1" office:value-type="string">
            <text:p text:style-name="Table_20_Contents">B×64×60×17</text:p>
          </table:table-cell>
          <table:table-cell table:style-name="Table4.A1" office:value-type="string">
            <text:p text:style-name="Table_20_Contents">B×64×60×17</text:p>
          </table:table-cell>
          <table:table-cell table:style-name="Table4.A1" office:value-type="string">
            <text:p text:style-name="Table_20_Contents">kernels 3/5/9, heads 4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Transition</text:p>
          </table:table-cell>
          <table:table-cell table:style-name="Table4.A1" office:value-type="string">
            <text:p text:style-name="Table_20_Contents">B×64×60×17</text:p>
          </table:table-cell>
          <table:table-cell table:style-name="Table4.A1" office:value-type="string">
            <text:p text:style-name="Table_20_Contents">B×96×60×17</text:p>
          </table:table-cell>
          <table:table-cell table:style-name="Table4.A1" office:value-type="string">
            <text:p text:style-name="Table_20_Contents">1×1 Conv2d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MSTC-JGA Block ×2</text:p>
          </table:table-cell>
          <table:table-cell table:style-name="Table4.A1" office:value-type="string">
            <text:p text:style-name="Table_20_Contents">B×96×60×17</text:p>
          </table:table-cell>
          <table:table-cell table:style-name="Table4.A1" office:value-type="string">
            <text:p text:style-name="Table_20_Contents">B×96×60×17</text:p>
          </table:table-cell>
          <table:table-cell table:style-name="Table4.A1" office:value-type="string">
            <text:p text:style-name="Table_20_Contents">dilation 1/2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Transition</text:p>
          </table:table-cell>
          <table:table-cell table:style-name="Table4.A1" office:value-type="string">
            <text:p text:style-name="Table_20_Contents">B×96×60×17</text:p>
          </table:table-cell>
          <table:table-cell table:style-name="Table4.A1" office:value-type="string">
            <text:p text:style-name="Table_20_Contents">B×160×60×17</text:p>
          </table:table-cell>
          <table:table-cell table:style-name="Table4.A1" office:value-type="string">
            <text:p text:style-name="Table_20_Contents">1×1 Conv2d</text:p>
          </table:table-cell>
        </table:table-row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MSTC-JGA Block ×2</text:p>
          </table:table-cell>
          <table:table-cell table:style-name="Table4.A1" office:value-type="string">
            <text:p text:style-name="Table_20_Contents">B×160×60×17</text:p>
          </table:table-cell>
          <table:table-cell table:style-name="Table4.A1" office:value-type="string">
            <text:p text:style-name="Table_20_Contents">B×160×60×17</text:p>
          </table:table-cell>
          <table:table-cell table:style-name="Table4.A1" office:value-type="string">
            <text:p text:style-name="Table_20_Contents">heads 8</text:p>
          </table:table-cell>
        </table:table-row>
        <table:table-row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Transition</text:p>
          </table:table-cell>
          <table:table-cell table:style-name="Table4.A1" office:value-type="string">
            <text:p text:style-name="Table_20_Contents">B×160×60×17</text:p>
          </table:table-cell>
          <table:table-cell table:style-name="Table4.A1" office:value-type="string">
            <text:p text:style-name="Table_20_Contents">B×256×60×17</text:p>
          </table:table-cell>
          <table:table-cell table:style-name="Table4.A1" office:value-type="string">
            <text:p text:style-name="Table_20_Contents">1×1 Conv2d</text:p>
          </table:table-cell>
        </table:table-row>
        <table:table-row>
          <table:table-cell table:style-name="Table4.A1" office:value-type="string">
            <text:p text:style-name="Table_20_Contents">8</text:p>
          </table:table-cell>
          <table:table-cell table:style-name="Table4.A1" office:value-type="string">
            <text:p text:style-name="Table_20_Contents">MSTC-JGA Block ×1</text:p>
          </table:table-cell>
          <table:table-cell table:style-name="Table4.A1" office:value-type="string">
            <text:p text:style-name="Table_20_Contents">B×256×60×17</text:p>
          </table:table-cell>
          <table:table-cell table:style-name="Table4.A1" office:value-type="string">
            <text:p text:style-name="Table_20_Contents">B×256×60×17</text:p>
          </table:table-cell>
          <table:table-cell table:style-name="Table4.A1" office:value-type="string">
            <text:p text:style-name="Table_20_Contents">heads 8</text:p>
          </table:table-cell>
        </table:table-row>
        <table:table-row>
          <table:table-cell table:style-name="Table4.A1" office:value-type="string">
            <text:p text:style-name="Table_20_Contents">9</text:p>
          </table:table-cell>
          <table:table-cell table:style-name="Table4.A1" office:value-type="string">
            <text:p text:style-name="Table_20_Contents">Body-part pooling</text:p>
          </table:table-cell>
          <table:table-cell table:style-name="Table4.A1" office:value-type="string">
            <text:p text:style-name="Table_20_Contents">B×256×60×17</text:p>
          </table:table-cell>
          <table:table-cell table:style-name="Table4.A1" office:value-type="string">
            <text:p text:style-name="Table_20_Contents">B×60×6×256</text:p>
          </table:table-cell>
          <table:table-cell table:style-name="Table4.A1" office:value-type="string">
            <text:p text:style-name="Table_20_Contents">6 anatomical groups</text:p>
          </table:table-cell>
        </table:table-row>
        <table:table-row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Part-temporal Transformer</text:p>
          </table:table-cell>
          <table:table-cell table:style-name="Table4.A1" office:value-type="string">
            <text:p text:style-name="Table_20_Contents">B×360×256</text:p>
          </table:table-cell>
          <table:table-cell table:style-name="Table4.A1" office:value-type="string">
            <text:p text:style-name="Table_20_Contents">B×360×256</text:p>
          </table:table-cell>
          <table:table-cell table:style-name="Table4.A1" office:value-type="string">
            <text:p text:style-name="Table_20_Contents">2 layers, heads 8, FFN 1024</text:p>
          </table:table-cell>
        </table:table-row>
        <table:table-row>
          <table:table-cell table:style-name="Table4.A1" office:value-type="string">
            <text:p text:style-name="Table_20_Contents">11</text:p>
          </table:table-cell>
          <table:table-cell table:style-name="Table4.A1" office:value-type="string">
            <text:p text:style-name="Table_20_Contents">Lower-body attention pooling</text:p>
          </table:table-cell>
          <table:table-cell table:style-name="Table4.A1" office:value-type="string">
            <text:p text:style-name="Table_20_Contents">B×360×256</text:p>
          </table:table-cell>
          <table:table-cell table:style-name="Table4.A1" office:value-type="string">
            <text:p text:style-name="Table_20_Contents">B×256</text:p>
          </table:table-cell>
          <table:table-cell table:style-name="Table4.A1" office:value-type="string">
            <text:p text:style-name="Table_20_Contents">legs/hips weighted higher but learnable</text:p>
          </table:table-cell>
        </table:table-row>
        <table:table-row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Embedding projection</text:p>
          </table:table-cell>
          <table:table-cell table:style-name="Table4.A1" office:value-type="string">
            <text:p text:style-name="Table_20_Contents">B×256</text:p>
          </table:table-cell>
          <table:table-cell table:style-name="Table4.A1" office:value-type="string">
            <text:p text:style-name="Table_20_Contents">B×256</text:p>
          </table:table-cell>
          <table:table-cell table:style-name="Table4.A1" office:value-type="string">
            <text:p text:style-name="Table_20_Contents">Linear, BN, L2</text:p>
          </table:table-cell>
        </table:table-row>
        <table:table-row>
          <table:table-cell table:style-name="Table4.A1" office:value-type="string">
            <text:p text:style-name="Table_20_Contents">13</text:p>
          </table:table-cell>
          <table:table-cell table:style-name="Table4.A1" office:value-type="string">
            <text:p text:style-name="Table_20_Contents">Classifier</text:p>
          </table:table-cell>
          <table:table-cell table:style-name="Table4.A1" office:value-type="string">
            <text:p text:style-name="Table_20_Contents">B×256</text:p>
          </table:table-cell>
          <table:table-cell table:style-name="Table4.A1" office:value-type="string">
            <text:p text:style-name="Table_20_Contents">B×74</text:p>
          </table:table-cell>
          <table:table-cell table:style-name="Table4.A1" office:value-type="string">
            <text:p text:style-name="Table_20_Contents">train IDs</text:p>
          </table:table-cell>
        </table:table-row>
      </table:table>
      <text:p text:style-name="Text_20_body">Anatomical groups:</text:p>
      <text:section text:style-name="Sect1" text:name="Section24">
        <text:p text:style-name="P3"><text:bookmark text:name="code-block-viewer Copy 23"/><text:span text:style-name="Source_20_Text">head: nose/eyes/ears</text:span></text:p>
        <text:p text:style-name="Preformatted_20_Text"><text:span text:style-name="Source_20_Text">torso: shoulders/hips</text:span></text:p>
        <text:p text:style-name="Preformatted_20_Text"><text:span text:style-name="Source_20_Text">left arm: left shoulder/elbow/wrist</text:span></text:p>
        <text:p text:style-name="Preformatted_20_Text"><text:span text:style-name="Source_20_Text">right arm: right shoulder/elbow/wrist</text:span></text:p>
        <text:p text:style-name="Preformatted_20_Text"><text:span text:style-name="Source_20_Text">left leg: left hip/knee/ankle</text:span></text:p>
        <text:p text:style-name="P1"><text:span text:style-name="Source_20_Text">right leg: right hip/knee/ankle</text:span></text:p>
      </text:section>
      <text:p text:style-name="Text_20_body">MSTC-JGA block:</text:p>
      <text:section text:style-name="Sect1" text:name="Section25">
        <text:p text:style-name="P3"><text:bookmark text:name="code-block-viewer Copy 24"/><text:span text:style-name="Source_20_Text">Multi-scale temporal convolution:</text:span></text:p>
        <text:p text:style-name="Preformatted_20_Text"><text:span text:style-name="Source_20_Text"><text:s text:c="2"/>branch1: kernel 3, dilation 1</text:span></text:p>
        <text:p text:style-name="Preformatted_20_Text"><text:span text:style-name="Source_20_Text"><text:s text:c="2"/>branch2: kernel 5, dilation 1</text:span></text:p>
        <text:p text:style-name="Preformatted_20_Text"><text:span text:style-name="Source_20_Text"><text:s text:c="2"/>branch3: kernel 9, dilation 1</text:span></text:p>
        <text:p text:style-name="Preformatted_20_Text"><text:span text:style-name="Source_20_Text"><text:s text:c="2"/>branch4: kernel 5, dilation 2</text:span></text:p>
        <text:p text:style-name="Preformatted_20_Text"><text:span text:style-name="Source_20_Text">Joint graph attention:</text:span></text:p>
        <text:p text:style-name="Preformatted_20_Text"><text:span text:style-name="Source_20_Text"><text:s text:c="2"/>self-attention over 17 joints per frame</text:span></text:p>
        <text:p text:style-name="Preformatted_20_Text"><text:span text:style-name="Source_20_Text"><text:s text:c="2"/>learnable adjacency bias</text:span></text:p>
        <text:p text:style-name="Preformatted_20_Text"><text:span text:style-name="Source_20_Text"><text:s text:c="2"/>residual COCO skeleton edge bias</text:span></text:p>
        <text:p text:style-name="Preformatted_20_Text"><text:span text:style-name="Source_20_Text">FFN:</text:span></text:p>
        <text:p text:style-name="Preformatted_20_Text"><text:span text:style-name="Source_20_Text"><text:s text:c="2"/>C → 4C → C</text:span></text:p>
        <text:p text:style-name="Preformatted_20_Text"><text:span text:style-name="Source_20_Text">Norm:</text:span></text:p>
        <text:p text:style-name="Preformatted_20_Text"><text:span text:style-name="Source_20_Text"><text:s text:c="2"/>BatchNorm2d after conv</text:span></text:p>
        <text:p text:style-name="Preformatted_20_Text"><text:span text:style-name="Source_20_Text"><text:s text:c="2"/>LayerNorm inside attention</text:span></text:p>
        <text:p text:style-name="Preformatted_20_Text"><text:span text:style-name="Source_20_Text">Activation:</text:span></text:p>
        <text:p text:style-name="Preformatted_20_Text"><text:span text:style-name="Source_20_Text"><text:s text:c="2"/>Mish for conv, GELU for FFN</text:span></text:p>
        <text:p text:style-name="Preformatted_20_Text"><text:span text:style-name="Source_20_Text">Dropout:</text:span></text:p>
        <text:p text:style-name="Preformatted_20_Text"><text:span text:style-name="Source_20_Text"><text:s text:c="2"/>0.1</text:span></text:p>
        <text:p text:style-name="Preformatted_20_Text"><text:span text:style-name="Source_20_Text">Residual:</text:span></text:p>
        <text:p text:style-name="P1"><text:span text:style-name="Source_20_Text"><text:s text:c="2"/>every sub-block</text:span></text:p>
      </text:section>
      <text:h text:style-name="Heading_20_3" text:outline-level="3"><text:soft-page-break/>7. Token design</text:h>
      <text:p text:style-name="Text_20_body">Part-temporal tokens:</text:p>
      <text:section text:style-name="Sect1" text:name="Section26">
        <text:p text:style-name="P3"><text:bookmark text:name="code-block-viewer Copy 25"/><text:span text:style-name="Source_20_Text">6 body parts × 60 frames = 360 tokens</text:span></text:p>
        <text:p text:style-name="P1"><text:span text:style-name="Source_20_Text">token dim = 256</text:span></text:p>
      </text:section>
      <text:p text:style-name="Text_20_body">Embedding:</text:p>
      <text:section text:style-name="Sect1" text:name="Section27">
        <text:p text:style-name="P3"><text:bookmark text:name="code-block-viewer Copy 26"/><text:span text:style-name="Source_20_Text">temporal position embedding: 60×256</text:span></text:p>
        <text:p text:style-name="P1"><text:span text:style-name="Source_20_Text">body-part embedding: 6×256</text:span></text:p>
      </text:section>
      <text:p text:style-name="Text_20_body">No view/condition embedding in practical main model.</text:p>
      <text:h text:style-name="Heading_20_3" text:outline-level="3">8. Fusion design</text:h>
      <text:p text:style-name="Text_20_body">Single skeleton expert. Final test:</text:p>
      <text:section text:style-name="Sect1" text:name="Section28">
        <text:p text:style-name="P3"><text:bookmark text:name="code-block-viewer Copy 27"/><text:span text:style-name="Source_20_Text">GaitTR++ skeleton score + old silhouette score</text:span></text:p>
        <text:p text:style-name="P1"><text:span text:style-name="Source_20_Text">fixed α=0.5</text:span></text:p>
      </text:section>
      <text:h text:style-name="Heading_20_3" text:outline-level="3">9. Output</text:h>
      <text:section text:style-name="Sect1" text:name="Section29">
        <text:p text:style-name="P3"><text:bookmark text:name="code-block-viewer Copy 28"/><text:span text:style-name="Source_20_Text">Embedding: 256-D L2-normalized</text:span></text:p>
        <text:p text:style-name="Preformatted_20_Text"><text:span text:style-name="Source_20_Text">Classifier: 74 train IDs</text:span></text:p>
        <text:p text:style-name="P1"><text:span text:style-name="Source_20_Text">Score: cosine or negative Euclidean distance</text:span></text:p>
      </text:section>
      <text:h text:style-name="Heading_20_3" text:outline-level="3">10. Loss functions</text:h>
      <text:section text:style-name="Sect1" text:name="Section30">
        <text:p text:style-name="P3"><text:bookmark text:name="code-block-viewer Copy 29"/><text:span text:style-name="Source_20_Text">CE label smoothing 0.1</text:span></text:p>
        <text:p text:style-name="Preformatted_20_Text"><text:span text:style-name="Source_20_Text">Batch-hard triplet margin 0.3</text:span></text:p>
        <text:p text:style-name="Preformatted_20_Text"><text:span text:style-name="Source_20_Text">Temporal consistency loss between two crops of same sequence</text:span></text:p>
        <text:p text:style-name="P1"><text:span text:style-name="Source_20_Text">Optional ArcFace after stable CE+Triplet run</text:span></text:p>
      </text:section>
      <text:p text:style-name="Text_20_body">Temporal consistency:</text:p>
      <text:section text:style-name="Sect1" text:name="Section31">
        <text:p text:style-name="P2"><text:bookmark text:name="code-block-viewer Copy 30"/><text:span text:style-name="Source_20_Text">same video two random 60-frame crops → embeddings should be close</text:span></text:p>
      </text:section>
      <text:h text:style-name="Heading_20_3" text:outline-level="3">11. Training strategy</text:h>
      <text:section text:style-name="Sect1" text:name="Section32">
        <text:p text:style-name="P3"><text:bookmark text:name="code-block-viewer Copy 31"/><text:span text:style-name="Source_20_Text">Train from scratch</text:span></text:p>
        <text:p text:style-name="Preformatted_20_Text"><text:span text:style-name="Source_20_Text">P=8, K=4</text:span></text:p>
        <text:p text:style-name="Preformatted_20_Text"><text:span text:style-name="Source_20_Text">batch=32</text:span></text:p>
        <text:p text:style-name="Preformatted_20_Text"><text:span text:style-name="Source_20_Text">AdamW</text:span></text:p>
        <text:p text:style-name="Preformatted_20_Text"><text:span text:style-name="Source_20_Text">max lr=8e-4</text:span></text:p>
        <text:p text:style-name="Preformatted_20_Text"><text:span text:style-name="Source_20_Text">weight decay=1e-4</text:span></text:p>
        <text:p text:style-name="Preformatted_20_Text"><text:span text:style-name="Source_20_Text">40k steps</text:span></text:p>
        <text:p text:style-name="P1"><text:span text:style-name="Source_20_Text">strong skeleton augmentation</text:span></text:p>
      </text:section>
      <text:p text:style-name="Text_20_body">Use internal validation from train IDs only for checkpoint selection.</text:p>
      <text:h text:style-name="Heading_20_3" text:outline-level="3">12. Evaluation</text:h>
      <text:p text:style-name="Text_20_body">Same LT protocol. Compare:</text:p>
      <text:section text:style-name="Sect1" text:name="Section33">
        <text:p text:style-name="P3"><text:bookmark text:name="code-block-viewer Copy 32"/><text:span text:style-name="Source_20_Text">current GaitTR skeleton</text:span></text:p>
        <text:p text:style-name="Preformatted_20_Text"><text:span text:style-name="Source_20_Text">GaitTR++ skeleton</text:span></text:p>
        <text:p text:style-name="Preformatted_20_Text"><text:span text:style-name="Source_20_Text">fixed fusion old</text:span></text:p>
        <text:p text:style-name="P1"><text:span text:style-name="Source_20_Text">fixed fusion with GaitTR++ skeleton</text:span></text:p>
      </text:section>
      <text:h text:style-name="Heading_20_3" text:outline-level="3"><text:soft-page-break/>13. Expected benefit</text:h>
      <text:p text:style-name="Text_20_body">Expert-only:</text:p>
      <text:section text:style-name="Sect1" text:name="Section34">
        <text:p text:style-name="P3"><text:bookmark text:name="code-block-viewer Copy 33"/><text:span text:style-name="Source_20_Text">BG +4 to +8 pp</text:span></text:p>
        <text:p text:style-name="P1"><text:span text:style-name="Source_20_Text">CL +4 to +9 pp</text:span></text:p>
      </text:section>
      <text:p text:style-name="Text_20_body">Fusion over current fixed α=0.5:</text:p>
      <text:section text:style-name="Sect1" text:name="Section35">
        <text:p text:style-name="P3"><text:bookmark text:name="code-block-viewer Copy 34"/><text:span text:style-name="Source_20_Text">BG +0.2 to +1.0</text:span></text:p>
        <text:p text:style-name="Preformatted_20_Text"><text:span text:style-name="Source_20_Text">CL +0.3 to +1.5</text:span></text:p>
        <text:p text:style-name="P1"><text:span text:style-name="Source_20_Text">Mean +0.2 to +0.9</text:span></text:p>
      </text:section>
      <text:h text:style-name="Heading_20_3" text:outline-level="3">14. Risk</text:h>
      <text:p text:style-name="Text_20_body">Overfitting: medium.<text:line-break/>Implementation risk: medium.<text:line-break/>Cost: medium.<text:line-break/>NM degradation: low-medium if current 10-channel input retained.</text:p>
      <text:h text:style-name="Heading_20_3" text:outline-level="3">15. Paper value</text:h>
      <text:p text:style-name="Text_20_body">Incremental but clean.<text:line-break/>Good if you want “GaitTR backbone upgrade” paper section.<text:line-break/>Less novel than cross-modal token fusion, but more reliable.</text:p>
      <text:h text:style-name="Heading_20_3" text:outline-level="3">16. Implementation handoff</text:h>
      <text:p text:style-name="Text_20_body">Implement notebook <text:span text:style-name="Source_20_Text">18b_skeleton_gaittrpp_mstc_jga_tt.ipynb</text:span>. Keep current 10-channel feature pipeline, replace GaitTR blocks with multi-scale temporal convolution + graph-biased joint attention + part-temporal transformer. Train skeleton-only, export embeddings, then evaluate fixed α=0.5 fusion with existing silhouette scores. Save to <text:span text:style-name="Source_20_Text">results/skeleton_gaittrpp_18b/</text:span>.</text:p>
      <text:p text:style-name="Horizontal_20_Line"/>
      <text:h text:style-name="Heading_20_2" text:outline-level="2">Architecture 3 — Silhouette Expert v2: Part-Temporal GaitGL++ with Multi-Scale 3D CNN + HPP + Part Attention</text:h>
      <text:h text:style-name="Heading_20_3" text:outline-level="3">1. Architecture name</text:h>
      <text:p text:style-name="Text_20_body"><text:span text:style-name="Strong_20_Emphasis">PT-GaitGL++: Part-Temporal GaitGL++</text:span></text:p>
      <text:h text:style-name="Heading_20_3" text:outline-level="3">2. Main purpose</text:h>
      <text:p text:style-name="Text_20_body">Current silhouette expert-এর static HPP pooling upgrade করে dynamic part-temporal silhouette representation শেখা।</text:p>
      <text:h text:style-name="Heading_20_3" text:outline-level="3">3. Bottleneck targeted</text:h>
      <text:p text:style-name="Text_20_body">BG, CL, silhouette clothing distortion, temporal instability, view variation.</text:p>
      <text:h text:style-name="Heading_20_3" text:outline-level="3"><text:soft-page-break/>4. Input data</text:h>
      <text:p text:style-name="Text_20_body">Source:</text:p>
      <text:section text:style-name="Sect1" text:name="Section36">
        <text:p text:style-name="P3"><text:bookmark text:name="code-block-viewer Copy 35"/><text:span text:style-name="Source_20_Text">data/fusion_splits/train_LT_fusion.csv</text:span></text:p>
        <text:p text:style-name="P1"><text:span text:style-name="Source_20_Text">silhouette_path column → silhouette .npz</text:span></text:p>
      </text:section>
      <text:p text:style-name="Text_20_body">Tensor:</text:p>
      <text:section text:style-name="Sect1" text:name="Section37">
        <text:p text:style-name="P3"><text:bookmark text:name="code-block-viewer Copy 36"/><text:span text:style-name="Source_20_Text">Raw silhouette sequence: T_raw × 64 × 44</text:span></text:p>
        <text:p text:style-name="Preformatted_20_Text"><text:span text:style-name="Source_20_Text">Training clip: 60 × 64 × 44</text:span></text:p>
        <text:p text:style-name="P1"><text:span text:style-name="Source_20_Text">Model input: B × 1 × 60 × 64 × 44</text:span></text:p>
      </text:section>
      <text:p text:style-name="Text_20_body">Current silhouette expert uses <text:span text:style-name="Source_20_Text">B × T × H × W</text:span>, with T=60, H=64, W=44, and GaitGL-style 3D CNN + HPP. </text:p>
      <text:h text:style-name="Heading_20_3" text:outline-level="3">5. Feature construction</text:h>
      <text:p text:style-name="Text_20_body">Use binary/soft silhouette mask:</text:p>
      <text:section text:style-name="Sect1" text:name="Section38">
        <text:p text:style-name="P2"><text:bookmark text:name="code-block-viewer Copy 37"/><text:span text:style-name="Source_20_Text">S ∈ [0,1], shape 60×64×44</text:span></text:p>
      </text:section>
      <text:p text:style-name="Text_20_body">Preprocessing:</text:p>
      <text:section text:style-name="Sect1" text:name="Section39">
        <text:p text:style-name="P3"><text:bookmark text:name="code-block-viewer Copy 38"/><text:span text:style-name="Source_20_Text">center person horizontally</text:span></text:p>
        <text:p text:style-name="Preformatted_20_Text"><text:span text:style-name="Source_20_Text">resize to 64×44</text:span></text:p>
        <text:p text:style-name="Preformatted_20_Text"><text:span text:style-name="Source_20_Text">area normalization optional</text:span></text:p>
        <text:p text:style-name="Preformatted_20_Text"><text:span text:style-name="Source_20_Text">random horizontal shift ±2 pixels</text:span></text:p>
        <text:p text:style-name="P1"><text:span text:style-name="Source_20_Text">random erosion/dilation for robustness</text:span></text:p>
      </text:section>
      <text:p text:style-name="Text_20_body">No condition label at test.</text:p>
      <text:h text:style-name="Heading_20_3" text:outline-level="3">6. Layer-by-layer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Stage</text:p>
            </table:table-cell>
            <table:table-cell table:style-name="Table5.A1" office:value-type="string">
              <text:p text:style-name="Table_20_Heading">Layer/block</text:p>
            </table:table-cell>
            <table:table-cell table:style-name="Table5.A1" office:value-type="string">
              <text:p text:style-name="Table_20_Heading">Input</text:p>
            </table:table-cell>
            <table:table-cell table:style-name="Table5.A1" office:value-type="string">
              <text:p text:style-name="Table_20_Heading">Output</text:p>
            </table:table-cell>
            <table:table-cell table:style-name="Table5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Input unsqueeze</text:p>
          </table:table-cell>
          <table:table-cell table:style-name="Table5.A1" office:value-type="string">
            <text:p text:style-name="Table_20_Contents">B×60×64×44</text:p>
          </table:table-cell>
          <table:table-cell table:style-name="Table5.A1" office:value-type="string">
            <text:p text:style-name="Table_20_Contents">B×1×60×64×44</text:p>
          </table:table-cell>
          <table:table-cell table:style-name="Table5.A1" office:value-type="string">
            <text:p text:style-name="Table_20_Contents">channel dim</text:p>
          </table:table-cell>
        </table:table-row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3D stem</text:p>
          </table:table-cell>
          <table:table-cell table:style-name="Table5.A1" office:value-type="string">
            <text:p text:style-name="Table_20_Contents">B×1×60×64×44</text:p>
          </table:table-cell>
          <table:table-cell table:style-name="Table5.A1" office:value-type="string">
            <text:p text:style-name="Table_20_Contents">B×32×60×64×44</text:p>
          </table:table-cell>
          <table:table-cell table:style-name="Table5.A1" office:value-type="string">
            <text:p text:style-name="Table_20_Contents">Conv3d k=(3,5,5), stride 1, pad (1,2,2), BN3d, Mish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MS3D Block-1</text:p>
          </table:table-cell>
          <table:table-cell table:style-name="Table5.A1" office:value-type="string">
            <text:p text:style-name="Table_20_Contents">B×32×60×64×44</text:p>
          </table:table-cell>
          <table:table-cell table:style-name="Table5.A1" office:value-type="string">
            <text:p text:style-name="Table_20_Contents">B×64×60×32×22</text:p>
          </table:table-cell>
          <table:table-cell table:style-name="Table5.A1" office:value-type="string">
            <text:p text:style-name="Table_20_Contents">stride spatial (1,2,2), temporal kernels 3/5</text:p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MS3D Block-2 ×2</text:p>
          </table:table-cell>
          <table:table-cell table:style-name="Table5.A1" office:value-type="string">
            <text:p text:style-name="Table_20_Contents">B×64×60×32×22</text:p>
          </table:table-cell>
          <table:table-cell table:style-name="Table5.A1" office:value-type="string">
            <text:p text:style-name="Table_20_Contents">B×128×60×16×11</text:p>
          </table:table-cell>
          <table:table-cell table:style-name="Table5.A1" office:value-type="string">
            <text:p text:style-name="Table_20_Contents">stride spatial first block, kernels 3/5/7</text:p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MS3D Block-3 ×2</text:p>
          </table:table-cell>
          <table:table-cell table:style-name="Table5.A1" office:value-type="string">
            <text:p text:style-name="Table_20_Contents">B×128×60×16×11</text:p>
          </table:table-cell>
          <table:table-cell table:style-name="Table5.A1" office:value-type="string">
            <text:p text:style-name="Table_20_Contents">B×256×60×16×11</text:p>
          </table:table-cell>
          <table:table-cell table:style-name="Table5.A1" office:value-type="string">
            <text:p text:style-name="Table_20_Contents">no downsample, temporal dilation 1/2</text:p>
          </table:table-cell>
        </table:table-row>
        <table:table-row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Per-frame HPP tokenizer</text:p>
          </table:table-cell>
          <table:table-cell table:style-name="Table5.A1" office:value-type="string">
            <text:p text:style-name="Table_20_Contents">B×256×60×16×11</text:p>
          </table:table-cell>
          <table:table-cell table:style-name="Table5.A1" office:value-type="string">
            <text:p text:style-name="Table_20_Contents">B×60×15×256</text:p>
          </table:table-cell>
          <table:table-cell table:style-name="Table5.A1" office:value-type="string">
            <text:p text:style-name="Table_20_Contents">HPP bins 1+2+4+8=15</text:p>
          </table:table-cell>
        </table:table-row>
        <table:table-row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Part-temporal Transformer</text:p>
          </table:table-cell>
          <table:table-cell table:style-name="Table5.A1" office:value-type="string">
            <text:p text:style-name="Table_20_Contents">B×900×256</text:p>
          </table:table-cell>
          <table:table-cell table:style-name="Table5.A1" office:value-type="string">
            <text:p text:style-name="Table_20_Contents">B×900×256</text:p>
          </table:table-cell>
          <table:table-cell table:style-name="Table5.A1" office:value-type="string">
            <text:p text:style-name="Table_20_Contents">2 layers, heads 8, FFN 1024</text:p>
          </table:table-cell>
        </table:table-row>
        <table:table-row>
          <table:table-cell table:style-name="Table5.A1" office:value-type="string">
            <text:p text:style-name="Table_20_Contents">7</text:p>
          </table:table-cell>
          <table:table-cell table:style-name="Table5.A1" office:value-type="string">
            <text:p text:style-name="Table_20_Contents">Part attention pooling</text:p>
          </table:table-cell>
          <table:table-cell table:style-name="Table5.A1" office:value-type="string">
            <text:p text:style-name="Table_20_Contents">B×60×15×256</text:p>
          </table:table-cell>
          <table:table-cell table:style-name="Table5.A1" office:value-type="string">
            <text:p text:style-name="Table_20_Contents">B×15×256</text:p>
          </table:table-cell>
          <table:table-cell table:style-name="Table5.A1" office:value-type="string">
            <text:p text:style-name="Table_20_Contents">temporal attention per part</text:p>
          </table:table-cell>
        </table:table-row>
        <table:table-row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Part reliability weighting</text:p>
          </table:table-cell>
          <table:table-cell table:style-name="Table5.A1" office:value-type="string">
            <text:p text:style-name="Table_20_Contents">B×15×256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learnable part weights conditioned on features</text:p>
          </table:table-cell>
        </table:table-row>
        <table:table-row>
          <table:table-cell table:style-name="Table5.A1" office:value-type="string">
            <text:p text:style-name="Table_20_Contents">9</text:p>
          </table:table-cell>
          <table:table-cell table:style-name="Table5.A1" office:value-type="string">
            <text:p text:style-name="Table_20_Contents">Global branch pooling</text:p>
          </table:table-cell>
          <table:table-cell table:style-name="Table5.A1" office:value-type="string">
            <text:p text:style-name="Table_20_Contents">B×256×60×1<text:soft-page-break/>6×11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mean+max over T,H,W</text:p>
          </table:table-cell>
        </table:table-row>
        <table:table-row>
          <table:table-cell table:style-name="Table5.A1" office:value-type="string">
            <text:p text:style-name="Table_20_Contents">10</text:p>
          </table:table-cell>
          <table:table-cell table:style-name="Table5.A1" office:value-type="string">
            <text:p text:style-name="Table_20_Contents">Fusion projection</text:p>
          </table:table-cell>
          <table:table-cell table:style-name="Table5.A1" office:value-type="string">
            <text:p text:style-name="Table_20_Contents">B×512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concat part+global, Linear, BN, Mish, dropout 0.1</text:p>
          </table:table-cell>
        </table:table-row>
        <table:table-row>
          <table:table-cell table:style-name="Table5.A1" office:value-type="string">
            <text:p text:style-name="Table_20_Contents">11</text:p>
          </table:table-cell>
          <table:table-cell table:style-name="Table5.A1" office:value-type="string">
            <text:p text:style-name="Table_20_Contents">Embedding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Linear, L2 normalize</text:p>
          </table:table-cell>
        </table:table-row>
        <table:table-row>
          <table:table-cell table:style-name="Table5.A1" office:value-type="string">
            <text:p text:style-name="Table_20_Contents">12</text:p>
          </table:table-cell>
          <table:table-cell table:style-name="Table5.A1" office:value-type="string">
            <text:p text:style-name="Table_20_Contents">Classifier</text:p>
          </table:table-cell>
          <table:table-cell table:style-name="Table5.A1" office:value-type="string">
            <text:p text:style-name="Table_20_Contents">B×256</text:p>
          </table:table-cell>
          <table:table-cell table:style-name="Table5.A1" office:value-type="string">
            <text:p text:style-name="Table_20_Contents">B×74</text:p>
          </table:table-cell>
          <table:table-cell table:style-name="Table5.A1" office:value-type="string">
            <text:p text:style-name="Table_20_Contents">train IDs</text:p>
          </table:table-cell>
        </table:table-row>
      </table:table>
      <text:p text:style-name="Text_20_body">MS3D block details:</text:p>
      <text:section text:style-name="Sect1" text:name="Section40">
        <text:p text:style-name="P3"><text:bookmark text:name="code-block-viewer Copy 39"/><text:span text:style-name="Source_20_Text">Branch A: Conv3d kernel (3,3,3)</text:span></text:p>
        <text:p text:style-name="Preformatted_20_Text"><text:span text:style-name="Source_20_Text">Branch B: Conv3d kernel (5,3,3)</text:span></text:p>
        <text:p text:style-name="Preformatted_20_Text"><text:span text:style-name="Source_20_Text">Branch C: Conv3d kernel (7,3,3), only stage 2/3</text:span></text:p>
        <text:p text:style-name="Preformatted_20_Text"><text:span text:style-name="Source_20_Text">Concat → 1×1×1 Conv3d</text:span></text:p>
        <text:p text:style-name="Preformatted_20_Text"><text:span text:style-name="Source_20_Text">BN3d → Mish → dropout 0.1</text:span></text:p>
        <text:p text:style-name="P1"><text:span text:style-name="Source_20_Text">Residual projection if channel/spatial size changes</text:span></text:p>
      </text:section>
      <text:h text:style-name="Heading_20_3" text:outline-level="3">7. Token design</text:h>
      <text:p text:style-name="Text_20_body">Token:</text:p>
      <text:section text:style-name="Sect1" text:name="Section41">
        <text:p text:style-name="P3"><text:bookmark text:name="code-block-viewer Copy 40"/><text:span text:style-name="Source_20_Text">one silhouette horizontal part at one time frame</text:span></text:p>
        <text:p text:style-name="Preformatted_20_Text"><text:span text:style-name="Source_20_Text">tokens = 60 frames × 15 HPP parts = 900</text:span></text:p>
        <text:p text:style-name="P1"><text:span text:style-name="Source_20_Text">token dim = 256</text:span></text:p>
      </text:section>
      <text:p text:style-name="Text_20_body">Embeddings:</text:p>
      <text:section text:style-name="Sect1" text:name="Section42">
        <text:p text:style-name="P3"><text:bookmark text:name="code-block-viewer Copy 41"/><text:span text:style-name="Source_20_Text">temporal position embedding: 60×256</text:span></text:p>
        <text:p text:style-name="P1"><text:span text:style-name="Source_20_Text">part embedding: 15×256</text:span></text:p>
      </text:section>
      <text:p text:style-name="Text_20_body">No test condition/view embedding.</text:p>
      <text:h text:style-name="Heading_20_3" text:outline-level="3">8. Fusion design</text:h>
      <text:p text:style-name="Text_20_body">Single silhouette expert. Final comparison:</text:p>
      <text:section text:style-name="Sect1" text:name="Section43">
        <text:p text:style-name="P3"><text:bookmark text:name="code-block-viewer Copy 42"/><text:span text:style-name="Source_20_Text">old skeleton score + PT-GaitGL++ silhouette score</text:span></text:p>
        <text:p text:style-name="P1"><text:span text:style-name="Source_20_Text">fixed α=0.5</text:span></text:p>
      </text:section>
      <text:h text:style-name="Heading_20_3" text:outline-level="3">9. Output</text:h>
      <text:section text:style-name="Sect1" text:name="Section44">
        <text:p text:style-name="P3"><text:bookmark text:name="code-block-viewer Copy 43"/><text:span text:style-name="Source_20_Text">Embedding: 256-D L2-normalized</text:span></text:p>
        <text:p text:style-name="Preformatted_20_Text"><text:span text:style-name="Source_20_Text">Classifier: 74 train IDs</text:span></text:p>
        <text:p text:style-name="P1"><text:span text:style-name="Source_20_Text">Score: cosine or negative Euclidean distance</text:span></text:p>
      </text:section>
      <text:h text:style-name="Heading_20_3" text:outline-level="3">10. Loss functions</text:h>
      <text:section text:style-name="Sect1" text:name="Section45">
        <text:p text:style-name="P3"><text:bookmark text:name="code-block-viewer Copy 44"/><text:span text:style-name="Source_20_Text">CE label smoothing 0.1</text:span></text:p>
        <text:p text:style-name="Preformatted_20_Text"><text:span text:style-name="Source_20_Text">Batch-hard triplet margin 0.3</text:span></text:p>
        <text:p text:style-name="Preformatted_20_Text"><text:span text:style-name="Source_20_Text">Part diversity regularization</text:span></text:p>
        <text:p text:style-name="Preformatted_20_Text"><text:span text:style-name="Source_20_Text">Temporal crop consistency</text:span></text:p>
        <text:p text:style-name="P1"><text:span text:style-name="Source_20_Text">Optional Circle loss</text:span></text:p>
      </text:section>
      <text:p text:style-name="Text_20_body">Part diversity regularization prevents all attention collapsing to one part.</text:p>
      <text:h text:style-name="Heading_20_3" text:outline-level="3">11. Training strategy</text:h>
      <text:section text:style-name="Sect1" text:name="Section46">
        <text:p text:style-name="P3"><text:bookmark text:name="code-block-viewer Copy 45"/><text:span text:style-name="Source_20_Text">Train from scratch or initialize from old GaitGL-style checkpoint where compatible.</text:span></text:p>
        <text:p text:style-name="Preformatted_20_Text"><text:soft-page-break/><text:span text:style-name="Source_20_Text">P=8, K=2 or K=4 depending VRAM</text:span></text:p>
        <text:p text:style-name="Preformatted_20_Text"><text:span text:style-name="Source_20_Text">batch=16 or 32</text:span></text:p>
        <text:p text:style-name="Preformatted_20_Text"><text:span text:style-name="Source_20_Text">AdamW, max lr=5e-4</text:span></text:p>
        <text:p text:style-name="Preformatted_20_Text"><text:span text:style-name="Source_20_Text">weight_decay=1e-4</text:span></text:p>
        <text:p text:style-name="P1"><text:span text:style-name="Source_20_Text">40k–60k steps</text:span></text:p>
      </text:section>
      <text:p text:style-name="Text_20_body">Augmentations:</text:p>
      <text:section text:style-name="Sect1" text:name="Section47">
        <text:p text:style-name="P3"><text:bookmark text:name="code-block-viewer Copy 46"/><text:span text:style-name="Source_20_Text">random horizontal shift</text:span></text:p>
        <text:p text:style-name="Preformatted_20_Text"><text:span text:style-name="Source_20_Text">silhouette erosion/dilation</text:span></text:p>
        <text:p text:style-name="Preformatted_20_Text"><text:span text:style-name="Source_20_Text">random temporal crop</text:span></text:p>
        <text:p text:style-name="Preformatted_20_Text"><text:span text:style-name="Source_20_Text">random frame dropout</text:span></text:p>
        <text:p text:style-name="P1"><text:span text:style-name="Source_20_Text">mask area jitter</text:span></text:p>
      </text:section>
      <text:h text:style-name="Heading_20_3" text:outline-level="3">12. Evaluation</text:h>
      <text:p text:style-name="Text_20_body">Same LT protocol. Compare:</text:p>
      <text:section text:style-name="Sect1" text:name="Section48">
        <text:p text:style-name="P3"><text:bookmark text:name="code-block-viewer Copy 47"/><text:span text:style-name="Source_20_Text">old silhouette-only</text:span></text:p>
        <text:p text:style-name="Preformatted_20_Text"><text:span text:style-name="Source_20_Text">PT-GaitGL++ silhouette-only</text:span></text:p>
        <text:p text:style-name="Preformatted_20_Text"><text:span text:style-name="Source_20_Text">old fixed fusion</text:span></text:p>
        <text:p text:style-name="P1"><text:span text:style-name="Source_20_Text">old skeleton + PT-GaitGL++ fixed α=0.5</text:span></text:p>
      </text:section>
      <text:h text:style-name="Heading_20_3" text:outline-level="3">13. Expected benefit</text:h>
      <text:p text:style-name="Text_20_body">Expert-only:</text:p>
      <text:section text:style-name="Sect1" text:name="Section49">
        <text:p text:style-name="P3"><text:bookmark text:name="code-block-viewer Copy 48"/><text:span text:style-name="Source_20_Text">BG +3 to +7 pp</text:span></text:p>
        <text:p text:style-name="P1"><text:span text:style-name="Source_20_Text">CL +3 to +8 pp, but CL is harder</text:span></text:p>
      </text:section>
      <text:p text:style-name="Text_20_body">Fusion-level:</text:p>
      <text:section text:style-name="Sect1" text:name="Section50">
        <text:p text:style-name="P3"><text:bookmark text:name="code-block-viewer Copy 49"/><text:span text:style-name="Source_20_Text">BG +0.4 to +1.5</text:span></text:p>
        <text:p text:style-name="Preformatted_20_Text"><text:span text:style-name="Source_20_Text">CL +0.2 to +1.2</text:span></text:p>
        <text:p text:style-name="P1"><text:span text:style-name="Source_20_Text">Mean +0.2 to +1.0</text:span></text:p>
      </text:section>
      <text:h text:style-name="Heading_20_3" text:outline-level="3">14. Risk</text:h>
      <text:p text:style-name="Text_20_body">Overfitting: medium-high because silhouette shape can overfit clothing/view.<text:line-break/>Implementation risk: medium.<text:line-break/>Cost: high relative to skeleton.<text:line-break/>NM degradation: low if augmentations not too aggressive.</text:p>
      <text:h text:style-name="Heading_20_3" text:outline-level="3">15. Paper value</text:h>
      <text:p text:style-name="Text_20_body">Incremental-to-moderate.<text:line-break/>Useful silhouette ablation.<text:line-break/>Main-method potential only if fusion improves.</text:p>
      <text:h text:style-name="Heading_20_3" text:outline-level="3">16. Implementation handoff</text:h>
      <text:p text:style-name="Text_20_body">Implement notebook <text:span text:style-name="Source_20_Text">19_silhouette_pt_gaitglpp_v2.ipynb</text:span>. Build a multi-scale 3D CNN silhouette backbone with frame-wise HPP part tokens, part-temporal transformer, dynamic part reliability pooling, and 256-D retrieval embedding. Train on LT train IDs, evaluate silhouette-only and fixed α=0.5 fusion with current skeleton expert. Save all outputs in <text:span text:style-name="Source_20_Text">results/silhouette_v2_19/</text:span>.</text:p>
      <text:p text:style-name="Horizontal_20_Line"><text:soft-page-break/></text:p>
      <text:h text:style-name="Heading_20_2" text:outline-level="2">Architecture 4 — Silhouette Expert v3: Silhouette Motion Boundary + Appearance Dual-Stream Expert</text:h>
      <text:h text:style-name="Heading_20_3" text:outline-level="3">1. Architecture name</text:h>
      <text:p text:style-name="Text_20_body"><text:span text:style-name="Strong_20_Emphasis">SMB-DualGait: Silhouette Motion-Boundary Dual-Stream Expert</text:span></text:p>
      <text:h text:style-name="Heading_20_3" text:outline-level="3">2. Main purpose</text:h>
      <text:p text:style-name="Text_20_body">CL-এ silhouette shape unreliable হলেও motion contour এবং boundary dynamics ব্যবহার করা।</text:p>
      <text:h text:style-name="Heading_20_3" text:outline-level="3">3. Bottleneck targeted</text:h>
      <text:p text:style-name="Text_20_body">CL silhouette clothing distortion, BG carried-object distortion, temporal instability.</text:p>
      <text:h text:style-name="Heading_20_3" text:outline-level="3">4. Input data</text:h>
      <text:p text:style-name="Text_20_body">Silhouette <text:span text:style-name="Source_20_Text">.npz</text:span>:</text:p>
      <text:section text:style-name="Sect1" text:name="Section51">
        <text:p text:style-name="P2"><text:bookmark text:name="code-block-viewer Copy 50"/><text:span text:style-name="Source_20_Text">S: 60 × 64 × 44</text:span></text:p>
      </text:section>
      <text:p text:style-name="Text_20_body">Construct:</text:p>
      <text:section text:style-name="Sect1" text:name="Section52">
        <text:p text:style-name="P3"><text:bookmark text:name="code-block-viewer Copy 51"/><text:span text:style-name="Source_20_Text">Appearance stream input: B × 1 × 60 × 64 × 44</text:span></text:p>
        <text:p text:style-name="P1"><text:span text:style-name="Source_20_Text">Motion-boundary stream input: B × 2 × 60 × 64 × 44</text:span></text:p>
      </text:section>
      <text:p text:style-name="Text_20_body">Motion-boundary channels:</text:p>
      <text:section text:style-name="Sect1" text:name="Section53">
        <text:p text:style-name="P3"><text:bookmark text:name="code-block-viewer Copy 52"/><text:span text:style-name="Source_20_Text">channel 1: temporal difference |S[t] - S[t-1]|</text:span></text:p>
        <text:p text:style-name="P1"><text:span text:style-name="Source_20_Text">channel 2: boundary/edge map from silhouette contour</text:span></text:p>
      </text:section>
      <text:h text:style-name="Heading_20_3" text:outline-level="3">5. Feature construction</text:h>
      <text:section text:style-name="Sect1" text:name="Section54">
        <text:p text:style-name="P3"><text:bookmark text:name="code-block-viewer Copy 53"/><text:span text:style-name="Source_20_Text">A[t] = S[t]</text:span></text:p>
        <text:p text:style-name="Preformatted_20_Text"><text:span text:style-name="Source_20_Text">D[t] = |S[t] - S[t-1]|</text:span></text:p>
        <text:p text:style-name="P1"><text:span text:style-name="Source_20_Text">E[t] = boundary(S[t]) using morphological gradient or contour edge</text:span></text:p>
      </text:section>
      <text:p text:style-name="Text_20_body">Final:</text:p>
      <text:section text:style-name="Sect1" text:name="Section55">
        <text:p text:style-name="P3"><text:bookmark text:name="code-block-viewer Copy 54"/><text:span text:style-name="Source_20_Text">Appearance: A</text:span></text:p>
        <text:p text:style-name="P1"><text:span text:style-name="Source_20_Text">Motion-boundary: concat(D,E)</text:span></text:p>
      </text:section>
      <text:h text:style-name="Heading_20_3" text:outline-level="3">6. Layer-by-layer architectur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Stage</text:p>
            </table:table-cell>
            <table:table-cell table:style-name="Table6.A1" office:value-type="string">
              <text:p text:style-name="Table_20_Heading">Layer/block</text:p>
            </table:table-cell>
            <table:table-cell table:style-name="Table6.A1" office:value-type="string">
              <text:p text:style-name="Table_20_Heading">Input</text:p>
            </table:table-cell>
            <table:table-cell table:style-name="Table6.A1" office:value-type="string">
              <text:p text:style-name="Table_20_Heading">Output</text:p>
            </table:table-cell>
            <table:table-cell table:style-name="Table6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6.A1" office:value-type="string">
            <text:p text:style-name="Table_20_Contents">A0</text:p>
          </table:table-cell>
          <table:table-cell table:style-name="Table6.A1" office:value-type="string">
            <text:p text:style-name="Table_20_Contents">Appearance stem</text:p>
          </table:table-cell>
          <table:table-cell table:style-name="Table6.A1" office:value-type="string">
            <text:p text:style-name="Table_20_Contents">B×1×60×64×44</text:p>
          </table:table-cell>
          <table:table-cell table:style-name="Table6.A1" office:value-type="string">
            <text:p text:style-name="Table_20_Contents">B×32×60×64×44</text:p>
          </table:table-cell>
          <table:table-cell table:style-name="Table6.A1" office:value-type="string">
            <text:p text:style-name="Table_20_Contents">Conv3d (3,5,5), BN, Mish</text:p>
          </table:table-cell>
        </table:table-row>
        <table:table-row>
          <table:table-cell table:style-name="Table6.A1" office:value-type="string">
            <text:p text:style-name="Table_20_Contents">A1</text:p>
          </table:table-cell>
          <table:table-cell table:style-name="Table6.A1" office:value-type="string">
            <text:p text:style-name="Table_20_Contents">Appearance MS3D ×2</text:p>
          </table:table-cell>
          <table:table-cell table:style-name="Table6.A1" office:value-type="string">
            <text:p text:style-name="Table_20_Contents">B×32×60×64×44</text:p>
          </table:table-cell>
          <table:table-cell table:style-name="Table6.A1" office:value-type="string">
            <text:p text:style-name="Table_20_Contents">B×128×60×16×11</text:p>
          </table:table-cell>
          <table:table-cell table:style-name="Table6.A1" office:value-type="string">
            <text:p text:style-name="Table_20_Contents">spatial downsample</text:p>
          </table:table-cell>
        </table:table-row>
        <table:table-row>
          <table:table-cell table:style-name="Table6.A1" office:value-type="string">
            <text:p text:style-name="Table_20_Contents">A2</text:p>
          </table:table-cell>
          <table:table-cell table:style-name="Table6.A1" office:value-type="string">
            <text:p text:style-name="Table_20_Contents">Appearance part encoder</text:p>
          </table:table-cell>
          <table:table-cell table:style-name="Table6.A1" office:value-type="string">
            <text:p text:style-name="Table_20_Contents">B×128×60×16×11</text:p>
          </table:table-cell>
          <table:table-cell table:style-name="Table6.A1" office:value-type="string">
            <text:p text:style-name="Table_20_Contents">B×60×15×256</text:p>
          </table:table-cell>
          <table:table-cell table:style-name="Table6.A1" office:value-type="string">
            <text:p text:style-name="Table_20_Contents">HPP part tokens</text:p>
          </table:table-cell>
        </table:table-row>
        <table:table-row>
          <table:table-cell table:style-name="Table6.A1" office:value-type="string">
            <text:p text:style-name="Table_20_Contents">M0</text:p>
          </table:table-cell>
          <table:table-cell table:style-name="Table6.A1" office:value-type="string">
            <text:p text:style-name="Table_20_Contents">Motion stem</text:p>
          </table:table-cell>
          <table:table-cell table:style-name="Table6.A1" office:value-type="string">
            <text:p text:style-name="Table_20_Contents">B×2×60×64×44</text:p>
          </table:table-cell>
          <table:table-cell table:style-name="Table6.A1" office:value-type="string">
            <text:p text:style-name="Table_20_Contents">B×32×60×64×44</text:p>
          </table:table-cell>
          <table:table-cell table:style-name="Table6.A1" office:value-type="string">
            <text:p text:style-name="Table_20_Contents">Conv3d (5,3,3), BN, Mish</text:p>
          </table:table-cell>
        </table:table-row>
        <table:table-row>
          <table:table-cell table:style-name="Table6.A1" office:value-type="string">
            <text:p text:style-name="Table_20_Contents">M1</text:p>
          </table:table-cell>
          <table:table-cell table:style-name="Table6.A1" office:value-type="string">
            <text:p text:style-name="Table_20_Contents">Motion MS3D ×2</text:p>
          </table:table-cell>
          <table:table-cell table:style-name="Table6.A1" office:value-type="string">
            <text:p text:style-name="Table_20_Contents">B×32×60×64×44</text:p>
          </table:table-cell>
          <table:table-cell table:style-name="Table6.A1" office:value-type="string">
            <text:p text:style-name="Table_20_Contents">B×128×60×16×11</text:p>
          </table:table-cell>
          <table:table-cell table:style-name="Table6.A1" office:value-type="string">
            <text:p text:style-name="Table_20_Contents">temporal kernels 5/9</text:p>
          </table:table-cell>
        </table:table-row>
        <text:soft-page-break/>
        <table:table-row>
          <table:table-cell table:style-name="Table6.A1" office:value-type="string">
            <text:p text:style-name="Table_20_Contents">M2</text:p>
          </table:table-cell>
          <table:table-cell table:style-name="Table6.A1" office:value-type="string">
            <text:p text:style-name="Table_20_Contents">Motion part encoder</text:p>
          </table:table-cell>
          <table:table-cell table:style-name="Table6.A1" office:value-type="string">
            <text:p text:style-name="Table_20_Contents">B×128×60×16×11</text:p>
          </table:table-cell>
          <table:table-cell table:style-name="Table6.A1" office:value-type="string">
            <text:p text:style-name="Table_20_Contents">B×60×15×128</text:p>
          </table:table-cell>
          <table:table-cell table:style-name="Table6.A1" office:value-type="string">
            <text:p text:style-name="Table_20_Contents">HPP part tokens</text:p>
          </table:table-cell>
        </table:table-row>
        <table:table-row>
          <table:table-cell table:style-name="Table6.A1" office:value-type="string">
            <text:p text:style-name="Table_20_Contents">F0</text:p>
          </table:table-cell>
          <table:table-cell table:style-name="Table6.A1" office:value-type="string">
            <text:p text:style-name="Table_20_Contents">Part gate</text:p>
          </table:table-cell>
          <table:table-cell table:style-name="Table6.A1" office:value-type="string">
            <text:p text:style-name="Table_20_Contents">app+motion tokens</text:p>
          </table:table-cell>
          <table:table-cell table:style-name="Table6.A1" office:value-type="string">
            <text:p text:style-name="Table_20_Contents">B×60×15×1</text:p>
          </table:table-cell>
          <table:table-cell table:style-name="Table6.A1" office:value-type="string">
            <text:p text:style-name="Table_20_Contents">sigmoid gate per part-frame</text:p>
          </table:table-cell>
        </table:table-row>
        <table:table-row>
          <table:table-cell table:style-name="Table6.A1" office:value-type="string">
            <text:p text:style-name="Table_20_Contents">F1</text:p>
          </table:table-cell>
          <table:table-cell table:style-name="Table6.A1" office:value-type="string">
            <text:p text:style-name="Table_20_Contents">Cross-stream fusion</text:p>
          </table:table-cell>
          <table:table-cell table:style-name="Table6.A1" office:value-type="string">
            <text:p text:style-name="Table_20_Contents">app 256, motion 128</text:p>
          </table:table-cell>
          <table:table-cell table:style-name="Table6.A1" office:value-type="string">
            <text:p text:style-name="Table_20_Contents">B×60×15×256</text:p>
          </table:table-cell>
          <table:table-cell table:style-name="Table6.A1" office:value-type="string">
            <text:p text:style-name="Table_20_Contents">app + gate × proj(motion)</text:p>
          </table:table-cell>
        </table:table-row>
        <table:table-row>
          <table:table-cell table:style-name="Table6.A1" office:value-type="string">
            <text:p text:style-name="Table_20_Contents">F2</text:p>
          </table:table-cell>
          <table:table-cell table:style-name="Table6.A1" office:value-type="string">
            <text:p text:style-name="Table_20_Contents">Part-temporal Transformer</text:p>
          </table:table-cell>
          <table:table-cell table:style-name="Table6.A1" office:value-type="string">
            <text:p text:style-name="Table_20_Contents">B×900×256</text:p>
          </table:table-cell>
          <table:table-cell table:style-name="Table6.A1" office:value-type="string">
            <text:p text:style-name="Table_20_Contents">B×900×256</text:p>
          </table:table-cell>
          <table:table-cell table:style-name="Table6.A1" office:value-type="string">
            <text:p text:style-name="Table_20_Contents">2 layers, heads 8</text:p>
          </table:table-cell>
        </table:table-row>
        <table:table-row>
          <table:table-cell table:style-name="Table6.A1" office:value-type="string">
            <text:p text:style-name="Table_20_Contents">F3</text:p>
          </table:table-cell>
          <table:table-cell table:style-name="Table6.A1" office:value-type="string">
            <text:p text:style-name="Table_20_Contents">Attention pooling</text:p>
          </table:table-cell>
          <table:table-cell table:style-name="Table6.A1" office:value-type="string">
            <text:p text:style-name="Table_20_Contents">B×60×15×256</text:p>
          </table:table-cell>
          <table:table-cell table:style-name="Table6.A1" office:value-type="string">
            <text:p text:style-name="Table_20_Contents">B×256</text:p>
          </table:table-cell>
          <table:table-cell table:style-name="Table6.A1" office:value-type="string">
            <text:p text:style-name="Table_20_Contents">temporal+part attention</text:p>
          </table:table-cell>
        </table:table-row>
        <table:table-row>
          <table:table-cell table:style-name="Table6.A1" office:value-type="string">
            <text:p text:style-name="Table_20_Contents">F4</text:p>
          </table:table-cell>
          <table:table-cell table:style-name="Table6.A1" office:value-type="string">
            <text:p text:style-name="Table_20_Contents">Embedding</text:p>
          </table:table-cell>
          <table:table-cell table:style-name="Table6.A1" office:value-type="string">
            <text:p text:style-name="Table_20_Contents">B×256</text:p>
          </table:table-cell>
          <table:table-cell table:style-name="Table6.A1" office:value-type="string">
            <text:p text:style-name="Table_20_Contents">B×256</text:p>
          </table:table-cell>
          <table:table-cell table:style-name="Table6.A1" office:value-type="string">
            <text:p text:style-name="Table_20_Contents">BN, Linear, L2</text:p>
          </table:table-cell>
        </table:table-row>
        <table:table-row>
          <table:table-cell table:style-name="Table6.A1" office:value-type="string">
            <text:p text:style-name="Table_20_Contents">F5</text:p>
          </table:table-cell>
          <table:table-cell table:style-name="Table6.A1" office:value-type="string">
            <text:p text:style-name="Table_20_Contents">Classifier</text:p>
          </table:table-cell>
          <table:table-cell table:style-name="Table6.A1" office:value-type="string">
            <text:p text:style-name="Table_20_Contents">B×256</text:p>
          </table:table-cell>
          <table:table-cell table:style-name="Table6.A1" office:value-type="string">
            <text:p text:style-name="Table_20_Contents">B×74</text:p>
          </table:table-cell>
          <table:table-cell table:style-name="Table6.A1" office:value-type="string">
            <text:p text:style-name="Table_20_Contents">train IDs</text:p>
          </table:table-cell>
        </table:table-row>
      </table:table>
      <text:h text:style-name="Heading_20_3" text:outline-level="3">7. Token design</text:h>
      <text:section text:style-name="Sect1" text:name="Section56">
        <text:p text:style-name="P3"><text:bookmark text:name="code-block-viewer Copy 55"/><text:span text:style-name="Source_20_Text">Token = one HPP part at one frame</text:span></text:p>
        <text:p text:style-name="Preformatted_20_Text"><text:span text:style-name="Source_20_Text">Appearance tokens = 900, dim 256</text:span></text:p>
        <text:p text:style-name="Preformatted_20_Text"><text:span text:style-name="Source_20_Text">Motion tokens = 900, dim 128</text:span></text:p>
        <text:p text:style-name="P1"><text:span text:style-name="Source_20_Text">Fused tokens = 900, dim 256</text:span></text:p>
      </text:section>
      <text:p text:style-name="Text_20_body">Embeddings:</text:p>
      <text:section text:style-name="Sect1" text:name="Section57">
        <text:p text:style-name="P3"><text:bookmark text:name="code-block-viewer Copy 56"/><text:span text:style-name="Source_20_Text">temporal position embedding</text:span></text:p>
        <text:p text:style-name="Preformatted_20_Text"><text:span text:style-name="Source_20_Text">HPP part embedding</text:span></text:p>
        <text:p text:style-name="P1"><text:span text:style-name="Source_20_Text">stream embedding: appearance / motion</text:span></text:p>
      </text:section>
      <text:h text:style-name="Heading_20_3" text:outline-level="3">8. Fusion design</text:h>
      <text:p text:style-name="Text_20_body">Middle fusion:</text:p>
      <text:section text:style-name="Sect1" text:name="Section58">
        <text:p text:style-name="P3"><text:bookmark text:name="code-block-viewer Copy 57"/><text:span text:style-name="Source_20_Text">appearance token receives gated motion-boundary residual</text:span></text:p>
        <text:p text:style-name="P1"><text:span text:style-name="Source_20_Text">fused_token = app_token + sigmoid(gate) * Linear(motion_token)</text:span></text:p>
      </text:section>
      <text:p text:style-name="Text_20_body">No skeleton fusion inside this model. Later fixed score fusion with skeleton.</text:p>
      <text:h text:style-name="Heading_20_3" text:outline-level="3">9. Output</text:h>
      <text:section text:style-name="Sect1" text:name="Section59">
        <text:p text:style-name="P3"><text:bookmark text:name="code-block-viewer Copy 58"/><text:span text:style-name="Source_20_Text">Silhouette embedding: 256-D</text:span></text:p>
        <text:p text:style-name="Preformatted_20_Text"><text:span text:style-name="Source_20_Text">Classifier: train IDs</text:span></text:p>
        <text:p text:style-name="P1"><text:span text:style-name="Source_20_Text">Retrieval score: cosine/Euclidean</text:span></text:p>
      </text:section>
      <text:h text:style-name="Heading_20_3" text:outline-level="3">10. Loss functions</text:h>
      <text:section text:style-name="Sect1" text:name="Section60">
        <text:p text:style-name="P3"><text:bookmark text:name="code-block-viewer Copy 59"/><text:span text:style-name="Source_20_Text">CE + Triplet</text:span></text:p>
        <text:p text:style-name="Preformatted_20_Text"><text:span text:style-name="Source_20_Text">Motion consistency loss: same identity different temporal crops should have similar motion embedding</text:span></text:p>
        <text:p text:style-name="Preformatted_20_Text"><text:span text:style-name="Source_20_Text">Boundary sparsity regularization: avoid motion stream dominating static shape</text:span></text:p>
        <text:p text:style-name="P1"><text:span text:style-name="Source_20_Text">Part gate entropy regularization: avoid all gates = 0 or all gates = 1</text:span></text:p>
      </text:section>
      <text:h text:style-name="Heading_20_3" text:outline-level="3">11. Training strategy</text:h>
      <text:p text:style-name="Text_20_body">Stage 1:</text:p>
      <text:section text:style-name="Sect1" text:name="Section61">
        <text:p text:style-name="P2"><text:bookmark text:name="code-block-viewer Copy 60"/><text:span text:style-name="Source_20_Text">Train appearance stream alone or load PT-GaitGL++ weights.</text:span></text:p>
      </text:section>
      <text:p text:style-name="Text_20_body">Stage 2:</text:p>
      <text:section text:style-name="Sect1" text:name="Section62">
        <text:p text:style-name="P2"><text:bookmark text:name="code-block-viewer Copy 61"/><text:soft-page-break/><text:span text:style-name="Source_20_Text">Freeze appearance partially, train motion stream + fusion gates.</text:span></text:p>
      </text:section>
      <text:p text:style-name="Text_20_body">Stage 3:</text:p>
      <text:section text:style-name="Sect1" text:name="Section63">
        <text:p text:style-name="P2"><text:bookmark text:name="code-block-viewer Copy 62"/><text:span text:style-name="Source_20_Text">Fine-tune full dual-stream at low LR.</text:span></text:p>
      </text:section>
      <text:p text:style-name="Text_20_body">Recommended:</text:p>
      <text:section text:style-name="Sect1" text:name="Section64">
        <text:p text:style-name="P3"><text:bookmark text:name="code-block-viewer Copy 63"/><text:span text:style-name="Source_20_Text">P=8, K=2/4</text:span></text:p>
        <text:p text:style-name="Preformatted_20_Text"><text:span text:style-name="Source_20_Text">batch=16</text:span></text:p>
        <text:p text:style-name="Preformatted_20_Text"><text:span text:style-name="Source_20_Text">AdamW max lr=3e-4</text:span></text:p>
        <text:p text:style-name="Preformatted_20_Text"><text:span text:style-name="Source_20_Text">weight_decay=1e-4</text:span></text:p>
        <text:p text:style-name="P1"><text:span text:style-name="Source_20_Text">50k steps</text:span></text:p>
      </text:section>
      <text:h text:style-name="Heading_20_3" text:outline-level="3">12. Evaluation</text:h>
      <text:p text:style-name="Text_20_body">Same LT protocol. Compare:</text:p>
      <text:section text:style-name="Sect1" text:name="Section65">
        <text:p text:style-name="P3"><text:bookmark text:name="code-block-viewer Copy 64"/><text:span text:style-name="Source_20_Text">old silhouette</text:span></text:p>
        <text:p text:style-name="Preformatted_20_Text"><text:span text:style-name="Source_20_Text">PT-GaitGL++</text:span></text:p>
        <text:p text:style-name="Preformatted_20_Text"><text:span text:style-name="Source_20_Text">SMB-DualGait</text:span></text:p>
        <text:p text:style-name="P1"><text:span text:style-name="Source_20_Text">old skeleton + SMB-DualGait fixed α=0.5</text:span></text:p>
      </text:section>
      <text:h text:style-name="Heading_20_3" text:outline-level="3">13. Expected benefit</text:h>
      <text:p text:style-name="Text_20_body">Expert-only:</text:p>
      <text:section text:style-name="Sect1" text:name="Section66">
        <text:p text:style-name="P3"><text:bookmark text:name="code-block-viewer Copy 65"/><text:span text:style-name="Source_20_Text">CL +4 to +10 pp possible</text:span></text:p>
        <text:p text:style-name="P1"><text:span text:style-name="Source_20_Text">BG +2 to +5 pp</text:span></text:p>
      </text:section>
      <text:p text:style-name="Text_20_body">Fusion-level:</text:p>
      <text:section text:style-name="Sect1" text:name="Section67">
        <text:p text:style-name="P3"><text:bookmark text:name="code-block-viewer Copy 66"/><text:span text:style-name="Source_20_Text">CL +0.4 to +1.8</text:span></text:p>
        <text:p text:style-name="Preformatted_20_Text"><text:span text:style-name="Source_20_Text">BG +0.2 to +1.0</text:span></text:p>
        <text:p text:style-name="P1"><text:span text:style-name="Source_20_Text">Mean +0.3 to +1.2</text:span></text:p>
      </text:section>
      <text:h text:style-name="Heading_20_3" text:outline-level="3">14. Risk</text:h>
      <text:p text:style-name="Text_20_body">Overfitting: high.<text:line-break/>Motion boundary may amplify segmentation noise.<text:line-break/>Compute cost: high.<text:line-break/>Implementation risk: medium-high.<text:line-break/>NM may degrade if boundary stream overweights motion artifacts.</text:p>
      <text:h text:style-name="Heading_20_3" text:outline-level="3">15. Paper value</text:h>
      <text:p text:style-name="Text_20_body">More novel than PT-GaitGL++.<text:line-break/>Good paper contribution if motion-boundary stream improves CL without hurting NM/BG.</text:p>
      <text:h text:style-name="Heading_20_3" text:outline-level="3">16. Implementation handoff</text:h>
      <text:p text:style-name="Text_20_body">Implement notebook <text:span text:style-name="Source_20_Text">19b_silhouette_motion_boundary_dualstream.ipynb</text:span>. Load silhouette sequences, construct appearance, temporal-difference, and boundary channels. Build dual-stream 3D CNN with HPP part tokens and gated appearance-motion fusion. Evaluate <text:soft-page-break/>silhouette-only and fixed α=0.5 fusion against current baseline. Save to <text:span text:style-name="Source_20_Text">results/silhouette_motion_boundary_19b/</text:span>.</text:p>
      <text:p text:style-name="Horizontal_20_Line"/>
      <text:h text:style-name="Heading_20_2" text:outline-level="2">Architecture 5 — Clip-Level Temporal Fusion: Multi-Clip Skeleton-Silhouette Temporal Aggregation</text:h>
      <text:h text:style-name="Heading_20_3" text:outline-level="3">1. Architecture name</text:h>
      <text:p text:style-name="Text_20_body"><text:span text:style-name="Strong_20_Emphasis">MCSTA: Multi-Clip Skeleton-Silhouette Temporal Aggregator</text:span></text:p>
      <text:h text:style-name="Heading_20_3" text:outline-level="3">2. Main purpose</text:h>
      <text:p text:style-name="Text_20_body">একটি video/sample থেকে শুধু এক 60-frame embedding না নিয়ে multiple clips-এর consistency ব্যবহার করা।</text:p>
      <text:h text:style-name="Heading_20_3" text:outline-level="3">3. Bottleneck targeted</text:h>
      <text:p text:style-name="Text_20_body">Temporal instability, noisy clip, BG/CL partial occlusion, fusion overfitting.</text:p>
      <text:h text:style-name="Heading_20_3" text:outline-level="3">4. Input data</text:h>
      <text:p text:style-name="Text_20_body">Use existing pretrained experts.</text:p>
      <text:p text:style-name="Text_20_body">For each sample:</text:p>
      <text:section text:style-name="Sect1" text:name="Section68">
        <text:p text:style-name="P3"><text:bookmark text:name="code-block-viewer Copy 67"/><text:span text:style-name="Source_20_Text">N clips, each 60 frames</text:span></text:p>
        <text:p text:style-name="Preformatted_20_Text"><text:span text:style-name="Source_20_Text">Skeleton expert embedding per clip: N × 128</text:span></text:p>
        <text:p text:style-name="P1"><text:span text:style-name="Source_20_Text">Silhouette expert embedding per clip: N × 256</text:span></text:p>
      </text:section>
      <text:p text:style-name="Text_20_body">Recommended:</text:p>
      <text:section text:style-name="Sect1" text:name="Section69">
        <text:p text:style-name="P3"><text:bookmark text:name="code-block-viewer Copy 68"/><text:span text:style-name="Source_20_Text">N = 4 clips</text:span></text:p>
        <text:p text:style-name="P1"><text:span text:style-name="Source_20_Text">stride = 20 or 30 frames</text:span></text:p>
      </text:section>
      <text:p text:style-name="Text_20_body">Batch tensor:</text:p>
      <text:section text:style-name="Sect1" text:name="Section70">
        <text:p text:style-name="P3"><text:bookmark text:name="code-block-viewer Copy 69"/><text:span text:style-name="Source_20_Text">Skeleton clip embeddings: B × N × 128</text:span></text:p>
        <text:p text:style-name="P1"><text:span text:style-name="Source_20_Text">Silhouette clip embeddings: B × N × 256</text:span></text:p>
      </text:section>
      <text:h text:style-name="Heading_20_3" text:outline-level="3">5. Feature construction</text:h>
      <text:p text:style-name="Text_20_body">For every clip:</text:p>
      <text:section text:style-name="Sect1" text:name="Section71">
        <text:p text:style-name="P3"><text:bookmark text:name="code-block-viewer Copy 70"/><text:span text:style-name="Source_20_Text">s_i = skeleton embedding, 128-D</text:span></text:p>
        <text:p text:style-name="P1"><text:span text:style-name="Source_20_Text">g_i = silhouette embedding, 256-D</text:span></text:p>
      </text:section>
      <text:p text:style-name="Text_20_body">Derived reliability features per clip:</text:p>
      <text:section text:style-name="Sect1" text:name="Section72">
        <text:p text:style-name="P3"><text:bookmark text:name="code-block-viewer Copy 71"/><text:span text:style-name="Source_20_Text">clip embedding variance</text:span></text:p>
        <text:p text:style-name="Preformatted_20_Text"><text:span text:style-name="Source_20_Text">skeleton pose confidence mean</text:span></text:p>
        <text:p text:style-name="Preformatted_20_Text"><text:span text:style-name="Source_20_Text">silhouette area stability</text:span></text:p>
        <text:p text:style-name="P1"><text:span text:style-name="Source_20_Text">score margin if gallery context available</text:span></text:p>
      </text:section>
      <text:p text:style-name="Text_20_body">For pure embedding aggregator:</text:p>
      <text:section text:style-name="Sect1" text:name="Section73">
        <text:p text:style-name="P3"><text:bookmark text:name="code-block-viewer Copy 72"/><text:soft-page-break/><text:span text:style-name="Source_20_Text">s_proj_i = Linear(128→256)</text:span></text:p>
        <text:p text:style-name="P1"><text:span text:style-name="Source_20_Text">g_proj_i = Linear(256→256)</text:span></text:p>
      </text:section>
      <text:h text:style-name="Heading_20_3" text:outline-level="3">6. Layer-by-layer architectur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Stage</text:p>
            </table:table-cell>
            <table:table-cell table:style-name="Table7.A1" office:value-type="string">
              <text:p text:style-name="Table_20_Heading">Layer/block</text:p>
            </table:table-cell>
            <table:table-cell table:style-name="Table7.A1" office:value-type="string">
              <text:p text:style-name="Table_20_Heading">Input</text:p>
            </table:table-cell>
            <table:table-cell table:style-name="Table7.A1" office:value-type="string">
              <text:p text:style-name="Table_20_Heading">Output</text:p>
            </table:table-cell>
            <table:table-cell table:style-name="Table7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Skeleton projection</text:p>
          </table:table-cell>
          <table:table-cell table:style-name="Table7.A1" office:value-type="string">
            <text:p text:style-name="Table_20_Contents">B×N×128</text:p>
          </table:table-cell>
          <table:table-cell table:style-name="Table7.A1" office:value-type="string">
            <text:p text:style-name="Table_20_Contents">B×N×256</text:p>
          </table:table-cell>
          <table:table-cell table:style-name="Table7.A1" office:value-type="string">
            <text:p text:style-name="Table_20_Contents">Linear, LN, GELU</text:p>
          </table:table-cell>
        </table:table-row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Silhouette projection</text:p>
          </table:table-cell>
          <table:table-cell table:style-name="Table7.A1" office:value-type="string">
            <text:p text:style-name="Table_20_Contents">B×N×256</text:p>
          </table:table-cell>
          <table:table-cell table:style-name="Table7.A1" office:value-type="string">
            <text:p text:style-name="Table_20_Contents">B×N×256</text:p>
          </table:table-cell>
          <table:table-cell table:style-name="Table7.A1" office:value-type="string">
            <text:p text:style-name="Table_20_Contents">Linear, LN, GELU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Token concat</text:p>
          </table:table-cell>
          <table:table-cell table:style-name="Table7.A1" office:value-type="string">
            <text:p text:style-name="Table_20_Contents">two modalities</text:p>
          </table:table-cell>
          <table:table-cell table:style-name="Table7.A1" office:value-type="string">
            <text:p text:style-name="Table_20_Contents">B×2N×256</text:p>
          </table:table-cell>
          <table:table-cell table:style-name="Table7.A1" office:value-type="string">
            <text:p text:style-name="Table_20_Contents">modality embeddings added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CLS token add</text:p>
          </table:table-cell>
          <table:table-cell table:style-name="Table7.A1" office:value-type="string">
            <text:p text:style-name="Table_20_Contents">B×2N×256</text:p>
          </table:table-cell>
          <table:table-cell table:style-name="Table7.A1" office:value-type="string">
            <text:p text:style-name="Table_20_Contents">B×(2N+1)×256</text:p>
          </table:table-cell>
          <table:table-cell table:style-name="Table7.A1" office:value-type="string">
            <text:p text:style-name="Table_20_Contents">learnable CLS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Temporal Transformer ×2</text:p>
          </table:table-cell>
          <table:table-cell table:style-name="Table7.A1" office:value-type="string">
            <text:p text:style-name="Table_20_Contents">B×(2N+1)×256</text:p>
          </table:table-cell>
          <table:table-cell table:style-name="Table7.A1" office:value-type="string">
            <text:p text:style-name="Table_20_Contents">B×(2N+1)×256</text:p>
          </table:table-cell>
          <table:table-cell table:style-name="Table7.A1" office:value-type="string">
            <text:p text:style-name="Table_20_Contents">heads 4, FFN 512, dropout 0.1</text:p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Clip reliability head</text:p>
          </table:table-cell>
          <table:table-cell table:style-name="Table7.A1" office:value-type="string">
            <text:p text:style-name="Table_20_Contents">B×2N×256</text:p>
          </table:table-cell>
          <table:table-cell table:style-name="Table7.A1" office:value-type="string">
            <text:p text:style-name="Table_20_Contents">B×2N×1</text:p>
          </table:table-cell>
          <table:table-cell table:style-name="Table7.A1" office:value-type="string">
            <text:p text:style-name="Table_20_Contents">sigmoid reliability per clip-token</text:p>
          </table:table-cell>
        </table:table-row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Attentive pooling</text:p>
          </table:table-cell>
          <table:table-cell table:style-name="Table7.A1" office:value-type="string">
            <text:p text:style-name="Table_20_Contents">tokens + reliability</text:p>
          </table:table-cell>
          <table:table-cell table:style-name="Table7.A1" office:value-type="string">
            <text:p text:style-name="Table_20_Contents">B×256</text:p>
          </table:table-cell>
          <table:table-cell table:style-name="Table7.A1" office:value-type="string">
            <text:p text:style-name="Table_20_Contents">weighted token pooling + CLS</text:p>
          </table:table-cell>
        </table:table-row>
        <table:table-row>
          <table:table-cell table:style-name="Table7.A1" office:value-type="string">
            <text:p text:style-name="Table_20_Contents">7</text:p>
          </table:table-cell>
          <table:table-cell table:style-name="Table7.A1" office:value-type="string">
            <text:p text:style-name="Table_20_Contents">Fused embedding</text:p>
          </table:table-cell>
          <table:table-cell table:style-name="Table7.A1" office:value-type="string">
            <text:p text:style-name="Table_20_Contents">B×256</text:p>
          </table:table-cell>
          <table:table-cell table:style-name="Table7.A1" office:value-type="string">
            <text:p text:style-name="Table_20_Contents">B×256</text:p>
          </table:table-cell>
          <table:table-cell table:style-name="Table7.A1" office:value-type="string">
            <text:p text:style-name="Table_20_Contents">Linear, BN, L2</text:p>
          </table:table-cell>
        </table:table-row>
        <table:table-row>
          <table:table-cell table:style-name="Table7.A1" office:value-type="string">
            <text:p text:style-name="Table_20_Contents">8</text:p>
          </table:table-cell>
          <table:table-cell table:style-name="Table7.A1" office:value-type="string">
            <text:p text:style-name="Table_20_Contents">Classifier</text:p>
          </table:table-cell>
          <table:table-cell table:style-name="Table7.A1" office:value-type="string">
            <text:p text:style-name="Table_20_Contents">B×256</text:p>
          </table:table-cell>
          <table:table-cell table:style-name="Table7.A1" office:value-type="string">
            <text:p text:style-name="Table_20_Contents">B×74</text:p>
          </table:table-cell>
          <table:table-cell table:style-name="Table7.A1" office:value-type="string">
            <text:p text:style-name="Table_20_Contents">train IDs</text:p>
          </table:table-cell>
        </table:table-row>
      </table:table>
      <text:p text:style-name="Text_20_body">Alternative low-cost variant:</text:p>
      <text:section text:style-name="Sect1" text:name="Section74">
        <text:p text:style-name="P3"><text:bookmark text:name="code-block-viewer Copy 73"/><text:span text:style-name="Source_20_Text">BiGRU hidden=256, 2 layers, bidirectional</text:span></text:p>
        <text:p text:style-name="Preformatted_20_Text"><text:span text:style-name="Source_20_Text">input tokens = B×N×512 after concat(s_proj,g_proj)</text:span></text:p>
        <text:p text:style-name="Preformatted_20_Text"><text:span text:style-name="Source_20_Text">output = B×N×512</text:span></text:p>
        <text:p text:style-name="P1"><text:span text:style-name="Source_20_Text">attention pooling → B×256</text:span></text:p>
      </text:section>
      <text:h text:style-name="Heading_20_3" text:outline-level="3">7. Token design</text:h>
      <text:section text:style-name="Sect1" text:name="Section75">
        <text:p text:style-name="P3"><text:bookmark text:name="code-block-viewer Copy 74"/><text:span text:style-name="Source_20_Text">Token = one modality-specific clip embedding</text:span></text:p>
        <text:p text:style-name="Preformatted_20_Text"><text:span text:style-name="Source_20_Text">Number of tokens = 2N + 1</text:span></text:p>
        <text:p text:style-name="Preformatted_20_Text"><text:span text:style-name="Source_20_Text">For N=4, tokens = 9</text:span></text:p>
        <text:p text:style-name="P1"><text:span text:style-name="Source_20_Text">Token dim = 256</text:span></text:p>
      </text:section>
      <text:p text:style-name="Text_20_body">Embeddings:</text:p>
      <text:section text:style-name="Sect1" text:name="Section76">
        <text:p text:style-name="P3"><text:bookmark text:name="code-block-viewer Copy 75"/><text:span text:style-name="Source_20_Text">clip temporal position embedding: N×256</text:span></text:p>
        <text:p text:style-name="Preformatted_20_Text"><text:span text:style-name="Source_20_Text">modality embedding: skeleton/silhouette</text:span></text:p>
        <text:p text:style-name="P1"><text:span text:style-name="Source_20_Text">CLS token</text:span></text:p>
      </text:section>
      <text:p text:style-name="Text_20_body">No test condition/view embedding.</text:p>
      <text:h text:style-name="Heading_20_3" text:outline-level="3">8. Fusion design</text:h>
      <text:p text:style-name="Text_20_body">Middle-late fusion:</text:p>
      <text:section text:style-name="Sect1" text:name="Section77">
        <text:p text:style-name="P2"><text:bookmark text:name="code-block-viewer Copy 76"/><text:span text:style-name="Source_20_Text">clip-level skeleton and silhouette embeddings are fused by temporal Transformer</text:span></text:p>
      </text:section>
      <text:p text:style-name="Text_20_body">Score protection:</text:p>
      <text:section text:style-name="Sect1" text:name="Section78">
        <text:p text:style-name="P2"><text:bookmark text:name="code-block-viewer Copy 77"/><text:span text:style-name="Source_20_Text">final_score = λ * fixed_score_0p5 + (1-λ) * fused_embedding_score</text:span></text:p>
      </text:section>
      <text:p text:style-name="Text_20_body">Recommended:</text:p>
      <text:section text:style-name="Sect1" text:name="Section79">
        <text:p text:style-name="P3"><text:bookmark text:name="code-block-viewer Copy 78"/><text:span text:style-name="Source_20_Text">λ ∈ [0.7, 0.9]</text:span></text:p>
        <text:p text:style-name="P1"><text:span text:style-name="Source_20_Text">λ chosen only on train-internal validation, not final test</text:span></text:p>
      </text:section>
      <text:h text:style-name="Heading_20_3" text:outline-level="3"><text:soft-page-break/>9. Output</text:h>
      <text:section text:style-name="Sect1" text:name="Section80">
        <text:p text:style-name="P3"><text:bookmark text:name="code-block-viewer Copy 79"/><text:span text:style-name="Source_20_Text">Fused embedding: 256-D</text:span></text:p>
        <text:p text:style-name="Preformatted_20_Text"><text:span text:style-name="Source_20_Text">Fused embedding score</text:span></text:p>
        <text:p text:style-name="Preformatted_20_Text"><text:span text:style-name="Source_20_Text">Protected final score</text:span></text:p>
        <text:p text:style-name="P1"><text:span text:style-name="Source_20_Text">Classifier for train IDs</text:span></text:p>
      </text:section>
      <text:h text:style-name="Heading_20_3" text:outline-level="3">10. Loss functions</text:h>
      <text:section text:style-name="Sect1" text:name="Section81">
        <text:p text:style-name="P3"><text:bookmark text:name="code-block-viewer Copy 80"/><text:span text:style-name="Source_20_Text">CE + Triplet on fused embedding</text:span></text:p>
        <text:p text:style-name="Preformatted_20_Text"><text:span text:style-name="Source_20_Text">Score consistency loss to fixed α=0.5 score</text:span></text:p>
        <text:p text:style-name="Preformatted_20_Text"><text:span text:style-name="Source_20_Text">Modality dropout loss: randomly drop skeleton or silhouette clip tokens during training</text:span></text:p>
        <text:p text:style-name="P1"><text:span text:style-name="Source_20_Text">Temporal agreement loss: embeddings from overlapping clips should not conflict</text:span></text:p>
      </text:section>
      <text:h text:style-name="Heading_20_3" text:outline-level="3">11. Training strategy</text:h>
      <text:p text:style-name="Text_20_body">Stage 1:</text:p>
      <text:section text:style-name="Sect1" text:name="Section82">
        <text:p text:style-name="P3"><text:bookmark text:name="code-block-viewer Copy 81"/><text:span text:style-name="Source_20_Text">Freeze skeleton and silhouette experts.</text:span></text:p>
        <text:p text:style-name="Preformatted_20_Text"><text:span text:style-name="Source_20_Text">Extract clip embeddings for train/gallery/probe.</text:span></text:p>
        <text:p text:style-name="P1"><text:span text:style-name="Source_20_Text">Train only MCSTA aggregator.</text:span></text:p>
      </text:section>
      <text:p text:style-name="Text_20_body">Stage 2:</text:p>
      <text:section text:style-name="Sect1" text:name="Section83">
        <text:p text:style-name="P2"><text:bookmark text:name="code-block-viewer Copy 82"/><text:span text:style-name="Source_20_Text">Optional: unfreeze projection heads only, not full experts.</text:span></text:p>
      </text:section>
      <text:p text:style-name="Text_20_body">Recommended:</text:p>
      <text:section text:style-name="Sect1" text:name="Section84">
        <text:p text:style-name="P3"><text:bookmark text:name="code-block-viewer Copy 83"/><text:span text:style-name="Source_20_Text">P=8, K=4</text:span></text:p>
        <text:p text:style-name="Preformatted_20_Text"><text:span text:style-name="Source_20_Text">batch=32</text:span></text:p>
        <text:p text:style-name="Preformatted_20_Text"><text:span text:style-name="Source_20_Text">AdamW lr=3e-4</text:span></text:p>
        <text:p text:style-name="Preformatted_20_Text"><text:span text:style-name="Source_20_Text">weight_decay=1e-4</text:span></text:p>
        <text:p text:style-name="P1"><text:span text:style-name="Source_20_Text">10k–20k steps</text:span></text:p>
      </text:section>
      <text:h text:style-name="Heading_20_3" text:outline-level="3">12. Evaluation</text:h>
      <text:p text:style-name="Text_20_body">Same LT protocol. Compare:</text:p>
      <text:section text:style-name="Sect1" text:name="Section85">
        <text:p text:style-name="P3"><text:bookmark text:name="code-block-viewer Copy 84"/><text:span text:style-name="Source_20_Text">single-clip expert fusion</text:span></text:p>
        <text:p text:style-name="Preformatted_20_Text"><text:span text:style-name="Source_20_Text">multi-clip average fixed fusion</text:span></text:p>
        <text:p text:style-name="Preformatted_20_Text"><text:span text:style-name="Source_20_Text">MCSTA fused embedding</text:span></text:p>
        <text:p text:style-name="Preformatted_20_Text"><text:span text:style-name="Source_20_Text">protected MCSTA score</text:span></text:p>
        <text:p text:style-name="P1"><text:span text:style-name="Source_20_Text">fixed α=0.5 baseline</text:span></text:p>
      </text:section>
      <text:h text:style-name="Heading_20_3" text:outline-level="3">13. Expected benefit</text:h>
      <text:p text:style-name="Text_20_body">Over fixed α=0.5:</text:p>
      <text:section text:style-name="Sect1" text:name="Section86">
        <text:p text:style-name="P3"><text:bookmark text:name="code-block-viewer Copy 85"/><text:span text:style-name="Source_20_Text">BG +0.2 to +1.0</text:span></text:p>
        <text:p text:style-name="Preformatted_20_Text"><text:span text:style-name="Source_20_Text">CL +0.3 to +1.2</text:span></text:p>
        <text:p text:style-name="P1"><text:span text:style-name="Source_20_Text">Mean +0.2 to +0.8</text:span></text:p>
      </text:section>
      <text:p text:style-name="Text_20_body">If current evaluation already averages all clips well, gain may be small.</text:p>
      <text:h text:style-name="Heading_20_3" text:outline-level="3">14. Risk</text:h>
      <text:p text:style-name="Text_20_body">Overfitting: low-medium if experts frozen.<text:line-break/>Implementation risk: low-medium.<text:line-break/><text:soft-page-break/>Cost: low if embeddings precomputed.<text:line-break/>Leakage risk: medium if λ tuned on final test; avoid this.</text:p>
      <text:h text:style-name="Heading_20_3" text:outline-level="3">15. Paper value</text:h>
      <text:p text:style-name="Text_20_body">Practical valid method if validation-safe.<text:line-break/>Incremental but strong engineering contribution.<text:line-break/>Excellent ablation value.</text:p>
      <text:h text:style-name="Heading_20_3" text:outline-level="3">16. Implementation handoff</text:h>
      <text:p text:style-name="Text_20_body">Implement notebook <text:span text:style-name="Source_20_Text">17_clip_level_temporal_fusion.ipynb</text:span>. Use frozen current skeleton and silhouette experts to extract multiple 60-frame clip embeddings per sample. Train a small Transformer/BiGRU clip aggregator on train IDs only, compute fused embedding scores, and report both unprotected and protected fusion against fixed α=0.5. Save to <text:span text:style-name="Source_20_Text">results/clip_fusion_17/</text:span>.</text:p>
      <text:p text:style-name="Horizontal_20_Line"/>
      <text:h text:style-name="Heading_20_2" text:outline-level="2">Architecture 6 — Cross-Modal Token Fusion: Skeleton Joint Tokens + Silhouette Part Tokens Cross-Attention Transformer</text:h>
      <text:h text:style-name="Heading_20_3" text:outline-level="3">1. Architecture name</text:h>
      <text:p text:style-name="Text_20_body"><text:span text:style-name="Strong_20_Emphasis">SkeSil-CMT: Skeleton-Silhouette Cross-Modal Token Transformer</text:span></text:p>
      <text:h text:style-name="Heading_20_3" text:outline-level="3">2. Main purpose</text:h>
      <text:p text:style-name="Text_20_body">Final embeddings নয়, intermediate skeleton body-part tokens এবং silhouette HPP part tokens cross-attention দিয়ে fuse করা।</text:p>
      <text:h text:style-name="Heading_20_3" text:outline-level="3">3. Bottleneck targeted</text:h>
      <text:p text:style-name="Text_20_body">BG, CL, view variation, skeleton noise, silhouette clothing distortion, fusion overfitting.</text:p>
      <text:h text:style-name="Heading_20_3" text:outline-level="3">4. Input data</text:h>
      <text:p text:style-name="Text_20_body">Aligned multimodal rows:</text:p>
      <text:section text:style-name="Sect1" text:name="Section87">
        <text:p text:style-name="P3"><text:bookmark text:name="code-block-viewer Copy 86"/><text:span text:style-name="Source_20_Text">data/fusion_splits/train_LT_fusion.csv</text:span></text:p>
        <text:p text:style-name="Preformatted_20_Text"><text:span text:style-name="Source_20_Text">pose_path</text:span></text:p>
        <text:p text:style-name="Preformatted_20_Text"><text:span text:style-name="Source_20_Text">silhouette_path</text:span></text:p>
        <text:p text:style-name="P1"><text:span text:style-name="Source_20_Text">T_common</text:span></text:p>
      </text:section>
      <text:p text:style-name="Text_20_body">Input tensors:</text:p>
      <text:section text:style-name="Sect1" text:name="Section88">
        <text:p text:style-name="P3"><text:bookmark text:name="code-block-viewer Copy 87"/><text:span text:style-name="Source_20_Text">Skeleton: B × 16 × 60 × 17</text:span></text:p>
        <text:p text:style-name="P1"><text:span text:style-name="Source_20_Text">Silhouette: B × 1 × 60 × 64 × 44</text:span></text:p>
      </text:section>
      <text:p text:style-name="Text_20_body">Use 16-channel skeleton from Architecture 1, or 10-channel for lighter version.</text:p>
      <text:h text:style-name="Heading_20_3" text:outline-level="3"><text:soft-page-break/>5. Feature construction</text:h>
      <text:p text:style-name="Text_20_body">Skeleton:</text:p>
      <text:section text:style-name="Sect1" text:name="Section89">
        <text:p text:style-name="P2"><text:bookmark text:name="code-block-viewer Copy 88"/><text:span text:style-name="Source_20_Text">16-channel confidence-aware features</text:span></text:p>
      </text:section>
      <text:p text:style-name="Text_20_body">Silhouette:</text:p>
      <text:section text:style-name="Sect1" text:name="Section90">
        <text:p text:style-name="P3"><text:bookmark text:name="code-block-viewer Copy 89"/><text:span text:style-name="Source_20_Text">appearance mask S</text:span></text:p>
        <text:p text:style-name="P1"><text:span text:style-name="Source_20_Text">optional motion boundary channels for ablation</text:span></text:p>
      </text:section>
      <text:h text:style-name="Heading_20_3" text:outline-level="3">6. Layer-by-layer architecture</text:h>
      <text:h text:style-name="Heading_20_4" text:outline-level="4">Skeleton tokenizer</text:h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header-rows>
          <table:table-row>
            <table:table-cell table:style-name="Table8.A1" office:value-type="string">
              <text:p text:style-name="Table_20_Heading">Stage</text:p>
            </table:table-cell>
            <table:table-cell table:style-name="Table8.A1" office:value-type="string">
              <text:p text:style-name="Table_20_Heading">Input</text:p>
            </table:table-cell>
            <table:table-cell table:style-name="Table8.A1" office:value-type="string">
              <text:p text:style-name="Table_20_Heading">Output</text:p>
            </table:table-cell>
            <table:table-cell table:style-name="Table8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8.A1" office:value-type="string">
            <text:p text:style-name="Table_20_Contents">S0</text:p>
          </table:table-cell>
          <table:table-cell table:style-name="Table8.A1" office:value-type="string">
            <text:p text:style-name="Table_20_Contents">B×16×60×17</text:p>
          </table:table-cell>
          <table:table-cell table:style-name="Table8.A1" office:value-type="string">
            <text:p text:style-name="Table_20_Contents">B×64×60×17</text:p>
          </table:table-cell>
          <table:table-cell table:style-name="Table8.A1" office:value-type="string">
            <text:p text:style-name="Table_20_Contents">Conv2d 1×1, BN, Mish</text:p>
          </table:table-cell>
        </table:table-row>
        <table:table-row>
          <table:table-cell table:style-name="Table8.A1" office:value-type="string">
            <text:p text:style-name="Table_20_Contents">S1</text:p>
          </table:table-cell>
          <table:table-cell table:style-name="Table8.A1" office:value-type="string">
            <text:p text:style-name="Table_20_Contents">B×64×60×17</text:p>
          </table:table-cell>
          <table:table-cell table:style-name="Table8.A1" office:value-type="string">
            <text:p text:style-name="Table_20_Contents">B×128×60×17</text:p>
          </table:table-cell>
          <table:table-cell table:style-name="Table8.A1" office:value-type="string">
            <text:p text:style-name="Table_20_Contents">2 MS-GTB blocks</text:p>
          </table:table-cell>
        </table:table-row>
        <table:table-row>
          <table:table-cell table:style-name="Table8.A1" office:value-type="string">
            <text:p text:style-name="Table_20_Contents">S2</text:p>
          </table:table-cell>
          <table:table-cell table:style-name="Table8.A1" office:value-type="string">
            <text:p text:style-name="Table_20_Contents">B×128×60×17</text:p>
          </table:table-cell>
          <table:table-cell table:style-name="Table8.A1" office:value-type="string">
            <text:p text:style-name="Table_20_Contents">B×256×60×17</text:p>
          </table:table-cell>
          <table:table-cell table:style-name="Table8.A1" office:value-type="string">
            <text:p text:style-name="Table_20_Contents">2 MS-GTB blocks</text:p>
          </table:table-cell>
        </table:table-row>
        <table:table-row>
          <table:table-cell table:style-name="Table8.A1" office:value-type="string">
            <text:p text:style-name="Table_20_Contents">S3</text:p>
          </table:table-cell>
          <table:table-cell table:style-name="Table8.A1" office:value-type="string">
            <text:p text:style-name="Table_20_Contents">B×256×60×17</text:p>
          </table:table-cell>
          <table:table-cell table:style-name="Table8.A1" office:value-type="string">
            <text:p text:style-name="Table_20_Contents">B×6×6×256</text:p>
          </table:table-cell>
          <table:table-cell table:style-name="Table8.A1" office:value-type="string">
            <text:p text:style-name="Table_20_Contents">segment+body-part pooling</text:p>
          </table:table-cell>
        </table:table-row>
        <table:table-row>
          <table:table-cell table:style-name="Table8.A1" office:value-type="string">
            <text:p text:style-name="Table_20_Contents">S4</text:p>
          </table:table-cell>
          <table:table-cell table:style-name="Table8.A1" office:value-type="string">
            <text:p text:style-name="Table_20_Contents">B×6×6×256</text:p>
          </table:table-cell>
          <table:table-cell table:style-name="Table8.A1" office:value-type="string">
            <text:p text:style-name="Table_20_Contents">B×36×256</text:p>
          </table:table-cell>
          <table:table-cell table:style-name="Table8.A1" office:value-type="string">
            <text:p text:style-name="Table_20_Contents">flatten</text:p>
          </table:table-cell>
        </table:table-row>
      </table:table>
      <text:p text:style-name="Text_20_body">Temporal segments:</text:p>
      <text:section text:style-name="Sect1" text:name="Section91">
        <text:p text:style-name="P2"><text:bookmark text:name="code-block-viewer Copy 90"/><text:span text:style-name="Source_20_Text">60 frames → 6 segments × 10 frames</text:span></text:p>
      </text:section>
      <text:p text:style-name="Text_20_body">Body groups:</text:p>
      <text:section text:style-name="Sect1" text:name="Section92">
        <text:p text:style-name="P2"><text:bookmark text:name="code-block-viewer Copy 91"/><text:span text:style-name="Source_20_Text">6 anatomical groups</text:span></text:p>
      </text:section>
      <text:p text:style-name="Text_20_body">Skeleton tokens:</text:p>
      <text:section text:style-name="Sect1" text:name="Section93">
        <text:p text:style-name="P2"><text:bookmark text:name="code-block-viewer Copy 92"/><text:span text:style-name="Source_20_Text">6 temporal segments × 6 body groups = 36 tokens</text:span></text:p>
      </text:section>
      <text:h text:style-name="Heading_20_4" text:outline-level="4">Silhouette tokenizer</text:h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header-rows>
          <table:table-row>
            <table:table-cell table:style-name="Table9.A1" office:value-type="string">
              <text:p text:style-name="Table_20_Heading">Stage</text:p>
            </table:table-cell>
            <table:table-cell table:style-name="Table9.A1" office:value-type="string">
              <text:p text:style-name="Table_20_Heading">Input</text:p>
            </table:table-cell>
            <table:table-cell table:style-name="Table9.A1" office:value-type="string">
              <text:p text:style-name="Table_20_Heading">Output</text:p>
            </table:table-cell>
            <table:table-cell table:style-name="Table9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9.A1" office:value-type="string">
            <text:p text:style-name="Table_20_Contents">G0</text:p>
          </table:table-cell>
          <table:table-cell table:style-name="Table9.A1" office:value-type="string">
            <text:p text:style-name="Table_20_Contents">B×1×60×64×44</text:p>
          </table:table-cell>
          <table:table-cell table:style-name="Table9.A1" office:value-type="string">
            <text:p text:style-name="Table_20_Contents">B×32×60×64×44</text:p>
          </table:table-cell>
          <table:table-cell table:style-name="Table9.A1" office:value-type="string">
            <text:p text:style-name="Table_20_Contents">3D stem</text:p>
          </table:table-cell>
        </table:table-row>
        <table:table-row>
          <table:table-cell table:style-name="Table9.A1" office:value-type="string">
            <text:p text:style-name="Table_20_Contents">G1</text:p>
          </table:table-cell>
          <table:table-cell table:style-name="Table9.A1" office:value-type="string">
            <text:p text:style-name="Table_20_Contents">B×32×60×64×44</text:p>
          </table:table-cell>
          <table:table-cell table:style-name="Table9.A1" office:value-type="string">
            <text:p text:style-name="Table_20_Contents">B×128×60×16×11</text:p>
          </table:table-cell>
          <table:table-cell table:style-name="Table9.A1" office:value-type="string">
            <text:p text:style-name="Table_20_Contents">MS3D blocks</text:p>
          </table:table-cell>
        </table:table-row>
        <table:table-row>
          <table:table-cell table:style-name="Table9.A1" office:value-type="string">
            <text:p text:style-name="Table_20_Contents">G2</text:p>
          </table:table-cell>
          <table:table-cell table:style-name="Table9.A1" office:value-type="string">
            <text:p text:style-name="Table_20_Contents">B×128×60×16×11</text:p>
          </table:table-cell>
          <table:table-cell table:style-name="Table9.A1" office:value-type="string">
            <text:p text:style-name="Table_20_Contents">B×256×60×16×11</text:p>
          </table:table-cell>
          <table:table-cell table:style-name="Table9.A1" office:value-type="string">
            <text:p text:style-name="Table_20_Contents">MS3D blocks</text:p>
          </table:table-cell>
        </table:table-row>
        <table:table-row>
          <table:table-cell table:style-name="Table9.A1" office:value-type="string">
            <text:p text:style-name="Table_20_Contents">G3</text:p>
          </table:table-cell>
          <table:table-cell table:style-name="Table9.A1" office:value-type="string">
            <text:p text:style-name="Table_20_Contents">B×256×60×16×11</text:p>
          </table:table-cell>
          <table:table-cell table:style-name="Table9.A1" office:value-type="string">
            <text:p text:style-name="Table_20_Contents">B×6×15×256</text:p>
          </table:table-cell>
          <table:table-cell table:style-name="Table9.A1" office:value-type="string">
            <text:p text:style-name="Table_20_Contents">temporal segment + HPP pooling</text:p>
          </table:table-cell>
        </table:table-row>
        <table:table-row>
          <table:table-cell table:style-name="Table9.A1" office:value-type="string">
            <text:p text:style-name="Table_20_Contents">G4</text:p>
          </table:table-cell>
          <table:table-cell table:style-name="Table9.A1" office:value-type="string">
            <text:p text:style-name="Table_20_Contents">B×6×15×256</text:p>
          </table:table-cell>
          <table:table-cell table:style-name="Table9.A1" office:value-type="string">
            <text:p text:style-name="Table_20_Contents">B×90×256</text:p>
          </table:table-cell>
          <table:table-cell table:style-name="Table9.A1" office:value-type="string">
            <text:p text:style-name="Table_20_Contents">flatten</text:p>
          </table:table-cell>
        </table:table-row>
      </table:table>
      <text:p text:style-name="Text_20_body">Silhouette tokens:</text:p>
      <text:section text:style-name="Sect1" text:name="Section94">
        <text:p text:style-name="P2"><text:bookmark text:name="code-block-viewer Copy 93"/><text:span text:style-name="Source_20_Text">6 temporal segments × 15 HPP parts = 90 tokens</text:span></text:p>
      </text:section>
      <text:h text:style-name="Heading_20_4" text:outline-level="4">Cross-modal transformer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Stage</text:p>
            </table:table-cell>
            <table:table-cell table:style-name="Table10.A1" office:value-type="string">
              <text:p text:style-name="Table_20_Heading">Input</text:p>
            </table:table-cell>
            <table:table-cell table:style-name="Table10.A1" office:value-type="string">
              <text:p text:style-name="Table_20_Heading">Output</text:p>
            </table:table-cell>
            <table:table-cell table:style-name="Table10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10.A1" office:value-type="string">
            <text:p text:style-name="Table_20_Contents">C0</text:p>
          </table:table-cell>
          <table:table-cell table:style-name="Table10.A1" office:value-type="string">
            <text:p text:style-name="Table_20_Contents">S: B×36×256, G: B×90×256</text:p>
          </table:table-cell>
          <table:table-cell table:style-name="Table10.A1" office:value-type="string">
            <text:p text:style-name="Table_20_Contents">same</text:p>
          </table:table-cell>
          <table:table-cell table:style-name="Table10.A1" office:value-type="string">
            <text:p text:style-name="Table_20_Contents">add modality/part/segment embeddings</text:p>
          </table:table-cell>
        </table:table-row>
        <table:table-row>
          <table:table-cell table:style-name="Table10.A1" office:value-type="string">
            <text:p text:style-name="Table_20_Contents">C1</text:p>
          </table:table-cell>
          <table:table-cell table:style-name="Table10.A1" office:value-type="string">
            <text:p text:style-name="Table_20_Contents">Self-attention per modality</text:p>
          </table:table-cell>
          <table:table-cell table:style-name="Table10.A1" office:value-type="string">
            <text:p text:style-name="Table_20_Contents">same</text:p>
          </table:table-cell>
          <table:table-cell table:style-name="Table10.A1" office:value-type="string">
            <text:p text:style-name="Table_20_Contents">skeleton self-attn, silhouette self-attn</text:p>
          </table:table-cell>
        </table:table-row>
        <table:table-row>
          <table:table-cell table:style-name="Table10.A1" office:value-type="string">
            <text:p text:style-name="Table_20_Contents">C2</text:p>
          </table:table-cell>
          <table:table-cell table:style-name="Table10.A1" office:value-type="string">
            <text:p text:style-name="Table_20_Contents">S←G cross-attention</text:p>
          </table:table-cell>
          <table:table-cell table:style-name="Table10.A1" office:value-type="string">
            <text:p text:style-name="Table_20_Contents">B×36×256</text:p>
          </table:table-cell>
          <table:table-cell table:style-name="Table10.A1" office:value-type="string">
            <text:p text:style-name="Table_20_Contents">skeleton queries silhouette</text:p>
          </table:table-cell>
        </table:table-row>
        <table:table-row>
          <table:table-cell table:style-name="Table10.A1" office:value-type="string">
            <text:p text:style-name="Table_20_Contents">C3</text:p>
          </table:table-cell>
          <table:table-cell table:style-name="Table10.A1" office:value-type="string">
            <text:p text:style-name="Table_20_Contents">G←S cross-attention</text:p>
          </table:table-cell>
          <table:table-cell table:style-name="Table10.A1" office:value-type="string">
            <text:p text:style-name="Table_20_Contents">B×90×256</text:p>
          </table:table-cell>
          <table:table-cell table:style-name="Table10.A1" office:value-type="string">
            <text:p text:style-name="Table_20_Contents">silhouette queries skeleton</text:p>
          </table:table-cell>
        </table:table-row>
        <text:soft-page-break/>
        <table:table-row>
          <table:table-cell table:style-name="Table10.A1" office:value-type="string">
            <text:p text:style-name="Table_20_Contents">C4</text:p>
          </table:table-cell>
          <table:table-cell table:style-name="Table10.A1" office:value-type="string">
            <text:p text:style-name="Table_20_Contents">FFN + residual</text:p>
          </table:table-cell>
          <table:table-cell table:style-name="Table10.A1" office:value-type="string">
            <text:p text:style-name="Table_20_Contents">same</text:p>
          </table:table-cell>
          <table:table-cell table:style-name="Table10.A1" office:value-type="string">
            <text:p text:style-name="Table_20_Contents">256→1024→256</text:p>
          </table:table-cell>
        </table:table-row>
        <table:table-row>
          <table:table-cell table:style-name="Table10.A1" office:value-type="string">
            <text:p text:style-name="Table_20_Contents">C5</text:p>
          </table:table-cell>
          <table:table-cell table:style-name="Table10.A1" office:value-type="string">
            <text:p text:style-name="Table_20_Contents">Repeat C1-C4 ×4</text:p>
          </table:table-cell>
          <table:table-cell table:style-name="Table10.A1" office:value-type="string">
            <text:p text:style-name="Table_20_Contents">same</text:p>
          </table:table-cell>
          <table:table-cell table:style-name="Table10.A1" office:value-type="string">
            <text:p text:style-name="Table_20_Contents">4 cross-modal layers</text:p>
          </table:table-cell>
        </table:table-row>
        <table:table-row>
          <table:table-cell table:style-name="Table10.A1" office:value-type="string">
            <text:p text:style-name="Table_20_Contents">C6</text:p>
          </table:table-cell>
          <table:table-cell table:style-name="Table10.A1" office:value-type="string">
            <text:p text:style-name="Table_20_Contents">Fusion CLS attention</text:p>
          </table:table-cell>
          <table:table-cell table:style-name="Table10.A1" office:value-type="string">
            <text:p text:style-name="Table_20_Contents">B×128 tokens</text:p>
          </table:table-cell>
          <table:table-cell table:style-name="Table10.A1" office:value-type="string">
            <text:p text:style-name="Table_20_Contents">B×256</text:p>
          </table:table-cell>
        </table:table-row>
        <table:table-row>
          <table:table-cell table:style-name="Table10.A1" office:value-type="string">
            <text:p text:style-name="Table_20_Contents">C7</text:p>
          </table:table-cell>
          <table:table-cell table:style-name="Table10.A1" office:value-type="string">
            <text:p text:style-name="Table_20_Contents">Fusion head</text:p>
          </table:table-cell>
          <table:table-cell table:style-name="Table10.A1" office:value-type="string">
            <text:p text:style-name="Table_20_Contents">B×256</text:p>
          </table:table-cell>
          <table:table-cell table:style-name="Table10.A1" office:value-type="string">
            <text:p text:style-name="Table_20_Contents">B×256</text:p>
          </table:table-cell>
        </table:table-row>
        <table:table-row>
          <table:table-cell table:style-name="Table10.A1" office:value-type="string">
            <text:p text:style-name="Table_20_Contents">C8</text:p>
          </table:table-cell>
          <table:table-cell table:style-name="Table10.A1" office:value-type="string">
            <text:p text:style-name="Table_20_Contents">Classifier</text:p>
          </table:table-cell>
          <table:table-cell table:style-name="Table10.A1" office:value-type="string">
            <text:p text:style-name="Table_20_Contents">B×256</text:p>
          </table:table-cell>
          <table:table-cell table:style-name="Table10.A1" office:value-type="string">
            <text:p text:style-name="Table_20_Contents">B×74</text:p>
          </table:table-cell>
        </table:table-row>
      </table:table>
      <text:p text:style-name="Text_20_body">Cross-attention details:</text:p>
      <text:section text:style-name="Sect1" text:name="Section95">
        <text:p text:style-name="P3"><text:bookmark text:name="code-block-viewer Copy 94"/><text:span text:style-name="Source_20_Text">heads = 8</text:span></text:p>
        <text:p text:style-name="Preformatted_20_Text"><text:span text:style-name="Source_20_Text">dropout = 0.1</text:span></text:p>
        <text:p text:style-name="Preformatted_20_Text"><text:span text:style-name="Source_20_Text">pre-LayerNorm</text:span></text:p>
        <text:p text:style-name="Preformatted_20_Text"><text:span text:style-name="Source_20_Text">residual after each attention and FFN</text:span></text:p>
        <text:p text:style-name="P1"><text:span text:style-name="Source_20_Text">FFN activation = GELU</text:span></text:p>
      </text:section>
      <text:h text:style-name="Heading_20_3" text:outline-level="3">7. Token design</text:h>
      <text:p text:style-name="Text_20_body">Skeleton token:</text:p>
      <text:section text:style-name="Sect1" text:name="Section96">
        <text:p text:style-name="P3"><text:bookmark text:name="code-block-viewer Copy 95"/><text:span text:style-name="Source_20_Text">one body group in one temporal segment</text:span></text:p>
        <text:p text:style-name="P1"><text:span text:style-name="Source_20_Text">36 tokens, dim 256</text:span></text:p>
      </text:section>
      <text:p text:style-name="Text_20_body">Silhouette token:</text:p>
      <text:section text:style-name="Sect1" text:name="Section97">
        <text:p text:style-name="P3"><text:bookmark text:name="code-block-viewer Copy 96"/><text:span text:style-name="Source_20_Text">one HPP part in one temporal segment</text:span></text:p>
        <text:p text:style-name="P1"><text:span text:style-name="Source_20_Text">90 tokens, dim 256</text:span></text:p>
      </text:section>
      <text:p text:style-name="Text_20_body">Special tokens:</text:p>
      <text:section text:style-name="Sect1" text:name="Section98">
        <text:p text:style-name="P3"><text:bookmark text:name="code-block-viewer Copy 97"/><text:span text:style-name="Source_20_Text">[SKEL_CLS]</text:span></text:p>
        <text:p text:style-name="Preformatted_20_Text"><text:span text:style-name="Source_20_Text">[SIL_CLS]</text:span></text:p>
        <text:p text:style-name="P1"><text:span text:style-name="Source_20_Text">[FUSE_CLS]</text:span></text:p>
      </text:section>
      <text:p text:style-name="Text_20_body">Embeddings:</text:p>
      <text:section text:style-name="Sect1" text:name="Section99">
        <text:p text:style-name="P3"><text:bookmark text:name="code-block-viewer Copy 98"/><text:span text:style-name="Source_20_Text">modality embedding: skeleton/silhouette</text:span></text:p>
        <text:p text:style-name="Preformatted_20_Text"><text:span text:style-name="Source_20_Text">temporal segment embedding: 6</text:span></text:p>
        <text:p text:style-name="P1"><text:span text:style-name="Source_20_Text">part/group embedding: 6 skeleton groups or 15 silhouette parts</text:span></text:p>
      </text:section>
      <text:p text:style-name="Text_20_body">No test condition embedding.</text:p>
      <text:h text:style-name="Heading_20_3" text:outline-level="3">8. Fusion design</text:h>
      <text:p text:style-name="Text_20_body">Middle fusion, bidirectional cross-attention:</text:p>
      <text:section text:style-name="Sect1" text:name="Section100">
        <text:p text:style-name="P3"><text:bookmark text:name="code-block-viewer Copy 99"/><text:span text:style-name="Source_20_Text">skeleton queries silhouette</text:span></text:p>
        <text:p text:style-name="P1"><text:span text:style-name="Source_20_Text">silhouette queries skeleton</text:span></text:p>
      </text:section>
      <text:p text:style-name="Text_20_body">Residual preservation:</text:p>
      <text:section text:style-name="Sect1" text:name="Section101">
        <text:p text:style-name="P3"><text:bookmark text:name="code-block-viewer Copy 100"/><text:span text:style-name="Source_20_Text">Final score should not rely only on cross embedding.</text:span></text:p>
        <text:p text:style-name="Preformatted_20_Text"><text:span text:style-name="Source_20_Text">Use:</text:span></text:p>
        <text:p text:style-name="Preformatted_20_Text"><text:span text:style-name="Source_20_Text">final_score = λ * fixed_score_0p5 + (1-λ) * cross_modal_score</text:span></text:p>
        <text:p text:style-name="P1"><text:span text:style-name="Source_20_Text">λ ≥ 0.6</text:span></text:p>
      </text:section>
      <text:p text:style-name="Text_20_body">Also output branch-specific embeddings:</text:p>
      <text:section text:style-name="Sect1" text:name="Section102">
        <text:p text:style-name="P3"><text:bookmark text:name="code-block-viewer Copy 101"/><text:span text:style-name="Source_20_Text">skeleton branch embedding</text:span></text:p>
        <text:p text:style-name="Preformatted_20_Text"><text:span text:style-name="Source_20_Text">silhouette branch embedding</text:span></text:p>
        <text:p text:style-name="P1"><text:soft-page-break/><text:span text:style-name="Source_20_Text">cross-modal embedding</text:span></text:p>
      </text:section>
      <text:h text:style-name="Heading_20_3" text:outline-level="3">9. Output</text:h>
      <text:section text:style-name="Sect1" text:name="Section103">
        <text:p text:style-name="P3"><text:bookmark text:name="code-block-viewer Copy 102"/><text:span text:style-name="Source_20_Text">cross-modal embedding: 256-D</text:span></text:p>
        <text:p text:style-name="Preformatted_20_Text"><text:span text:style-name="Source_20_Text">skeleton branch embedding: 256-D</text:span></text:p>
        <text:p text:style-name="Preformatted_20_Text"><text:span text:style-name="Source_20_Text">silhouette branch embedding: 256-D</text:span></text:p>
        <text:p text:style-name="Preformatted_20_Text"><text:span text:style-name="Source_20_Text">classifier: 74 train IDs</text:span></text:p>
        <text:p text:style-name="P1"><text:span text:style-name="Source_20_Text">retrieval score: protected score ensemble</text:span></text:p>
      </text:section>
      <text:h text:style-name="Heading_20_3" text:outline-level="3">10. Loss functions</text:h>
      <text:section text:style-name="Sect1" text:name="Section104">
        <text:p text:style-name="P3"><text:bookmark text:name="code-block-viewer Copy 103"/><text:span text:style-name="Source_20_Text">CE_cross + Triplet_cross</text:span></text:p>
        <text:p text:style-name="Preformatted_20_Text"><text:span text:style-name="Source_20_Text">CE_skeleton_aux + Triplet_skeleton_aux</text:span></text:p>
        <text:p text:style-name="Preformatted_20_Text"><text:span text:style-name="Source_20_Text">CE_silhouette_aux + Triplet_silhouette_aux</text:span></text:p>
        <text:p text:style-name="Preformatted_20_Text"><text:span text:style-name="Source_20_Text">Modality consistency loss</text:span></text:p>
        <text:p text:style-name="Preformatted_20_Text"><text:span text:style-name="Source_20_Text">Modality dropout loss</text:span></text:p>
        <text:p text:style-name="Preformatted_20_Text"><text:span text:style-name="Source_20_Text">Fixed-fusion distillation loss on train split</text:span></text:p>
        <text:p text:style-name="P1"><text:span text:style-name="Source_20_Text">Reliability regularization</text:span></text:p>
      </text:section>
      <text:p text:style-name="Text_20_body">Suggested total:</text:p>
      <text:section text:style-name="Sect1" text:name="Section105">
        <text:p text:style-name="P3"><text:bookmark text:name="code-block-viewer Copy 104"/><text:span text:style-name="Source_20_Text">L = L_cross</text:span></text:p>
        <text:p text:style-name="Preformatted_20_Text"><text:span text:style-name="Source_20_Text"><text:s text:c="2"/>+ 0.3 * L_skeleton_aux</text:span></text:p>
        <text:p text:style-name="Preformatted_20_Text"><text:span text:style-name="Source_20_Text"><text:s text:c="2"/>+ 0.3 * L_silhouette_aux</text:span></text:p>
        <text:p text:style-name="Preformatted_20_Text"><text:span text:style-name="Source_20_Text"><text:s text:c="2"/>+ 0.2 * L_modality_consistency</text:span></text:p>
        <text:p text:style-name="P1"><text:span text:style-name="Source_20_Text"><text:s text:c="2"/>+ 0.1 * L_fixed_fusion_distillation</text:span></text:p>
      </text:section>
      <text:h text:style-name="Heading_20_3" text:outline-level="3">11. Training strategy</text:h>
      <text:p text:style-name="Text_20_body">Stage 1:</text:p>
      <text:section text:style-name="Sect1" text:name="Section106">
        <text:p text:style-name="P2"><text:bookmark text:name="code-block-viewer Copy 105"/><text:span text:style-name="Source_20_Text">Pretrain skeleton tokenizer and silhouette tokenizer separately.</text:span></text:p>
      </text:section>
      <text:p text:style-name="Text_20_body">Stage 2:</text:p>
      <text:section text:style-name="Sect1" text:name="Section107">
        <text:p text:style-name="P3"><text:bookmark text:name="code-block-viewer Copy 106"/><text:span text:style-name="Source_20_Text">Load pretrained branches.</text:span></text:p>
        <text:p text:style-name="Preformatted_20_Text"><text:span text:style-name="Source_20_Text">Freeze branches.</text:span></text:p>
        <text:p text:style-name="P1"><text:span text:style-name="Source_20_Text">Train cross-modal transformer + fusion head.</text:span></text:p>
      </text:section>
      <text:p text:style-name="Text_20_body">Stage 3:</text:p>
      <text:section text:style-name="Sect1" text:name="Section108">
        <text:p text:style-name="P3"><text:bookmark text:name="code-block-viewer Copy 107"/><text:span text:style-name="Source_20_Text">Unfreeze last one block of each branch.</text:span></text:p>
        <text:p text:style-name="P1"><text:span text:style-name="Source_20_Text">Fine-tune with low LR.</text:span></text:p>
      </text:section>
      <text:p text:style-name="Text_20_body">Recommended:</text:p>
      <text:section text:style-name="Sect1" text:name="Section109">
        <text:p text:style-name="P3"><text:bookmark text:name="code-block-viewer Copy 108"/><text:span text:style-name="Source_20_Text">P=8, K=2</text:span></text:p>
        <text:p text:style-name="Preformatted_20_Text"><text:span text:style-name="Source_20_Text">batch=16</text:span></text:p>
        <text:p text:style-name="Preformatted_20_Text"><text:span text:style-name="Source_20_Text">AdamW</text:span></text:p>
        <text:p text:style-name="Preformatted_20_Text"><text:span text:style-name="Source_20_Text">cross-modal transformer lr=3e-4</text:span></text:p>
        <text:p text:style-name="Preformatted_20_Text"><text:span text:style-name="Source_20_Text">pretrained branches lr=3e-5</text:span></text:p>
        <text:p text:style-name="Preformatted_20_Text"><text:span text:style-name="Source_20_Text">weight_decay=1e-4</text:span></text:p>
        <text:p text:style-name="P1"><text:span text:style-name="Source_20_Text">30k–60k steps</text:span></text:p>
      </text:section>
      <text:h text:style-name="Heading_20_3" text:outline-level="3">12. Evaluation</text:h>
      <text:p text:style-name="Text_20_body">Same LT. Must report:</text:p>
      <text:section text:style-name="Sect1" text:name="Section110">
        <text:p text:style-name="P3"><text:bookmark text:name="code-block-viewer Copy 109"/><text:soft-page-break/><text:span text:style-name="Source_20_Text">cross-modal embedding only</text:span></text:p>
        <text:p text:style-name="Preformatted_20_Text"><text:span text:style-name="Source_20_Text">protected cross-modal score</text:span></text:p>
        <text:p text:style-name="Preformatted_20_Text"><text:span text:style-name="Source_20_Text">fixed α=0.5 baseline</text:span></text:p>
        <text:p text:style-name="P1"><text:span text:style-name="Source_20_Text">branch-only scores</text:span></text:p>
      </text:section>
      <text:h text:style-name="Heading_20_3" text:outline-level="3">13. Expected benefit</text:h>
      <text:p text:style-name="Text_20_body">If successful:</text:p>
      <text:section text:style-name="Sect1" text:name="Section111">
        <text:p text:style-name="P3"><text:bookmark text:name="code-block-viewer Copy 110"/><text:span text:style-name="Source_20_Text">BG +0.5 to +2.0 over fixed fusion</text:span></text:p>
        <text:p text:style-name="Preformatted_20_Text"><text:span text:style-name="Source_20_Text">CL +0.7 to +2.5 over fixed fusion</text:span></text:p>
        <text:p text:style-name="P1"><text:span text:style-name="Source_20_Text">Mean +0.5 to +1.8</text:span></text:p>
      </text:section>
      <text:p text:style-name="Text_20_body">But realistic chance of degradation is high.</text:p>
      <text:h text:style-name="Heading_20_3" text:outline-level="3">14. Risk</text:h>
      <text:p text:style-name="Text_20_body">Overfitting: high.<text:line-break/>Implementation risk: high.<text:line-break/>Compute cost: high.<text:line-break/>Data leakage risk: medium if hyperparameters tuned on final test.<text:line-break/>NM degradation: medium-high.</text:p>
      <text:h text:style-name="Heading_20_3" text:outline-level="3">15. Paper value</text:h>
      <text:p text:style-name="Text_20_body">Highest novelty among proposed models.<text:line-break/>Could be Q1/Q2-level if strong ablation and protected fusion succeed.<text:line-break/>If it fails, still valuable as negative result explaining why score-level fusion is hard to beat.</text:p>
      <text:h text:style-name="Heading_20_3" text:outline-level="3">16. Implementation handoff</text:h>
      <text:p text:style-name="Text_20_body">Implement notebook <text:span text:style-name="Source_20_Text">20_cross_modal_token_fusion_transformer.ipynb</text:span>. Build skeleton and silhouette tokenizers, generate 36 skeleton tokens and 90 silhouette tokens per clip, apply 4-layer bidirectional cross-modal transformer, train with auxiliary branch losses and modality dropout, then evaluate cross-modal embedding and protected score ensemble against fixed α=0.5. Save to <text:span text:style-name="Source_20_Text">results/cross_modal_fusion_20/</text:span>.</text:p>
      <text:p text:style-name="Horizontal_20_Line"/>
      <text:h text:style-name="Heading_20_2" text:outline-level="2">Architecture 7 — Reliability-Protected Final Fusion: Fixed Score Fusion + Reliability Score Fusion + Fused Embedding Ensemble</text:h>
      <text:h text:style-name="Heading_20_3" text:outline-level="3">1. Architecture name</text:h>
      <text:p text:style-name="Text_20_body"><text:span text:style-name="Strong_20_Emphasis">RPF-Gait: Reliability-Protected Fusion</text:span></text:p>
      <text:h text:style-name="Heading_20_3" text:outline-level="3">2. Main purpose</text:h>
      <text:p text:style-name="Text_20_body">Fixed α=0.5 baseline preserve করে only safe reliability correction করা।</text:p>
      <text:h text:style-name="Heading_20_3" text:outline-level="3"><text:soft-page-break/>3. Bottleneck targeted</text:h>
      <text:p text:style-name="Text_20_body">Fusion overfitting, modality unreliability, BG/CL condition-specific failure, score calibration.</text:p>
      <text:h text:style-name="Heading_20_3" text:outline-level="3">4. Input data</text:h>
      <text:p text:style-name="Text_20_body">Use existing outputs:</text:p>
      <text:section text:style-name="Sect1" text:name="Section112">
        <text:p text:style-name="P3"><text:bookmark text:name="code-block-viewer Copy 111"/><text:span text:style-name="Source_20_Text">skeleton gallery/probe embeddings or score matrices</text:span></text:p>
        <text:p text:style-name="Preformatted_20_Text"><text:span text:style-name="Source_20_Text">silhouette gallery/probe embeddings or score matrices</text:span></text:p>
        <text:p text:style-name="Preformatted_20_Text"><text:span text:style-name="Source_20_Text">fusion prediction detail CSV if available</text:span></text:p>
        <text:p text:style-name="Preformatted_20_Text"><text:span text:style-name="Source_20_Text">pose quality stats</text:span></text:p>
        <text:p text:style-name="P1"><text:span text:style-name="Source_20_Text">silhouette quality stats</text:span></text:p>
      </text:section>
      <text:p text:style-name="Text_20_body">Tensor examples:</text:p>
      <text:section text:style-name="Sect1" text:name="Section113">
        <text:p text:style-name="P3"><text:bookmark text:name="code-block-viewer Copy 112"/><text:span text:style-name="Source_20_Text">Skeleton score matrix: B_probe × N_gallery</text:span></text:p>
        <text:p text:style-name="Preformatted_20_Text"><text:span text:style-name="Source_20_Text">Silhouette score matrix: B_probe × N_gallery</text:span></text:p>
        <text:p text:style-name="Preformatted_20_Text"><text:span text:style-name="Source_20_Text">Skeleton embedding: B × 128</text:span></text:p>
        <text:p text:style-name="P1"><text:span text:style-name="Source_20_Text">Silhouette embedding: B × 256</text:span></text:p>
      </text:section>
      <text:h text:style-name="Heading_20_3" text:outline-level="3">5. Feature construction</text:h>
      <text:p text:style-name="Text_20_body">Per probe and modality compute label-free reliability features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Feature</text:p>
            </table:table-cell>
            <table:table-cell table:style-name="Table1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1.A1" office:value-type="string">
            <text:p text:style-name="Table_20_Contents">top1 score</text:p>
          </table:table-cell>
          <table:table-cell table:style-name="Table11.A1" office:value-type="string">
            <text:p text:style-name="Table_20_Contents">best match confidence</text:p>
          </table:table-cell>
        </table:table-row>
        <table:table-row>
          <table:table-cell table:style-name="Table11.A1" office:value-type="string">
            <text:p text:style-name="Table_20_Contents">top2 score</text:p>
          </table:table-cell>
          <table:table-cell table:style-name="Table11.A1" office:value-type="string">
            <text:p text:style-name="Table_20_Contents">second match</text:p>
          </table:table-cell>
        </table:table-row>
        <table:table-row>
          <table:table-cell table:style-name="Table11.A1" office:value-type="string">
            <text:p text:style-name="Table_20_Contents">top1-top2 margin</text:p>
          </table:table-cell>
          <table:table-cell table:style-name="Table11.A1" office:value-type="string">
            <text:p text:style-name="Table_20_Contents">identity separation</text:p>
          </table:table-cell>
        </table:table-row>
        <table:table-row>
          <table:table-cell table:style-name="Table11.A1" office:value-type="string">
            <text:p text:style-name="Table_20_Contents">top1-top5 margin</text:p>
          </table:table-cell>
          <table:table-cell table:style-name="Table11.A1" office:value-type="string">
            <text:p text:style-name="Table_20_Contents">rank stability</text:p>
          </table:table-cell>
        </table:table-row>
        <table:table-row>
          <table:table-cell table:style-name="Table11.A1" office:value-type="string">
            <text:p text:style-name="Table_20_Contents">top10 entropy</text:p>
          </table:table-cell>
          <table:table-cell table:style-name="Table11.A1" office:value-type="string">
            <text:p text:style-name="Table_20_Contents">uncertainty</text:p>
          </table:table-cell>
        </table:table-row>
        <table:table-row>
          <table:table-cell table:style-name="Table11.A1" office:value-type="string">
            <text:p text:style-name="Table_20_Contents">z-scored top1</text:p>
          </table:table-cell>
          <table:table-cell table:style-name="Table11.A1" office:value-type="string">
            <text:p text:style-name="Table_20_Contents">score calibration</text:p>
          </table:table-cell>
        </table:table-row>
        <table:table-row>
          <table:table-cell table:style-name="Table11.A1" office:value-type="string">
            <text:p text:style-name="Table_20_Contents">top-k concentration</text:p>
          </table:table-cell>
          <table:table-cell table:style-name="Table11.A1" office:value-type="string">
            <text:p text:style-name="Table_20_Contents">confidence spread</text:p>
          </table:table-cell>
        </table:table-row>
        <table:table-row>
          <table:table-cell table:style-name="Table11.A1" office:value-type="string">
            <text:p text:style-name="Table_20_Contents">clip embedding variance</text:p>
          </table:table-cell>
          <table:table-cell table:style-name="Table11.A1" office:value-type="string">
            <text:p text:style-name="Table_20_Contents">temporal stability</text:p>
          </table:table-cell>
        </table:table-row>
        <table:table-row>
          <table:table-cell table:style-name="Table11.A1" office:value-type="string">
            <text:p text:style-name="Table_20_Contents">skeleton confidence mean</text:p>
          </table:table-cell>
          <table:table-cell table:style-name="Table11.A1" office:value-type="string">
            <text:p text:style-name="Table_20_Contents">pose reliability</text:p>
          </table:table-cell>
        </table:table-row>
        <table:table-row>
          <table:table-cell table:style-name="Table11.A1" office:value-type="string">
            <text:p text:style-name="Table_20_Contents">skeleton joint missing ratio</text:p>
          </table:table-cell>
          <table:table-cell table:style-name="Table11.A1" office:value-type="string">
            <text:p text:style-name="Table_20_Contents">pose failure</text:p>
          </table:table-cell>
        </table:table-row>
        <table:table-row>
          <table:table-cell table:style-name="Table11.A1" office:value-type="string">
            <text:p text:style-name="Table_20_Contents">silhouette area variance</text:p>
          </table:table-cell>
          <table:table-cell table:style-name="Table11.A1" office:value-type="string">
            <text:p text:style-name="Table_20_Contents">segmentation stability</text:p>
          </table:table-cell>
        </table:table-row>
        <table:table-row>
          <table:table-cell table:style-name="Table11.A1" office:value-type="string">
            <text:p text:style-name="Table_20_Contents">skeleton-silhouette rank agreement</text:p>
          </table:table-cell>
          <table:table-cell table:style-name="Table11.A1" office:value-type="string">
            <text:p text:style-name="Table_20_Contents">modality agreement</text:p>
          </table:table-cell>
        </table:table-row>
      </table:table>
      <text:p text:style-name="Text_20_body">Do not use test correctness. Do not use final test condition label.</text:p>
      <text:h text:style-name="Heading_20_3" text:outline-level="3">6. Layer-by-layer architectur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Table_20_Heading">Stage</text:p>
            </table:table-cell>
            <table:table-cell table:style-name="Table12.A1" office:value-type="string">
              <text:p text:style-name="Table_20_Heading">Layer/block</text:p>
            </table:table-cell>
            <table:table-cell table:style-name="Table12.A1" office:value-type="string">
              <text:p text:style-name="Table_20_Heading">Input</text:p>
            </table:table-cell>
            <table:table-cell table:style-name="Table12.A1" office:value-type="string">
              <text:p text:style-name="Table_20_Heading">Output</text:p>
            </table:table-cell>
            <table:table-cell table:style-name="Table12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12.A1" office:value-type="string">
            <text:p text:style-name="Table_20_Contents">0</text:p>
          </table:table-cell>
          <table:table-cell table:style-name="Table12.A1" office:value-type="string">
            <text:p text:style-name="Table_20_Contents">Reliability features</text:p>
          </table:table-cell>
          <table:table-cell table:style-name="Table12.A1" office:value-type="string">
            <text:p text:style-name="Table_20_Contents">B×12 per modality</text:p>
          </table:table-cell>
          <table:table-cell table:style-name="Table12.A1" office:value-type="string">
            <text:p text:style-name="Table_20_Contents">B×12</text:p>
          </table:table-cell>
          <table:table-cell table:style-name="Table12.A1" office:value-type="string">
            <text:p text:style-name="Table_20_Contents">standardized using train stats</text:p>
          </table:table-cell>
        </table:table-row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Skeleton reliability MLP</text:p>
          </table:table-cell>
          <table:table-cell table:style-name="Table12.A1" office:value-type="string">
            <text:p text:style-name="Table_20_Contents">B×12</text:p>
          </table:table-cell>
          <table:table-cell table:style-name="Table12.A1" office:value-type="string">
            <text:p text:style-name="Table_20_Contents">B×1</text:p>
          </table:table-cell>
          <table:table-cell table:style-name="Table12.A1" office:value-type="string">
            <text:p text:style-name="Table_20_Contents">Linear 12→64→32→1, GELU, dropout 0.1, sigmoid</text:p>
          </table:table-cell>
        </table:table-row>
        <table:table-row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Silhouette reliability MLP</text:p>
          </table:table-cell>
          <table:table-cell table:style-name="Table12.A1" office:value-type="string">
            <text:p text:style-name="Table_20_Contents">B×12</text:p>
          </table:table-cell>
          <table:table-cell table:style-name="Table12.A1" office:value-type="string">
            <text:p text:style-name="Table_20_Contents">B×1</text:p>
          </table:table-cell>
          <table:table-cell table:style-name="Table12.A1" office:value-type="string">
            <text:p text:style-name="Table_20_Contents">same</text:p>
          </table:table-cell>
        </table:table-row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Alpha prior module</text:p>
          </table:table-cell>
          <table:table-cell table:style-name="Table12.A1" office:value-type="string">
            <text:p text:style-name="Table_20_Contents">r_s, r_g</text:p>
          </table:table-cell>
          <table:table-cell table:style-name="Table12.A1" office:value-type="string">
            <text:p text:style-name="Table_20_Contents">B×1</text:p>
          </table:table-cell>
          <table:table-cell table:style-name="Table12.A1" office:value-type="string">
            <text:p text:style-name="Table_20_Contents">α = softmax/rank-normalized reliability</text:p>
          </table:table-cell>
        </table:table-row>
        <table:table-row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Reliability score</text:p>
          </table:table-cell>
          <table:table-cell table:style-name="Table12.A1" office:value-type="string">
            <text:p text:style-name="Table_20_Contents">score matrices</text:p>
          </table:table-cell>
          <table:table-cell table:style-name="Table12.A1" office:value-type="string">
            <text:p text:style-name="Table_20_Contents">B×N_gallery</text:p>
          </table:table-cell>
          <table:table-cell table:style-name="Table12.A1" office:value-type="string">
            <text:p text:style-name="Table_20_Contents">α*S_sil + (1-α)*S_skel</text:p>
          </table:table-cell>
        </table:table-row>
        <text:soft-page-break/>
        <table:table-row>
          <table:table-cell table:style-name="Table12.A1" office:value-type="string">
            <text:p text:style-name="Table_20_Contents">5</text:p>
          </table:table-cell>
          <table:table-cell table:style-name="Table12.A1" office:value-type="string">
            <text:p text:style-name="Table_20_Contents">Embedding projection</text:p>
          </table:table-cell>
          <table:table-cell table:style-name="Table12.A1" office:value-type="string">
            <text:p text:style-name="Table_20_Contents">e_s,e_g</text:p>
          </table:table-cell>
          <table:table-cell table:style-name="Table12.A1" office:value-type="string">
            <text:p text:style-name="Table_20_Contents">B×256</text:p>
          </table:table-cell>
          <table:table-cell table:style-name="Table12.A1" office:value-type="string">
            <text:p text:style-name="Table_20_Contents">Linear 128→256, Linear 256→256</text:p>
          </table:table-cell>
        </table:table-row>
        <table:table-row>
          <table:table-cell table:style-name="Table12.A1" office:value-type="string">
            <text:p text:style-name="Table_20_Contents">6</text:p>
          </table:table-cell>
          <table:table-cell table:style-name="Table12.A1" office:value-type="string">
            <text:p text:style-name="Table_20_Contents">Fused embedding score</text:p>
          </table:table-cell>
          <table:table-cell table:style-name="Table12.A1" office:value-type="string">
            <text:p text:style-name="Table_20_Contents">projected embeddings</text:p>
          </table:table-cell>
          <table:table-cell table:style-name="Table12.A1" office:value-type="string">
            <text:p text:style-name="Table_20_Contents">B×N_gallery</text:p>
          </table:table-cell>
          <table:table-cell table:style-name="Table12.A1" office:value-type="string">
            <text:p text:style-name="Table_20_Contents">cosine/Euclidean</text:p>
          </table:table-cell>
        </table:table-row>
        <table:table-row>
          <table:table-cell table:style-name="Table12.A1" office:value-type="string">
            <text:p text:style-name="Table_20_Contents">7</text:p>
          </table:table-cell>
          <table:table-cell table:style-name="Table12.A1" office:value-type="string">
            <text:p text:style-name="Table_20_Contents">Protected ensemble</text:p>
          </table:table-cell>
          <table:table-cell table:style-name="Table12.A1" office:value-type="string">
            <text:p text:style-name="Table_20_Contents">three scores</text:p>
          </table:table-cell>
          <table:table-cell table:style-name="Table12.A1" office:value-type="string">
            <text:p text:style-name="Table_20_Contents">B×N_gallery</text:p>
          </table:table-cell>
          <table:table-cell table:style-name="Table12.A1" office:value-type="string">
            <text:p text:style-name="Table_20_Contents">λ<text:span text:style-name="Emphasis">S_fixed + (1-λ)</text:span>(β*S_rel+(1-β)*S_emb)</text:p>
          </table:table-cell>
        </table:table-row>
        <table:table-row>
          <table:table-cell table:style-name="Table12.A1" office:value-type="string">
            <text:p text:style-name="Table_20_Contents">8</text:p>
          </table:table-cell>
          <table:table-cell table:style-name="Table12.A1" office:value-type="string">
            <text:p text:style-name="Table_20_Contents">Safety clamp</text:p>
          </table:table-cell>
          <table:table-cell table:style-name="Table12.A1" office:value-type="string">
            <text:p text:style-name="Table_20_Contents">final score</text:p>
          </table:table-cell>
          <table:table-cell table:style-name="Table12.A1" office:value-type="string">
            <text:p text:style-name="Table_20_Contents">B×N_gallery</text:p>
          </table:table-cell>
          <table:table-cell table:style-name="Table12.A1" office:value-type="string">
            <text:p text:style-name="Table_20_Contents">correction magnitude ≤ δ</text:p>
          </table:table-cell>
        </table:table-row>
      </table:table>
      <text:p text:style-name="Text_20_body">Recommended constants selected only on internal validation:</text:p>
      <text:section text:style-name="Sect1" text:name="Section114">
        <text:p text:style-name="P3"><text:bookmark text:name="code-block-viewer Copy 113"/><text:span text:style-name="Source_20_Text">λ = 0.75 to 0.90</text:span></text:p>
        <text:p text:style-name="Preformatted_20_Text"><text:span text:style-name="Source_20_Text">β = 0.70</text:span></text:p>
        <text:p text:style-name="P1"><text:span text:style-name="Source_20_Text">δ = 0.10 to 0.20</text:span></text:p>
      </text:section>
      <text:h text:style-name="Heading_20_3" text:outline-level="3">7. Token design</text:h>
      <text:p text:style-name="Text_20_body">No Transformer token required. This is score-level architecture.</text:p>
      <text:h text:style-name="Heading_20_3" text:outline-level="3">8. Fusion design</text:h>
      <text:p text:style-name="Text_20_body">Late score fusion with protection.</text:p>
      <text:p text:style-name="Text_20_body">Base:</text:p>
      <text:section text:style-name="Sect1" text:name="Section115">
        <text:p text:style-name="P2"><text:bookmark text:name="code-block-viewer Copy 114"/><text:span text:style-name="Source_20_Text">S_fixed = 0.5*S_skeleton + 0.5*S_silhouette</text:span></text:p>
      </text:section>
      <text:p text:style-name="Text_20_body">Reliability:</text:p>
      <text:section text:style-name="Sect1" text:name="Section116">
        <text:p text:style-name="P2"><text:bookmark text:name="code-block-viewer Copy 115"/><text:span text:style-name="Source_20_Text">S_rel = α*S_silhouette + (1-α)*S_skeleton</text:span></text:p>
      </text:section>
      <text:p text:style-name="Text_20_body">Protected:</text:p>
      <text:section text:style-name="Sect1" text:name="Section117">
        <text:p text:style-name="P2"><text:bookmark text:name="code-block-viewer Copy 116"/><text:span text:style-name="Source_20_Text">S_final = λ*S_fixed + (1-λ)*S_rel</text:span></text:p>
      </text:section>
      <text:p text:style-name="Text_20_body">Optional embedding score:</text:p>
      <text:section text:style-name="Sect1" text:name="Section118">
        <text:p text:style-name="P2"><text:bookmark text:name="code-block-viewer Copy 117"/><text:span text:style-name="Source_20_Text">S_final = λ*S_fixed + (1-λ)*(β*S_rel + (1-β)*S_embedding)</text:span></text:p>
      </text:section>
      <text:h text:style-name="Heading_20_3" text:outline-level="3">9. Output</text:h>
      <text:section text:style-name="Sect1" text:name="Section119">
        <text:p text:style-name="P3"><text:bookmark text:name="code-block-viewer Copy 118"/><text:span text:style-name="Source_20_Text">Final retrieval score matrix</text:span></text:p>
        <text:p text:style-name="Preformatted_20_Text"><text:span text:style-name="Source_20_Text">Rank-1/5/10</text:span></text:p>
        <text:p text:style-name="P1"><text:span text:style-name="Source_20_Text">No new backbone embedding required</text:span></text:p>
      </text:section>
      <text:h text:style-name="Heading_20_3" text:outline-level="3">10. Loss functions</text:h>
      <text:p text:style-name="Text_20_body">If trainable version:</text:p>
      <text:section text:style-name="Sect1" text:name="Section120">
        <text:p text:style-name="P3"><text:bookmark text:name="code-block-viewer Copy 119"/><text:span text:style-name="Source_20_Text">retrieval CE over gallery candidates on train-internal pseudo gallery/probe</text:span></text:p>
        <text:p text:style-name="Preformatted_20_Text"><text:span text:style-name="Source_20_Text">pairwise ranking loss</text:span></text:p>
        <text:p text:style-name="Preformatted_20_Text"><text:span text:style-name="Source_20_Text">alpha prior regularization: keep α near 0.5 unless reliability evidence strong</text:span></text:p>
        <text:p text:style-name="P1"><text:span text:style-name="Source_20_Text">correction magnitude penalty</text:span></text:p>
      </text:section>
      <text:p text:style-name="Text_20_body">If heuristic version:</text:p>
      <text:section text:style-name="Sect1" text:name="Section121">
        <text:p text:style-name="P3"><text:bookmark text:name="code-block-viewer Copy 120"/><text:soft-page-break/><text:span text:style-name="Source_20_Text">no trainable loss</text:span></text:p>
        <text:p text:style-name="P1"><text:span text:style-name="Source_20_Text">validation-only calibration</text:span></text:p>
      </text:section>
      <text:h text:style-name="Heading_20_3" text:outline-level="3">11. Training strategy</text:h>
      <text:p text:style-name="Text_20_body">Stage 1:</text:p>
      <text:section text:style-name="Sect1" text:name="Section122">
        <text:p text:style-name="P2"><text:bookmark text:name="code-block-viewer Copy 121"/><text:span text:style-name="Source_20_Text">Create pseudo gallery/probe using train IDs only.</text:span></text:p>
      </text:section>
      <text:p text:style-name="Text_20_body">Stage 2:</text:p>
      <text:section text:style-name="Sect1" text:name="Section123">
        <text:p text:style-name="P2"><text:bookmark text:name="code-block-viewer Copy 122"/><text:span text:style-name="Source_20_Text">Train reliability MLP or tune heuristic weights on train-internal validation.</text:span></text:p>
      </text:section>
      <text:p text:style-name="Text_20_body">Stage 3:</text:p>
      <text:section text:style-name="Sect1" text:name="Section124">
        <text:p text:style-name="P3"><text:bookmark text:name="code-block-viewer Copy 123"/><text:span text:style-name="Source_20_Text">Freeze all weights.</text:span></text:p>
        <text:p text:style-name="P1"><text:span text:style-name="Source_20_Text">Evaluate final test once.</text:span></text:p>
      </text:section>
      <text:h text:style-name="Heading_20_3" text:outline-level="3">12. Evaluation</text:h>
      <text:p text:style-name="Text_20_body">Same LT. Must report:</text:p>
      <text:section text:style-name="Sect1" text:name="Section125">
        <text:p text:style-name="P3"><text:bookmark text:name="code-block-viewer Copy 124"/><text:span text:style-name="Source_20_Text">fixed α=0.5 baseline</text:span></text:p>
        <text:p text:style-name="Preformatted_20_Text"><text:span text:style-name="Source_20_Text">global alpha search diagnostic</text:span></text:p>
        <text:p text:style-name="Preformatted_20_Text"><text:span text:style-name="Source_20_Text">reliability fusion practical</text:span></text:p>
        <text:p text:style-name="Preformatted_20_Text"><text:span text:style-name="Source_20_Text">oracle selector diagnostic</text:span></text:p>
        <text:p text:style-name="P1"><text:span text:style-name="Source_20_Text">recovered/lost cases vs fixed</text:span></text:p>
      </text:section>
      <text:h text:style-name="Heading_20_3" text:outline-level="3">13. Expected benefit</text:h>
      <text:p text:style-name="Text_20_body">Over fixed α=0.5:</text:p>
      <text:section text:style-name="Sect1" text:name="Section126">
        <text:p text:style-name="P3"><text:bookmark text:name="code-block-viewer Copy 125"/><text:span text:style-name="Source_20_Text">BG +0.1 to +0.8</text:span></text:p>
        <text:p text:style-name="Preformatted_20_Text"><text:span text:style-name="Source_20_Text">CL +0.1 to +0.8</text:span></text:p>
        <text:p text:style-name="P1"><text:span text:style-name="Source_20_Text">Mean +0.05 to +0.5</text:span></text:p>
      </text:section>
      <text:p text:style-name="Text_20_body">Big gain unlikely because fixed fusion is already strong and per-condition alpha diagnostic only slightly improves mean.</text:p>
      <text:h text:style-name="Heading_20_3" text:outline-level="3">14. Risk</text:h>
      <text:p text:style-name="Text_20_body">Overfitting: low if protected and validation-safe.<text:line-break/>Implementation risk: low.<text:line-break/>Leakage risk: high only if final test labels/condition used for tuning.<text:line-break/>NM degradation: low if λ high.</text:p>
      <text:h text:style-name="Heading_20_3" text:outline-level="3">15. Paper value</text:h>
      <text:p text:style-name="Text_20_body">Very practical and paper-claim-safe if validation-only.<text:line-break/>Novelty medium-low, but strong as reliable baseline and ablation.</text:p>
      <text:h text:style-name="Heading_20_3" text:outline-level="3">16. Implementation handoff</text:h>
      <text:p text:style-name="Text_20_body">Implement notebook <text:span text:style-name="Source_20_Text">16_reliability_aware_score_fusion.ipynb</text:span>. Load existing skeleton/silhouette score matrices or recompute from embeddings. Build label-free reliability features, train/tune reliability only on train-internal validation, compute protected score fusion, <text:soft-page-break/>compare with fixed α=0.5, and clearly label oracle methods as diagnostic. Save to <text:span text:style-name="Source_20_Text">results/reliability_fusion_16/</text:span>.</text:p>
      <text:p text:style-name="Horizontal_20_Line"/>
      <text:h text:style-name="Heading_20_2" text:outline-level="2">Architecture 8 — View/Condition Disentangled Dual Expert with Adversarial Nuisance Removal</text:h>
      <text:h text:style-name="Heading_20_3" text:outline-level="3">1. Architecture name</text:h>
      <text:p text:style-name="Text_20_body"><text:span text:style-name="Strong_20_Emphasis">VCD-Gait: View-Condition Disentangled Gait Representation</text:span></text:p>
      <text:h text:style-name="Heading_20_3" text:outline-level="3">2. Main purpose</text:h>
      <text:p text:style-name="Text_20_body">Identity embedding থেকে view/condition nuisance কমানো, while separate nuisance head view/condition model করে।</text:p>
      <text:h text:style-name="Heading_20_3" text:outline-level="3">3. Bottleneck targeted</text:h>
      <text:p text:style-name="Text_20_body">View variation, CL clothing variation, BG carrying variation, overfitting.</text:p>
      <text:h text:style-name="Heading_20_3" text:outline-level="3">4. Input data</text:h>
      <text:p text:style-name="Text_20_body">Can use skeleton-only or multimodal.</text:p>
      <text:p text:style-name="Text_20_body">Recommended multimodal input:</text:p>
      <text:section text:style-name="Sect1" text:name="Section127">
        <text:p text:style-name="P3"><text:bookmark text:name="code-block-viewer Copy 126"/><text:span text:style-name="Source_20_Text">Skeleton: B×16×60×17</text:span></text:p>
        <text:p text:style-name="P1"><text:span text:style-name="Source_20_Text">Silhouette: B×1×60×64×44</text:span></text:p>
      </text:section>
      <text:p text:style-name="Text_20_body">Metadata available in train split:</text:p>
      <text:section text:style-name="Sect1" text:name="Section128">
        <text:p text:style-name="P3"><text:bookmark text:name="code-block-viewer Copy 127"/><text:span text:style-name="Source_20_Text">identity label</text:span></text:p>
        <text:p text:style-name="Preformatted_20_Text"><text:span text:style-name="Source_20_Text">view label: 11 classes</text:span></text:p>
        <text:p text:style-name="P1"><text:span text:style-name="Source_20_Text">condition label: NM/BG/CL</text:span></text:p>
      </text:section>
      <text:p text:style-name="Text_20_body">Important: view/condition labels train-time auxiliary only. Test-time practical retrieval must not require condition label.</text:p>
      <text:h text:style-name="Heading_20_3" text:outline-level="3">5. Feature construction</text:h>
      <text:p text:style-name="Text_20_body">Use CAMS-GTT skeleton tokens and PT-GaitGL++ silhouette tokens.</text:p>
      <text:h text:style-name="Heading_20_3" text:outline-level="3">6. Layer-by-layer architecture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Stage</text:p>
            </table:table-cell>
            <table:table-cell table:style-name="Table13.A1" office:value-type="string">
              <text:p text:style-name="Table_20_Heading">Input</text:p>
            </table:table-cell>
            <table:table-cell table:style-name="Table13.A1" office:value-type="string">
              <text:p text:style-name="Table_20_Heading">Output</text:p>
            </table:table-cell>
            <table:table-cell table:style-name="Table13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13.A1" office:value-type="string">
            <text:p text:style-name="Table_20_Contents">Branch S</text:p>
          </table:table-cell>
          <table:table-cell table:style-name="Table13.A1" office:value-type="string">
            <text:p text:style-name="Table_20_Contents">B×16×60×17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skeleton encoder</text:p>
          </table:table-cell>
        </table:table-row>
        <table:table-row>
          <table:table-cell table:style-name="Table13.A1" office:value-type="string">
            <text:p text:style-name="Table_20_Contents">Branch G</text:p>
          </table:table-cell>
          <table:table-cell table:style-name="Table13.A1" office:value-type="string">
            <text:p text:style-name="Table_20_Contents">B×1×60×64×44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silhouette encoder</text:p>
          </table:table-cell>
        </table:table-row>
        <table:table-row>
          <table:table-cell table:style-name="Table13.A1" office:value-type="string">
            <text:p text:style-name="Table_20_Contents">Fusion</text:p>
          </table:table-cell>
          <table:table-cell table:style-name="Table13.A1" office:value-type="string">
            <text:p text:style-name="Table_20_Contents">concat S,G</text:p>
          </table:table-cell>
          <table:table-cell table:style-name="Table13.A1" office:value-type="string">
            <text:p text:style-name="Table_20_Contents">B×512</text:p>
          </table:table-cell>
          <table:table-cell table:style-name="Table13.A1" office:value-type="string">
            <text:p text:style-name="Table_20_Contents">no test condition input</text:p>
          </table:table-cell>
        </table:table-row>
        <table:table-row>
          <table:table-cell table:style-name="Table13.A1" office:value-type="string">
            <text:p text:style-name="Table_20_Contents">Shared projection</text:p>
          </table:table-cell>
          <table:table-cell table:style-name="Table13.A1" office:value-type="string">
            <text:p text:style-name="Table_20_Contents">B×512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Linear, BN, Mish</text:p>
          </table:table-cell>
        </table:table-row>
        <table:table-row>
          <table:table-cell table:style-name="Table13.A1" office:value-type="string">
            <text:p text:style-name="Table_20_Contents">Identity head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identity embedding</text:p>
          </table:table-cell>
        </table:table-row>
        <table:table-row>
          <table:table-cell table:style-name="Table13.A1" office:value-type="string">
            <text:p text:style-name="Table_20_Contents">Nuisance head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B×128</text:p>
          </table:table-cell>
          <table:table-cell table:style-name="Table13.A1" office:value-type="string">
            <text:p text:style-name="Table_20_Contents">view/condition embedding</text:p>
          </table:table-cell>
        </table:table-row>
        <text:soft-page-break/>
        <table:table-row>
          <table:table-cell table:style-name="Table13.A1" office:value-type="string">
            <text:p text:style-name="Table_20_Contents">ID classifier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B×74</text:p>
          </table:table-cell>
          <table:table-cell table:style-name="Table13.A1" office:value-type="string">
            <text:p text:style-name="Table_20_Contents">identity CE</text:p>
          </table:table-cell>
        </table:table-row>
        <table:table-row>
          <table:table-cell table:style-name="Table13.A1" office:value-type="string">
            <text:p text:style-name="Table_20_Contents">View classifier</text:p>
          </table:table-cell>
          <table:table-cell table:style-name="Table13.A1" office:value-type="string">
            <text:p text:style-name="Table_20_Contents">B×128</text:p>
          </table:table-cell>
          <table:table-cell table:style-name="Table13.A1" office:value-type="string">
            <text:p text:style-name="Table_20_Contents">B×11</text:p>
          </table:table-cell>
          <table:table-cell table:style-name="Table13.A1" office:value-type="string">
            <text:p text:style-name="Table_20_Contents">view CE</text:p>
          </table:table-cell>
        </table:table-row>
        <table:table-row>
          <table:table-cell table:style-name="Table13.A1" office:value-type="string">
            <text:p text:style-name="Table_20_Contents">Condition classifier</text:p>
          </table:table-cell>
          <table:table-cell table:style-name="Table13.A1" office:value-type="string">
            <text:p text:style-name="Table_20_Contents">B×128</text:p>
          </table:table-cell>
          <table:table-cell table:style-name="Table13.A1" office:value-type="string">
            <text:p text:style-name="Table_20_Contents">B×3</text:p>
          </table:table-cell>
          <table:table-cell table:style-name="Table13.A1" office:value-type="string">
            <text:p text:style-name="Table_20_Contents">condition CE</text:p>
          </table:table-cell>
        </table:table-row>
        <table:table-row>
          <table:table-cell table:style-name="Table13.A1" office:value-type="string">
            <text:p text:style-name="Table_20_Contents">Gradient reversal on ID</text:p>
          </table:table-cell>
          <table:table-cell table:style-name="Table13.A1" office:value-type="string">
            <text:p text:style-name="Table_20_Contents">B×256</text:p>
          </table:table-cell>
          <table:table-cell table:style-name="Table13.A1" office:value-type="string">
            <text:p text:style-name="Table_20_Contents">view/condition predictions</text:p>
          </table:table-cell>
          <table:table-cell table:style-name="Table13.A1" office:value-type="string">
            <text:p text:style-name="Table_20_Contents">make ID less view/condition-specific</text:p>
          </table:table-cell>
        </table:table-row>
      </table:table>
      <text:h text:style-name="Heading_20_3" text:outline-level="3">7. Token design</text:h>
      <text:p text:style-name="Text_20_body">If using token version:</text:p>
      <text:section text:style-name="Sect1" text:name="Section129">
        <text:p text:style-name="P2"><text:bookmark text:name="code-block-viewer Copy 128"/><text:span text:style-name="Source_20_Text">36 skeleton tokens + 90 silhouette tokens</text:span></text:p>
      </text:section>
      <text:p text:style-name="Text_20_body">But simpler first version uses pooled branch embeddings.</text:p>
      <text:h text:style-name="Heading_20_3" text:outline-level="3">8. Fusion design</text:h>
      <text:p text:style-name="Text_20_body">Middle-late embedding fusion with disentanglement.</text:p>
      <text:p text:style-name="Text_20_body">No test condition gating.</text:p>
      <text:h text:style-name="Heading_20_3" text:outline-level="3">9. Output</text:h>
      <text:section text:style-name="Sect1" text:name="Section130">
        <text:p text:style-name="P3"><text:bookmark text:name="code-block-viewer Copy 129"/><text:span text:style-name="Source_20_Text">identity embedding: 256-D, used for retrieval</text:span></text:p>
        <text:p text:style-name="P1"><text:span text:style-name="Source_20_Text">nuisance embedding: diagnostic only</text:span></text:p>
      </text:section>
      <text:h text:style-name="Heading_20_3" text:outline-level="3">10. Loss functions</text:h>
      <text:section text:style-name="Sect1" text:name="Section131">
        <text:p text:style-name="P3"><text:bookmark text:name="code-block-viewer Copy 130"/><text:span text:style-name="Source_20_Text">ID CE + ID Triplet</text:span></text:p>
        <text:p text:style-name="Preformatted_20_Text"><text:span text:style-name="Source_20_Text">View CE on nuisance head</text:span></text:p>
        <text:p text:style-name="Preformatted_20_Text"><text:span text:style-name="Source_20_Text">Condition CE on nuisance head</text:span></text:p>
        <text:p text:style-name="Preformatted_20_Text"><text:span text:style-name="Source_20_Text">Adversarial view/condition loss on identity head via gradient reversal</text:span></text:p>
        <text:p text:style-name="P1"><text:span text:style-name="Source_20_Text">Orthogonality loss between identity embedding and nuisance embedding</text:span></text:p>
      </text:section>
      <text:p text:style-name="Text_20_body">Suggested:</text:p>
      <text:section text:style-name="Sect1" text:name="Section132">
        <text:p text:style-name="P3"><text:bookmark text:name="code-block-viewer Copy 131"/><text:span text:style-name="Source_20_Text">L = L_id_ce + 0.5 L_triplet</text:span></text:p>
        <text:p text:style-name="Preformatted_20_Text"><text:span text:style-name="Source_20_Text"><text:s text:c="2"/>+ 0.2 L_view_nuisance</text:span></text:p>
        <text:p text:style-name="Preformatted_20_Text"><text:span text:style-name="Source_20_Text"><text:s text:c="2"/>+ 0.2 L_condition_nuisance</text:span></text:p>
        <text:p text:style-name="Preformatted_20_Text"><text:span text:style-name="Source_20_Text"><text:s text:c="2"/>- 0.05 L_view_from_id</text:span></text:p>
        <text:p text:style-name="Preformatted_20_Text"><text:span text:style-name="Source_20_Text"><text:s text:c="2"/>- 0.05 L_condition_from_id</text:span></text:p>
        <text:p text:style-name="P1"><text:span text:style-name="Source_20_Text"><text:s text:c="2"/>+ 0.05 L_orthogonality</text:span></text:p>
      </text:section>
      <text:h text:style-name="Heading_20_3" text:outline-level="3">11. Training strategy</text:h>
      <text:p text:style-name="Text_20_body">Stage 1:</text:p>
      <text:section text:style-name="Sect1" text:name="Section133">
        <text:p text:style-name="P2"><text:bookmark text:name="code-block-viewer Copy 132"/><text:span text:style-name="Source_20_Text">Train without adversarial loss for stability.</text:span></text:p>
      </text:section>
      <text:p text:style-name="Text_20_body">Stage 2:</text:p>
      <text:section text:style-name="Sect1" text:name="Section134">
        <text:p text:style-name="P2"><text:bookmark text:name="code-block-viewer Copy 133"/><text:span text:style-name="Source_20_Text">Enable gradient reversal slowly from 0 to target weight.</text:span></text:p>
      </text:section>
      <text:p text:style-name="Text_20_body">Stage 3:</text:p>
      <text:section text:style-name="Sect1" text:name="Section135">
        <text:p text:style-name="P2"><text:bookmark text:name="code-block-viewer Copy 134"/><text:span text:style-name="Source_20_Text">Evaluate identity embedding only.</text:span></text:p>
      </text:section>
      <text:h text:style-name="Heading_20_3" text:outline-level="3"><text:soft-page-break/>12. Evaluation</text:h>
      <text:p text:style-name="Text_20_body">Same LT. Report:</text:p>
      <text:section text:style-name="Sect1" text:name="Section136">
        <text:p text:style-name="P3"><text:bookmark text:name="code-block-viewer Copy 135"/><text:span text:style-name="Source_20_Text">identity retrieval</text:span></text:p>
        <text:p text:style-name="Preformatted_20_Text"><text:span text:style-name="Source_20_Text">condition leakage diagnostic</text:span></text:p>
        <text:p text:style-name="Preformatted_20_Text"><text:span text:style-name="Source_20_Text">view leakage diagnostic</text:span></text:p>
        <text:p text:style-name="P1"><text:span text:style-name="Source_20_Text">fixed fusion comparison</text:span></text:p>
      </text:section>
      <text:h text:style-name="Heading_20_3" text:outline-level="3">13. Expected benefit</text:h>
      <text:p text:style-name="Text_20_body">Over fixed α=0.5:</text:p>
      <text:section text:style-name="Sect1" text:name="Section137">
        <text:p text:style-name="P3"><text:bookmark text:name="code-block-viewer Copy 136"/><text:span text:style-name="Source_20_Text">CL +0.3 to +1.5 if disentanglement works</text:span></text:p>
        <text:p text:style-name="Preformatted_20_Text"><text:span text:style-name="Source_20_Text">BG +0.1 to +0.8</text:span></text:p>
        <text:p text:style-name="P1"><text:span text:style-name="Source_20_Text">Mean +0.2 to +1.0</text:span></text:p>
      </text:section>
      <text:h text:style-name="Heading_20_3" text:outline-level="3">14. Risk</text:h>
      <text:p text:style-name="Text_20_body">High risk: removing condition/view information may remove useful gait identity cues.<text:line-break/>Implementation risk: medium-high.<text:line-break/>Paper interpretation risk: high if not carefully ablated.</text:p>
      <text:h text:style-name="Heading_20_3" text:outline-level="3">15. Paper value</text:h>
      <text:p text:style-name="Text_20_body">Novel, potentially Q1/Q2 if successful.<text:line-break/>But should be after safer baselines.</text:p>
      <text:h text:style-name="Heading_20_3" text:outline-level="3">16. Implementation handoff</text:h>
      <text:p text:style-name="Text_20_body">Implement notebook <text:span text:style-name="Source_20_Text">20b_view_condition_disentangled_dual_expert.ipynb</text:span>. Use train-time view and condition labels only for auxiliary nuisance heads and adversarial disentanglement. At test time, use only identity embedding for retrieval and compare against fixed α=0.5. Save to <text:span text:style-name="Source_20_Text">results/vcd_gait_20b/</text:span>.</text:p>
      <text:p text:style-name="Horizontal_20_Line"/>
      <text:h text:style-name="Heading_20_1" text:outline-level="1">SECTION 4 — EXACT TENSOR SHAPE EXAMPLES</text:h>
      <text:h text:style-name="Heading_20_2" text:outline-level="2">4.1 CAMS-GTT Skeleton v2</text:h>
      <text:section text:style-name="Sect1" text:name="Section138">
        <text:p text:style-name="P3"><text:bookmark text:name="code-block-viewer Copy 137"/><text:span text:style-name="Source_20_Text">Raw pose:</text:span></text:p>
        <text:p text:style-name="Preformatted_20_Text"><text:span text:style-name="Source_20_Text">B × 60 × 17 × 2</text:span></text:p>
        <text:p text:style-name="Preformatted_20_Text"><text:span text:style-name="Source_20_Text">Feature construction:</text:span></text:p>
        <text:p text:style-name="Preformatted_20_Text"><text:span text:style-name="Source_20_Text">B × 16 × 60 × 17</text:span></text:p>
        <text:p text:style-name="Preformatted_20_Text"><text:span text:style-name="Source_20_Text">DataBN:</text:span></text:p>
        <text:p text:style-name="Preformatted_20_Text"><text:span text:style-name="Source_20_Text">B × 16 × 60 × 17</text:span></text:p>
        <text:p text:style-name="Preformatted_20_Text"><text:span text:style-name="Source_20_Text">Stem:</text:span></text:p>
        <text:p text:style-name="Preformatted_20_Text"><text:span text:style-name="Source_20_Text">B × 64 × 60 × 17</text:span></text:p>
        <text:p text:style-name="Preformatted_20_Text"><text:span text:style-name="Source_20_Text">MS-GTB stage 1:</text:span></text:p>
        <text:p text:style-name="Preformatted_20_Text"><text:span text:style-name="Source_20_Text">B × 64 × 60 × 17</text:span></text:p>
        <text:p text:style-name="Preformatted_20_Text"><text:span text:style-name="Source_20_Text">MS-GTB stage 2:</text:span></text:p>
        <text:p text:style-name="Preformatted_20_Text"><text:span text:style-name="Source_20_Text">B × 96 × 60 × 17</text:span></text:p>
        <text:p text:style-name="Preformatted_20_Text"><text:soft-page-break/><text:span text:style-name="Source_20_Text">MS-GTB stage 3:</text:span></text:p>
        <text:p text:style-name="Preformatted_20_Text"><text:span text:style-name="Source_20_Text">B × 128 × 60 × 17</text:span></text:p>
        <text:p text:style-name="Preformatted_20_Text"><text:span text:style-name="Source_20_Text">MS-GTB stage 4:</text:span></text:p>
        <text:p text:style-name="Preformatted_20_Text"><text:span text:style-name="Source_20_Text">B × 256 × 60 × 17</text:span></text:p>
        <text:p text:style-name="Preformatted_20_Text"><text:span text:style-name="Source_20_Text">Joint attentive pooling:</text:span></text:p>
        <text:p text:style-name="Preformatted_20_Text"><text:span text:style-name="Source_20_Text">B × 60 × 256</text:span></text:p>
        <text:p text:style-name="Preformatted_20_Text"><text:span text:style-name="Source_20_Text">Temporal Transformer:</text:span></text:p>
        <text:p text:style-name="Preformatted_20_Text"><text:span text:style-name="Source_20_Text">B × 60 × 256</text:span></text:p>
        <text:p text:style-name="Preformatted_20_Text"><text:span text:style-name="Source_20_Text">Attentive mean+std pooling:</text:span></text:p>
        <text:p text:style-name="Preformatted_20_Text"><text:span text:style-name="Source_20_Text">B × 512</text:span></text:p>
        <text:p text:style-name="Preformatted_20_Text"><text:span text:style-name="Source_20_Text">Projection:</text:span></text:p>
        <text:p text:style-name="Preformatted_20_Text"><text:span text:style-name="Source_20_Text">B × 256</text:span></text:p>
        <text:p text:style-name="Preformatted_20_Text"><text:span text:style-name="Source_20_Text">Final embedding:</text:span></text:p>
        <text:p text:style-name="P1"><text:span text:style-name="Source_20_Text">B × 256</text:span></text:p>
      </text:section>
      <text:h text:style-name="Heading_20_2" text:outline-level="2">4.2 GaitTR++ Skeleton v3</text:h>
      <text:section text:style-name="Sect1" text:name="Section139">
        <text:p text:style-name="P3"><text:bookmark text:name="code-block-viewer Copy 138"/><text:span text:style-name="Source_20_Text">Input:</text:span></text:p>
        <text:p text:style-name="Preformatted_20_Text"><text:span text:style-name="Source_20_Text">B × 10 × 60 × 17</text:span></text:p>
        <text:p text:style-name="Preformatted_20_Text"><text:span text:style-name="Source_20_Text">Stem:</text:span></text:p>
        <text:p text:style-name="Preformatted_20_Text"><text:span text:style-name="Source_20_Text">B × 64 × 60 × 17</text:span></text:p>
        <text:p text:style-name="Preformatted_20_Text"><text:span text:style-name="Source_20_Text">MSTC-JGA block group 1:</text:span></text:p>
        <text:p text:style-name="Preformatted_20_Text"><text:span text:style-name="Source_20_Text">B × 64 × 60 × 17</text:span></text:p>
        <text:p text:style-name="Preformatted_20_Text"><text:span text:style-name="Source_20_Text">Projection:</text:span></text:p>
        <text:p text:style-name="Preformatted_20_Text"><text:span text:style-name="Source_20_Text">B × 96 × 60 × 17</text:span></text:p>
        <text:p text:style-name="Preformatted_20_Text"><text:span text:style-name="Source_20_Text">MSTC-JGA block group 2:</text:span></text:p>
        <text:p text:style-name="Preformatted_20_Text"><text:span text:style-name="Source_20_Text">B × 96 × 60 × 17</text:span></text:p>
        <text:p text:style-name="Preformatted_20_Text"><text:span text:style-name="Source_20_Text">Projection:</text:span></text:p>
        <text:p text:style-name="Preformatted_20_Text"><text:span text:style-name="Source_20_Text">B × 160 × 60 × 17</text:span></text:p>
        <text:p text:style-name="Preformatted_20_Text"><text:span text:style-name="Source_20_Text">MSTC-JGA block group 3:</text:span></text:p>
        <text:p text:style-name="Preformatted_20_Text"><text:span text:style-name="Source_20_Text">B × 160 × 60 × 17</text:span></text:p>
        <text:p text:style-name="Preformatted_20_Text"><text:span text:style-name="Source_20_Text">Projection:</text:span></text:p>
        <text:p text:style-name="Preformatted_20_Text"><text:span text:style-name="Source_20_Text">B × 256 × 60 × 17</text:span></text:p>
        <text:p text:style-name="Preformatted_20_Text"><text:span text:style-name="Source_20_Text">Body-part pooling:</text:span></text:p>
        <text:p text:style-name="Preformatted_20_Text"><text:span text:style-name="Source_20_Text">B × 60 × 6 × 256</text:span></text:p>
        <text:p text:style-name="Preformatted_20_Text"><text:span text:style-name="Source_20_Text">Flatten part-time tokens:</text:span></text:p>
        <text:p text:style-name="Preformatted_20_Text"><text:span text:style-name="Source_20_Text">B × 360 × 256</text:span></text:p>
        <text:p text:style-name="Preformatted_20_Text"><text:span text:style-name="Source_20_Text">Part-temporal Transformer:</text:span></text:p>
        <text:p text:style-name="Preformatted_20_Text"><text:span text:style-name="Source_20_Text">B × 360 × 256</text:span></text:p>
        <text:p text:style-name="Preformatted_20_Text"><text:span text:style-name="Source_20_Text">Attention pooling:</text:span></text:p>
        <text:p text:style-name="Preformatted_20_Text"><text:span text:style-name="Source_20_Text">B × 256</text:span></text:p>
        <text:p text:style-name="Preformatted_20_Text"><text:span text:style-name="Source_20_Text">Final embedding:</text:span></text:p>
        <text:p text:style-name="P1"><text:span text:style-name="Source_20_Text">B × 256</text:span></text:p>
      </text:section>
      <text:h text:style-name="Heading_20_2" text:outline-level="2">4.3 PT-GaitGL++ Silhouette v2</text:h>
      <text:section text:style-name="Sect1" text:name="Section140">
        <text:p text:style-name="P3"><text:bookmark text:name="code-block-viewer Copy 139"/><text:span text:style-name="Source_20_Text">Input:</text:span></text:p>
        <text:p text:style-name="Preformatted_20_Text"><text:span text:style-name="Source_20_Text">B × 60 × 64 × 44</text:span></text:p>
        <text:p text:style-name="Preformatted_20_Text"><text:span text:style-name="Source_20_Text">Unsqueeze:</text:span></text:p>
        <text:p text:style-name="Preformatted_20_Text"><text:span text:style-name="Source_20_Text">B × 1 × 60 × 64 × 44</text:span></text:p>
        <text:p text:style-name="Preformatted_20_Text"><text:span text:style-name="Source_20_Text">3D stem:</text:span></text:p>
        <text:p text:style-name="Preformatted_20_Text"><text:span text:style-name="Source_20_Text">B × 32 × 60 × 64 × 44</text:span></text:p>
        <text:p text:style-name="Preformatted_20_Text"><text:span text:style-name="Source_20_Text">MS3D stage 1:</text:span></text:p>
        <text:p text:style-name="Preformatted_20_Text"><text:span text:style-name="Source_20_Text">B × 64 × 60 × 32 × 22</text:span></text:p>
        <text:p text:style-name="Preformatted_20_Text"><text:span text:style-name="Source_20_Text">MS3D stage 2:</text:span></text:p>
        <text:p text:style-name="Preformatted_20_Text"><text:span text:style-name="Source_20_Text">B × 128 × 60 × 16 × 11</text:span></text:p>
        <text:p text:style-name="Preformatted_20_Text"><text:span text:style-name="Source_20_Text">MS3D stage 3:</text:span></text:p>
        <text:p text:style-name="Preformatted_20_Text"><text:span text:style-name="Source_20_Text">B × 256 × 60 × 16 × 11</text:span></text:p>
        <text:p text:style-name="Preformatted_20_Text"><text:span text:style-name="Source_20_Text">HPP per frame:</text:span></text:p>
        <text:p text:style-name="Preformatted_20_Text"><text:span text:style-name="Source_20_Text">B × 60 × 15 × 256</text:span></text:p>
        <text:p text:style-name="Preformatted_20_Text"><text:span text:style-name="Source_20_Text">Flatten tokens:</text:span></text:p>
        <text:p text:style-name="Preformatted_20_Text"><text:soft-page-break/><text:span text:style-name="Source_20_Text">B × 900 × 256</text:span></text:p>
        <text:p text:style-name="Preformatted_20_Text"><text:span text:style-name="Source_20_Text">Part-temporal Transformer:</text:span></text:p>
        <text:p text:style-name="Preformatted_20_Text"><text:span text:style-name="Source_20_Text">B × 900 × 256</text:span></text:p>
        <text:p text:style-name="Preformatted_20_Text"><text:span text:style-name="Source_20_Text">Part temporal pooling:</text:span></text:p>
        <text:p text:style-name="Preformatted_20_Text"><text:span text:style-name="Source_20_Text">B × 15 × 256</text:span></text:p>
        <text:p text:style-name="Preformatted_20_Text"><text:span text:style-name="Source_20_Text">Part reliability pooling:</text:span></text:p>
        <text:p text:style-name="Preformatted_20_Text"><text:span text:style-name="Source_20_Text">B × 256</text:span></text:p>
        <text:p text:style-name="Preformatted_20_Text"><text:span text:style-name="Source_20_Text">Global branch:</text:span></text:p>
        <text:p text:style-name="Preformatted_20_Text"><text:span text:style-name="Source_20_Text">B × 256</text:span></text:p>
        <text:p text:style-name="Preformatted_20_Text"><text:span text:style-name="Source_20_Text">Concat:</text:span></text:p>
        <text:p text:style-name="Preformatted_20_Text"><text:span text:style-name="Source_20_Text">B × 512</text:span></text:p>
        <text:p text:style-name="Preformatted_20_Text"><text:span text:style-name="Source_20_Text">Final embedding:</text:span></text:p>
        <text:p text:style-name="P1"><text:span text:style-name="Source_20_Text">B × 256</text:span></text:p>
      </text:section>
      <text:h text:style-name="Heading_20_2" text:outline-level="2">4.4 SMB-DualGait Silhouette v3</text:h>
      <text:section text:style-name="Sect1" text:name="Section141">
        <text:p text:style-name="P3"><text:bookmark text:name="code-block-viewer Copy 140"/><text:span text:style-name="Source_20_Text">Silhouette input:</text:span></text:p>
        <text:p text:style-name="Preformatted_20_Text"><text:span text:style-name="Source_20_Text">B × 1 × 60 × 64 × 44</text:span></text:p>
        <text:p text:style-name="Preformatted_20_Text"><text:span text:style-name="Source_20_Text">Motion-boundary input:</text:span></text:p>
        <text:p text:style-name="Preformatted_20_Text"><text:span text:style-name="Source_20_Text">B × 2 × 60 × 64 × 44</text:span></text:p>
        <text:p text:style-name="Preformatted_20_Text"><text:span text:style-name="Source_20_Text">Appearance stream:</text:span></text:p>
        <text:p text:style-name="Preformatted_20_Text"><text:span text:style-name="Source_20_Text">B × 1 × 60 × 64 × 44</text:span></text:p>
        <text:p text:style-name="Preformatted_20_Text"><text:span text:style-name="Source_20_Text">→ B × 32 × 60 × 64 × 44</text:span></text:p>
        <text:p text:style-name="Preformatted_20_Text"><text:span text:style-name="Source_20_Text">→ B × 128 × 60 × 16 × 11</text:span></text:p>
        <text:p text:style-name="Preformatted_20_Text"><text:span text:style-name="Source_20_Text">→ B × 60 × 15 × 256</text:span></text:p>
        <text:p text:style-name="Preformatted_20_Text"><text:span text:style-name="Source_20_Text">Motion stream:</text:span></text:p>
        <text:p text:style-name="Preformatted_20_Text"><text:span text:style-name="Source_20_Text">B × 2 × 60 × 64 × 44</text:span></text:p>
        <text:p text:style-name="Preformatted_20_Text"><text:span text:style-name="Source_20_Text">→ B × 32 × 60 × 64 × 44</text:span></text:p>
        <text:p text:style-name="Preformatted_20_Text"><text:span text:style-name="Source_20_Text">→ B × 128 × 60 × 16 × 11</text:span></text:p>
        <text:p text:style-name="Preformatted_20_Text"><text:span text:style-name="Source_20_Text">→ B × 60 × 15 × 128</text:span></text:p>
        <text:p text:style-name="Preformatted_20_Text"><text:span text:style-name="Source_20_Text">Gated fusion:</text:span></text:p>
        <text:p text:style-name="Preformatted_20_Text"><text:span text:style-name="Source_20_Text">B × 60 × 15 × 256</text:span></text:p>
        <text:p text:style-name="Preformatted_20_Text"><text:span text:style-name="Source_20_Text">Flatten:</text:span></text:p>
        <text:p text:style-name="Preformatted_20_Text"><text:span text:style-name="Source_20_Text">B × 900 × 256</text:span></text:p>
        <text:p text:style-name="Preformatted_20_Text"><text:span text:style-name="Source_20_Text">Transformer:</text:span></text:p>
        <text:p text:style-name="Preformatted_20_Text"><text:span text:style-name="Source_20_Text">B × 900 × 256</text:span></text:p>
        <text:p text:style-name="Preformatted_20_Text"><text:span text:style-name="Source_20_Text">Pooling:</text:span></text:p>
        <text:p text:style-name="Preformatted_20_Text"><text:span text:style-name="Source_20_Text">B × 256</text:span></text:p>
        <text:p text:style-name="Preformatted_20_Text"><text:span text:style-name="Source_20_Text">Final embedding:</text:span></text:p>
        <text:p text:style-name="P1"><text:span text:style-name="Source_20_Text">B × 256</text:span></text:p>
      </text:section>
      <text:h text:style-name="Heading_20_2" text:outline-level="2">4.5 MCSTA Clip-Level Fusion</text:h>
      <text:section text:style-name="Sect1" text:name="Section142">
        <text:p text:style-name="P3"><text:bookmark text:name="code-block-viewer Copy 141"/><text:span text:style-name="Source_20_Text">Per sample, N=4 clips.</text:span></text:p>
        <text:p text:style-name="Preformatted_20_Text"><text:span text:style-name="Source_20_Text">Skeleton clip embeddings:</text:span></text:p>
        <text:p text:style-name="Preformatted_20_Text"><text:span text:style-name="Source_20_Text">B × 4 × 128</text:span></text:p>
        <text:p text:style-name="Preformatted_20_Text"><text:span text:style-name="Source_20_Text">Silhouette clip embeddings:</text:span></text:p>
        <text:p text:style-name="Preformatted_20_Text"><text:span text:style-name="Source_20_Text">B × 4 × 256</text:span></text:p>
        <text:p text:style-name="Preformatted_20_Text"><text:span text:style-name="Source_20_Text">Skeleton projection:</text:span></text:p>
        <text:p text:style-name="Preformatted_20_Text"><text:span text:style-name="Source_20_Text">B × 4 × 256</text:span></text:p>
        <text:p text:style-name="Preformatted_20_Text"><text:span text:style-name="Source_20_Text">Silhouette projection:</text:span></text:p>
        <text:p text:style-name="Preformatted_20_Text"><text:span text:style-name="Source_20_Text">B × 4 × 256</text:span></text:p>
        <text:p text:style-name="Preformatted_20_Text"><text:span text:style-name="Source_20_Text">Token concat:</text:span></text:p>
        <text:p text:style-name="Preformatted_20_Text"><text:span text:style-name="Source_20_Text">B × 8 × 256</text:span></text:p>
        <text:p text:style-name="Preformatted_20_Text"><text:span text:style-name="Source_20_Text">Add CLS:</text:span></text:p>
        <text:p text:style-name="Preformatted_20_Text"><text:span text:style-name="Source_20_Text">B × 9 × 256</text:span></text:p>
        <text:p text:style-name="Preformatted_20_Text"><text:span text:style-name="Source_20_Text">Temporal Transformer:</text:span></text:p>
        <text:p text:style-name="Preformatted_20_Text"><text:span text:style-name="Source_20_Text">B × 9 × 256</text:span></text:p>
        <text:p text:style-name="Preformatted_20_Text"><text:span text:style-name="Source_20_Text">CLS + attentive pooling:</text:span></text:p>
        <text:p text:style-name="Preformatted_20_Text"><text:span text:style-name="Source_20_Text">B × 256</text:span></text:p>
        <text:p text:style-name="Preformatted_20_Text"><text:span text:style-name="Source_20_Text">Fused embedding:</text:span></text:p>
        <text:p text:style-name="Preformatted_20_Text"><text:soft-page-break/><text:span text:style-name="Source_20_Text">B × 256</text:span></text:p>
        <text:p text:style-name="Preformatted_20_Text"><text:span text:style-name="Source_20_Text">Protected score matrix:</text:span></text:p>
        <text:p text:style-name="P1"><text:span text:style-name="Source_20_Text">B_probe × N_gallery</text:span></text:p>
      </text:section>
      <text:h text:style-name="Heading_20_2" text:outline-level="2">4.6 SkeSil-CMT Cross-Modal Token Fusion</text:h>
      <text:section text:style-name="Sect1" text:name="Section143">
        <text:p text:style-name="P3"><text:bookmark text:name="code-block-viewer Copy 142"/><text:span text:style-name="Source_20_Text">Skeleton input:</text:span></text:p>
        <text:p text:style-name="Preformatted_20_Text"><text:span text:style-name="Source_20_Text">B × 16 × 60 × 17</text:span></text:p>
        <text:p text:style-name="Preformatted_20_Text"><text:span text:style-name="Source_20_Text">Skeleton tokenizer:</text:span></text:p>
        <text:p text:style-name="Preformatted_20_Text"><text:span text:style-name="Source_20_Text">B × 256 × 60 × 17</text:span></text:p>
        <text:p text:style-name="Preformatted_20_Text"><text:span text:style-name="Source_20_Text">Segment/body-group pooling:</text:span></text:p>
        <text:p text:style-name="Preformatted_20_Text"><text:span text:style-name="Source_20_Text">B × 6 × 6 × 256</text:span></text:p>
        <text:p text:style-name="Preformatted_20_Text"><text:span text:style-name="Source_20_Text">Skeleton tokens:</text:span></text:p>
        <text:p text:style-name="Preformatted_20_Text"><text:span text:style-name="Source_20_Text">B × 36 × 256</text:span></text:p>
        <text:p text:style-name="Preformatted_20_Text"><text:span text:style-name="Source_20_Text">Silhouette input:</text:span></text:p>
        <text:p text:style-name="Preformatted_20_Text"><text:span text:style-name="Source_20_Text">B × 1 × 60 × 64 × 44</text:span></text:p>
        <text:p text:style-name="Preformatted_20_Text"><text:span text:style-name="Source_20_Text">Silhouette CNN:</text:span></text:p>
        <text:p text:style-name="Preformatted_20_Text"><text:span text:style-name="Source_20_Text">B × 256 × 60 × 16 × 11</text:span></text:p>
        <text:p text:style-name="Preformatted_20_Text"><text:span text:style-name="Source_20_Text">Segment/HPP pooling:</text:span></text:p>
        <text:p text:style-name="Preformatted_20_Text"><text:span text:style-name="Source_20_Text">B × 6 × 15 × 256</text:span></text:p>
        <text:p text:style-name="Preformatted_20_Text"><text:span text:style-name="Source_20_Text">Silhouette tokens:</text:span></text:p>
        <text:p text:style-name="Preformatted_20_Text"><text:span text:style-name="Source_20_Text">B × 90 × 256</text:span></text:p>
        <text:p text:style-name="Preformatted_20_Text"><text:span text:style-name="Source_20_Text">Add special tokens:</text:span></text:p>
        <text:p text:style-name="Preformatted_20_Text"><text:span text:style-name="Source_20_Text">B × 129 × 256</text:span></text:p>
        <text:p text:style-name="Preformatted_20_Text"><text:span text:style-name="Source_20_Text">= 36 skeleton + 90 silhouette + 3 CLS</text:span></text:p>
        <text:p text:style-name="Preformatted_20_Text"><text:span text:style-name="Source_20_Text">Cross-modal Transformer:</text:span></text:p>
        <text:p text:style-name="Preformatted_20_Text"><text:span text:style-name="Source_20_Text">B × 129 × 256</text:span></text:p>
        <text:p text:style-name="Preformatted_20_Text"><text:span text:style-name="Source_20_Text">Fusion CLS:</text:span></text:p>
        <text:p text:style-name="Preformatted_20_Text"><text:span text:style-name="Source_20_Text">B × 256</text:span></text:p>
        <text:p text:style-name="Preformatted_20_Text"><text:span text:style-name="Source_20_Text">Final embedding:</text:span></text:p>
        <text:p text:style-name="P1"><text:span text:style-name="Source_20_Text">B × 256</text:span></text:p>
      </text:section>
      <text:h text:style-name="Heading_20_2" text:outline-level="2">4.7 RPF-Gait Reliability-Protected Fusion</text:h>
      <text:section text:style-name="Sect1" text:name="Section144">
        <text:p text:style-name="P3"><text:bookmark text:name="code-block-viewer Copy 143"/><text:span text:style-name="Source_20_Text">Skeleton score matrix:</text:span></text:p>
        <text:p text:style-name="Preformatted_20_Text"><text:span text:style-name="Source_20_Text">B_probe × N_gallery</text:span></text:p>
        <text:p text:style-name="Preformatted_20_Text"><text:span text:style-name="Source_20_Text">Silhouette score matrix:</text:span></text:p>
        <text:p text:style-name="Preformatted_20_Text"><text:span text:style-name="Source_20_Text">B_probe × N_gallery</text:span></text:p>
        <text:p text:style-name="Preformatted_20_Text"><text:span text:style-name="Source_20_Text">Skeleton reliability features:</text:span></text:p>
        <text:p text:style-name="Preformatted_20_Text"><text:span text:style-name="Source_20_Text">B_probe × 12</text:span></text:p>
        <text:p text:style-name="Preformatted_20_Text"><text:span text:style-name="Source_20_Text">Silhouette reliability features:</text:span></text:p>
        <text:p text:style-name="Preformatted_20_Text"><text:span text:style-name="Source_20_Text">B_probe × 12</text:span></text:p>
        <text:p text:style-name="Preformatted_20_Text"><text:span text:style-name="Source_20_Text">Reliability MLP outputs:</text:span></text:p>
        <text:p text:style-name="Preformatted_20_Text"><text:span text:style-name="Source_20_Text">B_probe × 1 for skeleton</text:span></text:p>
        <text:p text:style-name="Preformatted_20_Text"><text:span text:style-name="Source_20_Text">B_probe × 1 for silhouette</text:span></text:p>
        <text:p text:style-name="Preformatted_20_Text"><text:span text:style-name="Source_20_Text">Alpha:</text:span></text:p>
        <text:p text:style-name="Preformatted_20_Text"><text:span text:style-name="Source_20_Text">B_probe × 1</text:span></text:p>
        <text:p text:style-name="Preformatted_20_Text"><text:span text:style-name="Source_20_Text">Reliability fused score:</text:span></text:p>
        <text:p text:style-name="Preformatted_20_Text"><text:span text:style-name="Source_20_Text">B_probe × N_gallery</text:span></text:p>
        <text:p text:style-name="Preformatted_20_Text"><text:span text:style-name="Source_20_Text">Protected final score:</text:span></text:p>
        <text:p text:style-name="P1"><text:span text:style-name="Source_20_Text">B_probe × N_gallery</text:span></text:p>
      </text:section>
      <text:h text:style-name="Heading_20_2" text:outline-level="2">4.8 VCD-Gait Disentangled Expert</text:h>
      <text:section text:style-name="Sect1" text:name="Section145">
        <text:p text:style-name="P3"><text:bookmark text:name="code-block-viewer Copy 144"/><text:span text:style-name="Source_20_Text">Skeleton branch input:</text:span></text:p>
        <text:p text:style-name="Preformatted_20_Text"><text:span text:style-name="Source_20_Text">B × 16 × 60 × 17</text:span></text:p>
        <text:p text:style-name="Preformatted_20_Text"><text:span text:style-name="Source_20_Text">→ B × 256</text:span></text:p>
        <text:p text:style-name="Preformatted_20_Text"><text:span text:style-name="Source_20_Text">Silhouette branch input:</text:span></text:p>
        <text:p text:style-name="Preformatted_20_Text"><text:span text:style-name="Source_20_Text">B × 1 × 60 × 64 × 44</text:span></text:p>
        <text:p text:style-name="Preformatted_20_Text"><text:soft-page-break/><text:span text:style-name="Source_20_Text">→ B × 256</text:span></text:p>
        <text:p text:style-name="Preformatted_20_Text"><text:span text:style-name="Source_20_Text">Concat:</text:span></text:p>
        <text:p text:style-name="Preformatted_20_Text"><text:span text:style-name="Source_20_Text">B × 512</text:span></text:p>
        <text:p text:style-name="Preformatted_20_Text"><text:span text:style-name="Source_20_Text">Shared projection:</text:span></text:p>
        <text:p text:style-name="Preformatted_20_Text"><text:span text:style-name="Source_20_Text">B × 256</text:span></text:p>
        <text:p text:style-name="Preformatted_20_Text"><text:span text:style-name="Source_20_Text">Identity embedding:</text:span></text:p>
        <text:p text:style-name="Preformatted_20_Text"><text:span text:style-name="Source_20_Text">B × 256</text:span></text:p>
        <text:p text:style-name="Preformatted_20_Text"><text:span text:style-name="Source_20_Text">Nuisance embedding:</text:span></text:p>
        <text:p text:style-name="Preformatted_20_Text"><text:span text:style-name="Source_20_Text">B × 128</text:span></text:p>
        <text:p text:style-name="Preformatted_20_Text"><text:span text:style-name="Source_20_Text">ID classifier:</text:span></text:p>
        <text:p text:style-name="Preformatted_20_Text"><text:span text:style-name="Source_20_Text">B × 74</text:span></text:p>
        <text:p text:style-name="Preformatted_20_Text"><text:span text:style-name="Source_20_Text">View classifier:</text:span></text:p>
        <text:p text:style-name="Preformatted_20_Text"><text:span text:style-name="Source_20_Text">B × 11</text:span></text:p>
        <text:p text:style-name="Preformatted_20_Text"><text:span text:style-name="Source_20_Text">Condition classifier:</text:span></text:p>
        <text:p text:style-name="P1"><text:span text:style-name="Source_20_Text">B × 3</text:span></text:p>
      </text:section>
      <text:p text:style-name="Horizontal_20_Line"/>
      <text:h text:style-name="Heading_20_1" text:outline-level="1">SECTION 5 — ARCHITECTURE RANKING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C" table:number-columns-repeated="3"/>
        <table:table-column table:style-name="Table14.H"/>
        <table:table-column table:style-name="Table14.C"/>
        <table:table-column table:style-name="Table14.J"/>
        <table:table-header-rows>
          <table:table-row>
            <table:table-cell table:style-name="Table14.A1" office:value-type="string">
              <text:p text:style-name="Table_20_Heading">Priority</text:p>
            </table:table-cell>
            <table:table-cell table:style-name="Table14.A1" office:value-type="string">
              <text:p text:style-name="Table_20_Heading">Architecture</text:p>
            </table:table-cell>
            <table:table-cell table:style-name="Table14.A1" office:value-type="string">
              <text:p text:style-name="Table_20_Heading">Expected BG gain over fixed fusion</text:p>
            </table:table-cell>
            <table:table-cell table:style-name="Table14.A1" office:value-type="string">
              <text:p text:style-name="Table_20_Heading">Expected CL gain over fixed fusion</text:p>
            </table:table-cell>
            <table:table-cell table:style-name="Table14.A1" office:value-type="string">
              <text:p text:style-name="Table_20_Heading">Difficulty</text:p>
            </table:table-cell>
            <table:table-cell table:style-name="Table14.A1" office:value-type="string">
              <text:p text:style-name="Table_20_Heading">Overfit risk</text:p>
            </table:table-cell>
            <table:table-cell table:style-name="Table14.A1" office:value-type="string">
              <text:p text:style-name="Table_20_Heading">Cost</text:p>
            </table:table-cell>
            <table:table-cell table:style-name="Table14.A1" office:value-type="string">
              <text:p text:style-name="Table_20_Heading">Chance of beating fixed α=0.5</text:p>
            </table:table-cell>
            <table:table-cell table:style-name="Table14.A1" office:value-type="string">
              <text:p text:style-name="Table_20_Heading">Paper novelty</text:p>
            </table:table-cell>
            <table:table-cell table:style-name="Table14.A1" office:value-type="string">
              <text:p text:style-name="Table_20_Heading">Recommendation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RPF-Gait reliability-protected fusion</text:p>
          </table:table-cell>
          <table:table-cell table:style-name="Table14.A1" office:value-type="string">
            <text:p text:style-name="Table_20_Contents">low: +0.1–0.8</text:p>
          </table:table-cell>
          <table:table-cell table:style-name="Table14.A1" office:value-type="string">
            <text:p text:style-name="Table_20_Contents">low: +0.1–0.8</text:p>
          </table:table-cell>
          <table:table-cell table:style-name="Table14.A1" office:value-type="string">
            <text:p text:style-name="Table_20_Contents">low</text:p>
          </table:table-cell>
          <table:table-cell table:style-name="Table14.A1" office:value-type="string">
            <text:p text:style-name="Table_20_Contents">low</text:p>
          </table:table-cell>
          <table:table-cell table:style-name="Table14.A1" office:value-type="string">
            <text:p text:style-name="Table_20_Contents">low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low-medium</text:p>
          </table:table-cell>
          <table:table-cell table:style-name="Table14.A1" office:value-type="string">
            <text:p text:style-name="Table_20_Contents">implement first after failure analysis</text:p>
          </table:table-cell>
        </table:table-row>
        <table:table-row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MCSTA clip-level fusion</text:p>
          </table:table-cell>
          <table:table-cell table:style-name="Table14.A1" office:value-type="string">
            <text:p text:style-name="Table_20_Contents">low-medium: +0.2–1.0</text:p>
          </table:table-cell>
          <table:table-cell table:style-name="Table14.A1" office:value-type="string">
            <text:p text:style-name="Table_20_Contents">low-medium: +0.3–1.2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low-medium</text:p>
          </table:table-cell>
          <table:table-cell table:style-name="Table14.A1" office:value-type="string">
            <text:p text:style-name="Table_20_Contents">low-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implement early</text:p>
          </table:table-cell>
        </table:table-row>
        <table:table-row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CAMS-GTT skeleton v2</text:p>
          </table:table-cell>
          <table:table-cell table:style-name="Table14.A1" office:value-type="string">
            <text:p text:style-name="Table_20_Contents">medium: +0.3–1.5</text:p>
          </table:table-cell>
          <table:table-cell table:style-name="Table14.A1" office:value-type="string">
            <text:p text:style-name="Table_20_Contents">medium: +0.5–2.0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-high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best backbone first</text:p>
          </table:table-cell>
        </table:table-row>
        <table:table-row>
          <table:table-cell table:style-name="Table14.A1" office:value-type="string">
            <text:p text:style-name="Table_20_Contents">4</text:p>
          </table:table-cell>
          <table:table-cell table:style-name="Table14.A1" office:value-type="string">
            <text:p text:style-name="Table_20_Contents">PT-GaitGL++ silhouette v2</text:p>
          </table:table-cell>
          <table:table-cell table:style-name="Table14.A1" office:value-type="string">
            <text:p text:style-name="Table_20_Contents">medium: +0.4–1.5</text:p>
          </table:table-cell>
          <table:table-cell table:style-name="Table14.A1" office:value-type="string">
            <text:p text:style-name="Table_20_Contents">low-medium: +0.2–1.2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-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medium-low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second backbone</text:p>
          </table:table-cell>
        </table:table-row>
        <table:table-row>
          <table:table-cell table:style-name="Table14.A1" office:value-type="string">
            <text:p text:style-name="Table_20_Contents">5</text:p>
          </table:table-cell>
          <table:table-cell table:style-name="Table14.A1" office:value-type="string">
            <text:p text:style-name="Table_20_Contents">SMB-DualGait silhouette v3</text:p>
          </table:table-cell>
          <table:table-cell table:style-name="Table14.A1" office:value-type="string">
            <text:p text:style-name="Table_20_Contents">low-medium: +0.2–1.0</text:p>
          </table:table-cell>
          <table:table-cell table:style-name="Table14.A1" office:value-type="string">
            <text:p text:style-name="Table_20_Contents">medium: +0.4–1.8</text:p>
          </table:table-cell>
          <table:table-cell table:style-name="Table14.A1" office:value-type="string">
            <text:p text:style-name="Table_20_Contents">medium-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medium-low</text:p>
          </table:table-cell>
          <table:table-cell table:style-name="Table14.A1" office:value-type="string">
            <text:p text:style-name="Table_20_Contents">medium-high</text:p>
          </table:table-cell>
          <table:table-cell table:style-name="Table14.A1" office:value-type="string">
            <text:p text:style-name="Table_20_Contents">after PT-GaitGL++</text:p>
          </table:table-cell>
        </table:table-row>
        <table:table-row>
          <table:table-cell table:style-name="Table14.A1" office:value-type="string">
            <text:p text:style-name="Table_20_Contents">6</text:p>
          </table:table-cell>
          <table:table-cell table:style-name="Table14.A1" office:value-type="string">
            <text:p text:style-name="Table_20_Contents">GaitTR++ skeleton v3</text:p>
          </table:table-cell>
          <table:table-cell table:style-name="Table14.A1" office:value-type="string">
            <text:p text:style-name="Table_20_Contents">low-medium: +0.2–1.0</text:p>
          </table:table-cell>
          <table:table-cell table:style-name="Table14.A1" office:value-type="string">
            <text:p text:style-name="Table_20_Contents">low-medium: +0.3–1.5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medium-low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useful controlled skeleton ablation</text:p>
          </table:table-cell>
        </table:table-row>
        <table:table-row>
          <table:table-cell table:style-name="Table14.A1" office:value-type="string">
            <text:p text:style-name="Table_20_Contents">7</text:p>
          </table:table-cell>
          <table:table-cell table:style-name="Table14.A1" office:value-type="string">
            <text:p text:style-name="Table_20_Contents">SkeSil-CMT cross-modal token fusion</text:p>
          </table:table-cell>
          <table:table-cell table:style-name="Table14.A1" office:value-type="string">
            <text:p text:style-name="Table_20_Contents">medium-high if works: +0.5–2.0</text:p>
          </table:table-cell>
          <table:table-cell table:style-name="Table14.A1" office:value-type="string">
            <text:p text:style-name="Table_20_Contents">medium-high: +0.7–2.5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uncertain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long-term main paper architecture</text:p>
          </table:table-cell>
        </table:table-row>
        <table:table-row>
          <table:table-cell table:style-name="Table14.A1" office:value-type="string">
            <text:p text:style-name="Table_20_Contents">8</text:p>
          </table:table-cell>
          <table:table-cell table:style-name="Table14.A1" office:value-type="string">
            <text:p text:style-name="Table_20_Contents">VCD-Gait disentangled expert</text:p>
          </table:table-cell>
          <table:table-cell table:style-name="Table14.A1" office:value-type="string">
            <text:p text:style-name="Table_20_Contents">low-medium: +0.1–0.8</text:p>
          </table:table-cell>
          <table:table-cell table:style-name="Table14.A1" office:value-type="string">
            <text:p text:style-name="Table_20_Contents">medium: +0.3–1.5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uncertain</text:p>
          </table:table-cell>
          <table:table-cell table:style-name="Table14.A1" office:value-type="string">
            <text:p text:style-name="Table_20_Contents">high</text:p>
          </table:table-cell>
          <table:table-cell table:style-name="Table14.A1" office:value-type="string">
            <text:p text:style-name="Table_20_Contents">research exploratory</text:p>
          </table:table-cell>
        </table:table-row>
      </table:table>
      <text:p text:style-name="Text_20_body">Important reality: fixed fusion already 95.73 mean. Per-condition alpha diagnostic only reached 95.88, so pure alpha/reweighting has tiny headroom. Bigger gain needs either stronger expert quality, clip stability, or token-level complementary recovery—not just another small gate. The guideline also explicitly says every new method must beat fixed α=0.5 under the same fair LT protocol to become main method. </text:p>
      <text:p text:style-name="Horizontal_20_Line"/>
      <text:h text:style-name="Heading_20_1" text:outline-level="1"><text:soft-page-break/>SECTION 6 — FIRST 3 ARCHITECTURES TO IMPLEMENT</text:h>
      <text:h text:style-name="Heading_20_2" text:outline-level="2">First implementation — RPF-Gait Reliability-Protected Fusion</text:h>
      <text:h text:style-name="Heading_20_3" text:outline-level="3">Why implement first</text:h>
      <text:p text:style-name="Text_20_body">It preserves the strongest practical baseline and has the lowest risk. It can reveal whether score uncertainty/margin/reliability can recover some BG/CL failures without damaging NM.</text:p>
      <text:h text:style-name="Heading_20_3" text:outline-level="3">Success criterion</text:h>
      <text:section text:style-name="Sect1" text:name="Section146">
        <text:p text:style-name="P3"><text:bookmark text:name="code-block-viewer Copy 145"/><text:span text:style-name="Source_20_Text">Mean Rank-1 &gt; 95.73</text:span></text:p>
        <text:p text:style-name="Preformatted_20_Text"><text:span text:style-name="Source_20_Text">or</text:span></text:p>
        <text:p text:style-name="Preformatted_20_Text"><text:span text:style-name="Source_20_Text">CL &gt; 91.91 with NM not dropping more than 0.1–0.2 pp</text:span></text:p>
        <text:p text:style-name="Preformatted_20_Text"><text:span text:style-name="Source_20_Text">or</text:span></text:p>
        <text:p text:style-name="P1"><text:span text:style-name="Source_20_Text">BG &gt; 95.91 with Mean not dropping</text:span></text:p>
      </text:section>
      <text:p text:style-name="Text_20_body">Strong success:</text:p>
      <text:section text:style-name="Sect1" text:name="Section147">
        <text:p text:style-name="P3"><text:bookmark text:name="code-block-viewer Copy 146"/><text:span text:style-name="Source_20_Text">Mean ≥ 96.0</text:span></text:p>
        <text:p text:style-name="Preformatted_20_Text"><text:span text:style-name="Source_20_Text">CL ≥ 92.5</text:span></text:p>
        <text:p text:style-name="P1"><text:span text:style-name="Source_20_Text">BG ≥ 96.2</text:span></text:p>
      </text:section>
      <text:h text:style-name="Heading_20_3" text:outline-level="3">Rejection criterion</text:h>
      <text:section text:style-name="Sect1" text:name="Section148">
        <text:p text:style-name="P3"><text:bookmark text:name="code-block-viewer Copy 147"/><text:span text:style-name="Source_20_Text">Mean &lt; 95.73</text:span></text:p>
        <text:p text:style-name="Preformatted_20_Text"><text:span text:style-name="Source_20_Text">or NM drops noticeably</text:span></text:p>
        <text:p text:style-name="P1"><text:span text:style-name="Source_20_Text">or improvement only comes from test-tuned alpha/condition labels</text:span></text:p>
      </text:section>
      <text:h text:style-name="Heading_20_3" text:outline-level="3">Baseline it must beat</text:h>
      <text:section text:style-name="Sect1" text:name="Section149">
        <text:p text:style-name="P3"><text:bookmark text:name="code-block-viewer Copy 148"/><text:span text:style-name="Source_20_Text">fixed α=0.5 score fusion</text:span></text:p>
        <text:p text:style-name="P1"><text:span text:style-name="Source_20_Text">NM 99.36 / BG 95.91 / CL 91.91 / Mean 95.73</text:span></text:p>
      </text:section>
      <text:h text:style-name="Heading_20_3" text:outline-level="3">Output folder</text:h>
      <text:section text:style-name="Sect1" text:name="Section150">
        <text:p text:style-name="P2"><text:bookmark text:name="code-block-viewer Copy 149"/><text:span text:style-name="Source_20_Text">results/reliability_fusion_16/</text:span></text:p>
      </text:section>
      <text:h text:style-name="Heading_20_3" text:outline-level="3">Notebook name</text:h>
      <text:section text:style-name="Sect1" text:name="Section151">
        <text:p text:style-name="P2"><text:bookmark text:name="code-block-viewer Copy 150"/><text:span text:style-name="Source_20_Text">16_reliability_aware_score_fusion.ipynb</text:span></text:p>
      </text:section>
      <text:p text:style-name="Horizontal_20_Line"/>
      <text:h text:style-name="Heading_20_2" text:outline-level="2"><text:soft-page-break/>Second implementation — MCSTA Clip-Level Temporal Fusion</text:h>
      <text:h text:style-name="Heading_20_3" text:outline-level="3">Why implement second</text:h>
      <text:p text:style-name="Text_20_body">It reuses existing trained experts and tests whether multi-clip temporal stability can recover cases where a single 60-frame crop is weak. It is safer than full cross-modal raw token fusion.</text:p>
      <text:h text:style-name="Heading_20_3" text:outline-level="3">Success criterion</text:h>
      <text:section text:style-name="Sect1" text:name="Section152">
        <text:p text:style-name="P3"><text:bookmark text:name="code-block-viewer Copy 151"/><text:span text:style-name="Source_20_Text">Protected MCSTA Mean &gt; 95.73</text:span></text:p>
        <text:p text:style-name="P1"><text:span text:style-name="Source_20_Text">BG or CL improves without NM degradation</text:span></text:p>
      </text:section>
      <text:p text:style-name="Text_20_body">Strong success:</text:p>
      <text:section text:style-name="Sect1" text:name="Section153">
        <text:p text:style-name="P3"><text:bookmark text:name="code-block-viewer Copy 152"/><text:span text:style-name="Source_20_Text">Mean ≥ 96.2</text:span></text:p>
        <text:p text:style-name="Preformatted_20_Text"><text:span text:style-name="Source_20_Text">CL ≥ 93.0</text:span></text:p>
        <text:p text:style-name="P1"><text:span text:style-name="Source_20_Text">BG ≥ 96.5</text:span></text:p>
      </text:section>
      <text:h text:style-name="Heading_20_3" text:outline-level="3">Rejection criterion</text:h>
      <text:section text:style-name="Sect1" text:name="Section154">
        <text:p text:style-name="P3"><text:bookmark text:name="code-block-viewer Copy 153"/><text:span text:style-name="Source_20_Text">Unprotected fused embedding degrades</text:span></text:p>
        <text:p text:style-name="Preformatted_20_Text"><text:span text:style-name="Source_20_Text">Protected score cannot beat fixed α=0.5</text:span></text:p>
        <text:p text:style-name="P1"><text:span text:style-name="Source_20_Text">Gain disappears under internal validation-safe setting</text:span></text:p>
      </text:section>
      <text:h text:style-name="Heading_20_3" text:outline-level="3">Baseline it must beat</text:h>
      <text:section text:style-name="Sect1" text:name="Section155">
        <text:p text:style-name="P2"><text:bookmark text:name="code-block-viewer Copy 154"/><text:span text:style-name="Source_20_Text">fixed α=0.5 score fusion using current experts</text:span></text:p>
      </text:section>
      <text:h text:style-name="Heading_20_3" text:outline-level="3">Output folder</text:h>
      <text:section text:style-name="Sect1" text:name="Section156">
        <text:p text:style-name="P2"><text:bookmark text:name="code-block-viewer Copy 155"/><text:span text:style-name="Source_20_Text">results/clip_fusion_17/</text:span></text:p>
      </text:section>
      <text:h text:style-name="Heading_20_3" text:outline-level="3">Notebook name</text:h>
      <text:section text:style-name="Sect1" text:name="Section157">
        <text:p text:style-name="P2"><text:bookmark text:name="code-block-viewer Copy 156"/><text:span text:style-name="Source_20_Text">17_clip_level_temporal_fusion.ipynb</text:span></text:p>
      </text:section>
      <text:p text:style-name="Horizontal_20_Line"/>
      <text:h text:style-name="Heading_20_2" text:outline-level="2">Third implementation — CAMS-GTT Skeleton Expert v2</text:h>
      <text:h text:style-name="Heading_20_3" text:outline-level="3">Why implement third</text:h>
      <text:p text:style-name="Text_20_body">CL recovery heavily depends on skeleton complementarity. Current skeleton CL=74.18 is far below what it could be; confidence-aware multi-scale graph temporal modeling directly targets pose noise, clothing occlusion, and gait dynamics.</text:p>
      <text:h text:style-name="Heading_20_3" text:outline-level="3">Success criterion</text:h>
      <text:p text:style-name="Text_20_body">Skeleton-only:</text:p>
      <text:section text:style-name="Sect1" text:name="Section158">
        <text:p text:style-name="P3"><text:bookmark text:name="code-block-viewer Copy 157"/><text:span text:style-name="Source_20_Text">BG ≥ 85</text:span></text:p>
        <text:p text:style-name="Preformatted_20_Text"><text:span text:style-name="Source_20_Text">CL ≥ 82</text:span></text:p>
        <text:p text:style-name="P1"><text:span text:style-name="Source_20_Text">Mean ≥ 88</text:span></text:p>
      </text:section>
      <text:p text:style-name="Text_20_body"><text:soft-page-break/>Fusion-level:</text:p>
      <text:section text:style-name="Sect1" text:name="Section159">
        <text:p text:style-name="P3"><text:bookmark text:name="code-block-viewer Copy 158"/><text:span text:style-name="Source_20_Text">CAMS-GTT skeleton + old silhouette fixed α=0.5</text:span></text:p>
        <text:p text:style-name="Preformatted_20_Text"><text:span text:style-name="Source_20_Text">Mean &gt; 95.73</text:span></text:p>
        <text:p text:style-name="P1"><text:span text:style-name="Source_20_Text">CL &gt; 91.91</text:span></text:p>
      </text:section>
      <text:p text:style-name="Text_20_body">Strong success:</text:p>
      <text:section text:style-name="Sect1" text:name="Section160">
        <text:p text:style-name="P3"><text:bookmark text:name="code-block-viewer Copy 159"/><text:span text:style-name="Source_20_Text">Fusion CL ≥ 93.0</text:span></text:p>
        <text:p text:style-name="P1"><text:span text:style-name="Source_20_Text">Fusion Mean ≥ 96.3</text:span></text:p>
      </text:section>
      <text:h text:style-name="Heading_20_3" text:outline-level="3">Rejection criterion</text:h>
      <text:section text:style-name="Sect1" text:name="Section161">
        <text:p text:style-name="P3"><text:bookmark text:name="code-block-viewer Copy 160"/><text:span text:style-name="Source_20_Text">Skeleton-only improves but fusion does not improve</text:span></text:p>
        <text:p text:style-name="Preformatted_20_Text"><text:span text:style-name="Source_20_Text">NM drops enough to reduce mean</text:span></text:p>
        <text:p text:style-name="P1"><text:span text:style-name="Source_20_Text">Model overfits train IDs and fails LT probes</text:span></text:p>
      </text:section>
      <text:h text:style-name="Heading_20_3" text:outline-level="3">Baseline it must beat</text:h>
      <text:p text:style-name="Text_20_body">Two baselines:</text:p>
      <text:section text:style-name="Sect1" text:name="Section162">
        <text:p text:style-name="P3"><text:bookmark text:name="code-block-viewer Copy 161"/><text:span text:style-name="Source_20_Text">current skeleton-only: 82.61 mean</text:span></text:p>
        <text:p text:style-name="P1"><text:span text:style-name="Source_20_Text">current fixed fusion: 95.73 mean</text:span></text:p>
      </text:section>
      <text:h text:style-name="Heading_20_3" text:outline-level="3">Output folder</text:h>
      <text:section text:style-name="Sect1" text:name="Section163">
        <text:p text:style-name="P2"><text:bookmark text:name="code-block-viewer Copy 162"/><text:span text:style-name="Source_20_Text">results/skeleton_v2_18/</text:span></text:p>
      </text:section>
      <text:h text:style-name="Heading_20_3" text:outline-level="3">Notebook name</text:h>
      <text:section text:style-name="Sect1" text:name="Section164">
        <text:p text:style-name="P2"><text:bookmark text:name="code-block-viewer Copy 163"/><text:span text:style-name="Source_20_Text">18_skeleton_cams_gtt_v2.ipynb</text:span></text:p>
      </text:section>
      <text:p text:style-name="Horizontal_20_Line"/>
      <text:h text:style-name="Heading_20_1" text:outline-level="1">SECTION 7 — DO NOT CODE YET</text:h>
      <text:p text:style-name="Text_20_body">এই stage-এ architecture design final করা হলো। Code দেওয়ার আগে recommended order:</text:p>
      <text:section text:style-name="Sect1" text:name="Section165">
        <text:p text:style-name="P3"><text:bookmark text:name="code-block-viewer Copy 164"/><text:span text:style-name="Source_20_Text">15_failure_and_complementarity_deep_analysis.ipynb</text:span></text:p>
        <text:p text:style-name="Preformatted_20_Text"><text:span text:style-name="Source_20_Text">16_reliability_aware_score_fusion.ipynb</text:span></text:p>
        <text:p text:style-name="Preformatted_20_Text"><text:span text:style-name="Source_20_Text">17_clip_level_temporal_fusion.ipynb</text:span></text:p>
        <text:p text:style-name="Preformatted_20_Text"><text:span text:style-name="Source_20_Text">18_skeleton_cams_gtt_v2.ipynb</text:span></text:p>
        <text:p text:style-name="Preformatted_20_Text"><text:span text:style-name="Source_20_Text">19_silhouette_pt_gaitglpp_v2.ipynb</text:span></text:p>
        <text:p text:style-name="P1"><text:span text:style-name="Source_20_Text">20_cross_modal_token_fusion_transformer.ipynb</text:span></text:p>
      </text:section>
      <text:p text:style-name="Text_20_body">Final strategic conclusion:</text:p>
      <text:p text:style-name="Quotations">আপনার সবচেয়ে realistic route near-99-এর দিকে সরাসরি giant cross-modal Transformer নয়। প্রথমে fixed score fusion preserve করে reliability/clip-level gains বের করতে হবে। এরপর skeleton expert v2 দিয়ে CL/BG robustness বাড়াতে হবে। তারপর silhouette motion-boundary/part-temporal upgrade। Cross-modal token fusion should be long-term main-paper architecture, but only after expert and reliability baselines are strong. Fixed α=0.5 score fusion must remain the locked reference baseline until a new method beats it fairly.</text:p>
      <text:p text:style-name="P4"><text:bookmark text:name="docs-internal-guid-dba95f4b-7fff-285c-fdbc-3a4334e847ee"/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9T10:04:44.674431638</meta:creation-date>
    <dc:date>2026-05-09T10:07:06.551605052</dc:date>
    <meta:editing-duration>PT2M22S</meta:editing-duration>
    <meta:editing-cycles>1</meta:editing-cycles>
    <meta:generator>LibreOffice/24.2.7.2$Linux_X86_64 LibreOffice_project/420$Build-2</meta:generator>
    <meta:document-statistic meta:table-count="14" meta:image-count="0" meta:object-count="0" meta:page-count="40" meta:paragraph-count="1801" meta:word-count="7334" meta:character-count="48622" meta:non-whitespace-character-count="43020"/>
  </office:meta>
</office:document-meta>
</file>